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family-generic="modern" style:font-pitch="fixed"/>
    <style:font-face style:name="細明體" svg:font-family="細明體" style:font-family-generic="modern" style:font-pitch="fixed"/>
    <style:font-face style:name="DFKai-SB" svg:font-family="DFKai-SB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標準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表格1" style:family="table">
      <style:table-properties style:width="17.958cm" fo:margin-left="0.06cm" table:align="left"/>
    </style:style>
    <style:style style:name="表格1.A" style:family="table-column">
      <style:table-column-properties style:column-width="3.201cm"/>
    </style:style>
    <style:style style:name="表格1.B" style:family="table-column">
      <style:table-column-properties style:column-width="4.498cm"/>
    </style:style>
    <style:style style:name="表格1.C" style:family="table-column">
      <style:table-column-properties style:column-width="2.196cm"/>
    </style:style>
    <style:style style:name="表格1.D" style:family="table-column">
      <style:table-column-properties style:column-width="3.598cm"/>
    </style:style>
    <style:style style:name="表格1.E" style:family="table-column">
      <style:table-column-properties style:column-width="4.464cm"/>
    </style:style>
    <style:style style:name="表格1.1" style:family="table-row">
      <style:table-row-properties style:min-row-height="1.094cm" style:use-optimal-row-height="false"/>
    </style:style>
    <style:style style:name="表格1.A1" style:family="table-cell">
      <style:table-cell-properties style:vertical-align="middle" fo:background-color="#cfe7f5" fo:padding="0cm" fo:border-left="2.25pt solid #ff3333" fo:border-right="2.25pt solid #ff3333" fo:border-top="2.25pt solid #ff3333" fo:border-bottom="0.5pt solid #000000" style:writing-mode="lr-tb">
        <style:background-image/>
      </style:table-cell-properties>
    </style:style>
    <style:style style:name="表格1.2" style:family="table-row">
      <style:table-row-properties style:min-row-height="1.018cm" style:use-optimal-row-height="false"/>
    </style:style>
    <style:style style:name="表格1.A2" style:family="table-cell">
      <style:table-cell-properties style:vertical-align="middle" fo:background-color="#ffffff" fo:padding="0cm" fo:border-left="2.25pt solid #ff3333" fo:border-right="none" fo:border-top="none" fo:border-bottom="0.5pt solid #000000" style:writing-mode="lr-tb">
        <style:background-image/>
      </style:table-cell-properties>
    </style:style>
    <style:style style:name="表格1.B2" style:family="table-cell">
      <style:table-cell-properties style:vertical-align="middle" fo:background-color="#ffffff" fo:padding="0cm" fo:border-left="0.5pt solid #000000" fo:border-right="2.25pt solid #ff3333" fo:border-top="none" fo:border-bottom="0.5pt solid #000000" style:writing-mode="lr-tb">
        <style:background-image/>
      </style:table-cell-properties>
    </style:style>
    <style:style style:name="表格1.3" style:family="table-row">
      <style:table-row-properties style:min-row-height="1.08cm" style:use-optimal-row-height="false"/>
    </style:style>
    <style:style style:name="表格1.4" style:family="table-row">
      <style:table-row-properties style:min-row-height="1.016cm" style:use-optimal-row-height="false"/>
    </style:style>
    <style:style style:name="表格1.5" style:family="table-row">
      <style:table-row-properties style:min-row-height="0.919cm" style:use-optimal-row-height="false"/>
    </style:style>
    <style:style style:name="表格1.B5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表格1.6" style:family="table-row">
      <style:table-row-properties style:min-row-height="1.002cm" style:use-optimal-row-height="false"/>
    </style:style>
    <style:style style:name="表格1.7" style:family="table-row">
      <style:table-row-properties style:min-row-height="1.159cm" style:use-optimal-row-height="false"/>
    </style:style>
    <style:style style:name="表格1.A7" style:family="table-cell">
      <style:table-cell-properties style:vertical-align="middle" fo:background-color="#cfe7f5" fo:padding="0cm" fo:border-left="2.25pt solid #ff3333" fo:border-right="2.25pt solid #ff3333" fo:border-top="none" fo:border-bottom="0.5pt solid #000000" style:writing-mode="lr-tb">
        <style:background-image/>
      </style:table-cell-properties>
    </style:style>
    <style:style style:name="表格1.8" style:family="table-row">
      <style:table-row-properties style:min-row-height="1.236cm" style:use-optimal-row-height="false"/>
    </style:style>
    <style:style style:name="表格1.9" style:family="table-row">
      <style:table-row-properties style:min-row-height="1.277cm" style:use-optimal-row-height="false"/>
    </style:style>
    <style:style style:name="表格1.10" style:family="table-row">
      <style:table-row-properties style:min-row-height="1.67cm" style:use-optimal-row-height="false"/>
    </style:style>
    <style:style style:name="表格1.11" style:family="table-row">
      <style:table-row-properties style:min-row-height="1.081cm" style:use-optimal-row-height="false"/>
    </style:style>
    <style:style style:name="表格1.12" style:family="table-row">
      <style:table-row-properties style:min-row-height="0.947cm" style:use-optimal-row-height="false"/>
    </style:style>
    <style:style style:name="表格1.A12" style:family="table-cell">
      <style:table-cell-properties style:vertical-align="middle" fo:background-color="#ffffff" fo:padding="0cm" fo:border-left="2.25pt solid #ff3333" fo:border-right="none" fo:border-top="none" fo:border-bottom="0.25pt solid #000000" style:writing-mode="lr-tb">
        <style:background-image/>
      </style:table-cell-properties>
    </style:style>
    <style:style style:name="表格1.14" style:family="table-row">
      <style:table-row-properties style:min-row-height="5.964cm" style:use-optimal-row-height="false"/>
    </style:style>
    <style:style style:name="表格1.15" style:family="table-row">
      <style:table-row-properties style:min-row-height="0.891cm" style:use-optimal-row-height="false"/>
    </style:style>
    <style:style style:name="表格1.16" style:family="table-row">
      <style:table-row-properties style:min-row-height="1.27cm" style:use-optimal-row-height="false"/>
    </style:style>
    <style:style style:name="表格1.B16" style:family="table-cell">
      <style:table-cell-properties style:vertical-align="middle" fo:background-color="#ffffff" fo:padding="0cm" fo:border-left="0.5pt solid #000000" fo:border-right="none" fo:border-top="none" fo:border-bottom="0.25pt solid #000000" style:writing-mode="lr-tb">
        <style:background-image/>
      </style:table-cell-properties>
    </style:style>
    <style:style style:name="表格1.C16" style:family="table-cell">
      <style:table-cell-properties style:vertical-align="middle" fo:background-color="#ffffff" fo:padding="0cm" fo:border-left="0.5pt solid #000000" fo:border-right="2.25pt solid #ff3333" fo:border-top="none" fo:border-bottom="0.25pt solid #000000" style:writing-mode="lr-tb">
        <style:background-image/>
      </style:table-cell-properties>
    </style:style>
    <style:style style:name="表格1.17" style:family="table-row">
      <style:table-row-properties style:min-row-height="1.508cm" style:use-optimal-row-height="false"/>
    </style:style>
    <style:style style:name="表格1.20" style:family="table-row">
      <style:table-row-properties style:min-row-height="0.811cm" style:use-optimal-row-height="false"/>
    </style:style>
    <style:style style:name="表格1.B20" style:family="table-cell">
      <style:table-cell-properties style:vertical-align="middle" fo:background-color="#ffffff" fo:padding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表格1.C20" style:family="table-cell">
      <style:table-cell-properties style:vertical-align="middle" fo:background-color="#ffffff" fo:padding="0cm" fo:border-left="0.25pt solid #000000" fo:border-right="2.25pt solid #ff3333" fo:border-top="0.25pt solid #000000" fo:border-bottom="0.25pt solid #000000" style:writing-mode="lr-tb">
        <style:background-image/>
      </style:table-cell-properties>
    </style:style>
    <style:style style:name="表格1.21" style:family="table-row">
      <style:table-row-properties style:min-row-height="1.725cm" style:use-optimal-row-height="false"/>
    </style:style>
    <style:style style:name="表格1.B21" style:family="table-cell">
      <style:table-cell-properties style:vertical-align="middle" fo:background-color="#ffffff" fo:padding="0cm" fo:border-left="0.25pt solid #000000" fo:border-right="none" fo:border-top="none" fo:border-bottom="0.25pt solid #000000" style:writing-mode="lr-tb">
        <style:background-image/>
      </style:table-cell-properties>
    </style:style>
    <style:style style:name="表格1.C21" style:family="table-cell">
      <style:table-cell-properties style:vertical-align="middle" fo:background-color="#ffffff" fo:padding="0cm" fo:border-left="0.25pt solid #000000" fo:border-right="2.25pt solid #ff3333" fo:border-top="none" fo:border-bottom="0.25pt solid #000000" style:writing-mode="lr-tb">
        <style:background-image/>
      </style:table-cell-properties>
    </style:style>
    <style:style style:name="表格1.22" style:family="table-row">
      <style:table-row-properties style:min-row-height="0.81cm" style:use-optimal-row-height="false"/>
    </style:style>
    <style:style style:name="表格1.23" style:family="table-row">
      <style:table-row-properties style:min-row-height="0.9cm" style:use-optimal-row-height="false"/>
    </style:style>
    <style:style style:name="表格1.24" style:family="table-row">
      <style:table-row-properties style:min-row-height="0.82cm" style:use-optimal-row-height="false"/>
    </style:style>
    <style:style style:name="表格1.25" style:family="table-row">
      <style:table-row-properties style:min-row-height="0.794cm" style:use-optimal-row-height="false"/>
    </style:style>
    <style:style style:name="表格1.28" style:family="table-row">
      <style:table-row-properties style:min-row-height="1.005cm" style:use-optimal-row-height="false"/>
    </style:style>
    <style:style style:name="表格2" style:family="table">
      <style:table-properties style:width="10.292cm" fo:margin-left="0cm" table:align="left"/>
    </style:style>
    <style:style style:name="表格2.A" style:family="table-column">
      <style:table-column-properties style:column-width="1.191cm"/>
    </style:style>
    <style:style style:name="表格2.B" style:family="table-column">
      <style:table-column-properties style:column-width="9.102cm"/>
    </style:style>
    <style:style style:name="表格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2.B1" style:family="table-cell">
      <style:table-cell-properties style:vertical-align="middle" fo:padding="0.097cm" fo:border="0.25pt solid #000000" style:writing-mode="lr-tb"/>
    </style:style>
    <style:style style:name="表格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2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表格3" style:family="table">
      <style:table-properties style:width="17.992cm" fo:margin-left="0.032cm" table:align="left"/>
    </style:style>
    <style:style style:name="表格3.A" style:family="table-column">
      <style:table-column-properties style:column-width="3.201cm"/>
    </style:style>
    <style:style style:name="表格3.B" style:family="table-column">
      <style:table-column-properties style:column-width="4.498cm"/>
    </style:style>
    <style:style style:name="表格3.C" style:family="table-column">
      <style:table-column-properties style:column-width="2.196cm"/>
    </style:style>
    <style:style style:name="表格3.D" style:family="table-column">
      <style:table-column-properties style:column-width="8.096cm"/>
    </style:style>
    <style:style style:name="表格3.1" style:family="table-row">
      <style:table-row-properties style:row-height="1.588cm" style:use-optimal-row-height="false"/>
    </style:style>
    <style:style style:name="表格3.A1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0.25pt solid #000000" fo:border-bottom="1.5pt solid #000000" style:writing-mode="lr-tb">
        <style:background-image/>
      </style:table-cell-properties>
    </style:style>
    <style:style style:name="表格3.B1" style:family="table-cell">
      <style:table-cell-properties style:vertical-align="middle" fo:background-color="#ffffff" fo:padding-left="0.049cm" fo:padding-right="0.049cm" fo:padding-top="0cm" fo:padding-bottom="0cm" fo:border-left="0.5pt solid #000000" fo:border-right="none" fo:border-top="0.25pt solid #000000" fo:border-bottom="1.5pt solid #000000" style:writing-mode="lr-tb">
        <style:background-image/>
      </style:table-cell-properties>
    </style:style>
    <style:style style:name="表格3.D1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0.25pt solid #000000" fo:border-bottom="1.5pt solid #000000" style:writing-mode="lr-tb">
        <style:background-image/>
      </style:table-cell-properties>
    </style:style>
    <style:style style:name="表格3.2" style:family="table-row">
      <style:table-row-properties style:row-height="1.898cm" style:use-optimal-row-height="false"/>
    </style:style>
    <style:style style:name="表格3.A2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none" fo:border-bottom="1.5pt solid #000000" style:writing-mode="lr-tb">
        <style:background-image/>
      </style:table-cell-properties>
    </style:style>
    <style:style style:name="表格3.B2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none" fo:border-bottom="1.5pt solid #000000" style:writing-mode="lr-tb">
        <style:background-image/>
      </style:table-cell-properties>
    </style:style>
    <style:style style:name="表格3.3" style:family="table-row">
      <style:table-row-properties style:row-height="2.388cm" style:use-optimal-row-height="false"/>
    </style:style>
    <style:style style:name="表格3.A3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none" fo:border-bottom="2.25pt solid #ff3333" style:writing-mode="lr-tb">
        <style:background-image/>
      </style:table-cell-properties>
    </style:style>
    <style:style style:name="表格3.B3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none" fo:border-bottom="2.25pt solid #ff3333" style:writing-mode="lr-tb">
        <style:background-image/>
      </style:table-cell-properties>
    </style:style>
    <style:style style:name="表格3.A4" style:family="table-cell">
      <style:table-cell-properties style:vertical-align="middle" fo:background-color="#cfe7f5" fo:padding-left="0.049cm" fo:padding-right="0.049cm" fo:padding-top="0cm" fo:padding-bottom="0cm" fo:border-left="1.5pt solid #000000" fo:border-right="1.5pt solid #000000" fo:border-top="0.25pt solid #000000" fo:border-bottom="0.5pt solid #000000" style:writing-mode="lr-tb">
        <style:background-image/>
      </style:table-cell-properties>
    </style:style>
    <style:style style:name="表格3.5" style:family="table-row">
      <style:table-row-properties style:row-height="1.392cm" style:use-optimal-row-height="false"/>
    </style:style>
    <style:style style:name="表格3.A5" style:family="table-cell">
      <style:table-cell-properties style:vertical-align="middle" fo:background-color="#ffffff" fo:padding-left="0.049cm" fo:padding-right="0.049cm" fo:padding-top="0cm" fo:padding-bottom="0cm" fo:border-left="1.5pt solid #000000" fo:border-right="none" fo:border-top="none" fo:border-bottom="0.5pt solid #000000" style:writing-mode="lr-tb">
        <style:background-image/>
      </style:table-cell-properties>
    </style:style>
    <style:style style:name="表格3.B5" style:family="table-cell">
      <style:table-cell-properties style:vertical-align="middle" fo:background-color="#ffffff" fo:padding-left="0.049cm" fo:padding-right="0.049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3.D5" style:family="table-cell">
      <style:table-cell-properties style:vertical-align="middle" fo:background-color="#ffffff" fo:padding-left="0.049cm" fo:padding-right="0.049cm" fo:padding-top="0cm" fo:padding-bottom="0cm" fo:border-left="0.5pt solid #000000" fo:border-right="1.5pt solid #000000" fo:border-top="0.5pt solid #000000" fo:border-bottom="0.5pt solid #000000" style:writing-mode="lr-tb">
        <style:background-image/>
      </style:table-cell-properties>
    </style:style>
    <style:style style:name="表格3.6" style:family="table-row">
      <style:table-row-properties style:row-height="1.42cm" style:use-optimal-row-height="false"/>
    </style:style>
    <style:style style:name="表格3.B6" style:family="table-cell">
      <style:table-cell-properties style:vertical-align="middle" fo:background-color="#ffffff" fo:padding-left="0.049cm" fo:padding-right="0.049cm" fo:padding-top="0cm" fo:padding-bottom="0cm" fo:border-left="0.5pt solid #000000" fo:border-right="1.5pt solid #000000" fo:border-top="none" fo:border-bottom="0.5pt solid #000000" style:writing-mode="lr-tb">
        <style:background-image/>
      </style:table-cell-properties>
    </style:style>
    <style:style style:name="表格3.7" style:family="table-row">
      <style:table-row-properties style:row-height="1.498cm" style:use-optimal-row-height="false"/>
    </style:style>
    <style:style style:name="表格3.A7" style:family="table-cell">
      <style:table-cell-properties style:vertical-align="middle" fo:background-color="#cfe7f5" fo:padding-left="0.049cm" fo:padding-right="0.049cm" fo:padding-top="0cm" fo:padding-bottom="0cm" fo:border-left="1.5pt solid #000000" fo:border-right="1.5pt solid #000000" fo:border-top="none" fo:border-bottom="0.5pt solid #000000" style:writing-mode="lr-tb">
        <style:background-image/>
      </style:table-cell-properties>
    </style:style>
    <style:style style:name="表格3.8" style:family="table-row">
      <style:table-row-properties style:row-height="1.288cm" style:use-optimal-row-height="false"/>
    </style:style>
    <style:style style:name="表格3.A8" style:family="table-cell">
      <style:table-cell-properties style:vertical-align="middle" fo:background-color="#ffffff" fo:padding-left="0.049cm" fo:padding-right="0.049cm" fo:padding-top="0cm" fo:padding-bottom="0cm" fo:border-left="1.5pt solid #000000" fo:border-right="none" fo:border-top="0.5pt solid #000000" fo:border-bottom="0.5pt solid #000000" style:writing-mode="lr-tb">
        <style:background-image/>
      </style:table-cell-properties>
    </style:style>
    <style:style style:name="表格3.9" style:family="table-row">
      <style:table-row-properties style:row-height="4.322cm" style:use-optimal-row-height="false"/>
    </style:style>
    <style:style style:name="表格3.A9" style:family="table-cell">
      <style:table-cell-properties fo:background-color="#ffffff" fo:padding-left="0.049cm" fo:padding-right="0.049cm" fo:padding-top="0cm" fo:padding-bottom="0cm" fo:border-left="1.5pt solid #000000" fo:border-right="1.5pt solid #000000" fo:border-top="none" fo:border-bottom="1.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color="#ff0000" style:font-name="DFKai-SB" fo:font-size="8pt" fo:font-weight="bold" style:font-name-asian="DFKai-SB" style:font-size-asian="8pt" style:font-weight-asian="bold" style:font-name-complex="DFKai-SB" style:font-size-complex="8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snap-to-layout-grid="false">
        <style:tab-stops>
          <style:tab-stop style:position="12.488cm"/>
        </style:tab-stops>
      </style:paragraph-properties>
    </style:style>
    <style:style style:name="P5" style:family="paragraph" style:parent-style-name="Standard">
      <style:paragraph-properties fo:margin-top="0.088cm" fo:margin-bottom="0cm" loext:contextual-spacing="false" style:line-height-at-least="0.423cm" style:snap-to-layout-grid="false">
        <style:tab-stops>
          <style:tab-stop style:position="12.488cm"/>
        </style:tab-stops>
      </style:paragraph-properties>
    </style:style>
    <style:style style:name="P6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</style:style>
    <style:style style:name="P7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</style:style>
    <style:style style:name="P8" style:family="paragraph" style:parent-style-name="Standard">
      <style:paragraph-properties fo:margin-top="0.088cm" fo:margin-bottom="0cm" loext:contextual-spacing="false" style:line-height-at-least="0.423cm" fo:text-align="end" style:justify-single-word="false" style:snap-to-layout-grid="false">
        <style:tab-stops>
          <style:tab-stop style:position="12.488cm"/>
        </style:tab-stops>
      </style:paragraph-properties>
    </style:style>
    <style:style style:name="P9" style:family="paragraph" style:parent-style-name="Standard">
      <style:paragraph-properties fo:margin-top="0.088cm" fo:margin-bottom="0cm" loext:contextual-spacing="false" fo:text-align="start" style:justify-single-word="false" style:snap-to-layout-gri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margin-left="0.9cm" fo:margin-right="0cm" fo:text-indent="-0.9cm" style:auto-text-indent="false">
        <style:tab-stops/>
      </style:paragraph-properties>
    </style:style>
    <style:style style:name="P12" style:family="paragraph" style:parent-style-name="Text_20_body">
      <style:text-properties fo:background-color="transparent" text:display="none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1pt" fo:background-color="transparent" style:font-name-asian="標楷體" style:font-size-asian="11pt" style:font-name-complex="新細明體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background-color="transparent"/>
    </style:style>
    <style:style style:name="P15" style:family="paragraph" style:parent-style-name="Header" style:master-page-name="MP0">
      <style:paragraph-properties style:page-number="auto" fo:break-before="page"/>
    </style:style>
    <style:style style:name="P16" style:family="paragraph" style:parent-style-name="Standard">
      <style:paragraph-properties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DFKai-SB" fo:font-size="14pt" fo:font-weight="bold" fo:background-color="transparent" style:font-name-asian="DFKai-SB" style:font-size-asian="14pt" style:font-weight-asian="bold" style:font-size-complex="9pt"/>
    </style:style>
    <style:style style:name="P17" style:family="paragraph" style:parent-style-name="Standard">
      <style:paragraph-properties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DFKai-SB" fo:font-size="14pt" fo:background-color="transparent" style:font-name-asian="DFKai-SB" style:font-size-asian="14pt" style:font-size-complex="9pt"/>
    </style:style>
    <style:style style:name="P18" style:family="paragraph" style:parent-style-name="Standard">
      <style:text-properties fo:background-color="transparent"/>
    </style:style>
    <style:style style:name="P19" style:family="paragraph" style:parent-style-name="Standard">
      <style:paragraph-properties fo:text-align="center" style:justify-single-word="false"/>
      <style:text-properties fo:background-color="transparent"/>
    </style:style>
    <style:style style:name="P20" style:family="paragraph" style:parent-style-name="Standard">
      <style:paragraph-properties fo:text-align="center" style:justify-single-word="false"/>
      <style:text-properties fo:font-size="13pt" fo:background-color="transparent" style:font-name-asian="DFKai-SB" style:font-size-asian="13pt" style:font-size-complex="13pt"/>
    </style:style>
    <style:style style:name="P21" style:family="paragraph" style:parent-style-name="Standard">
      <style:text-properties fo:color="#000000" style:font-name="Times New Roman1" fo:font-size="13pt" style:letter-kerning="false" fo:background-color="transparent" style:font-name-asian="標楷體" style:font-size-asian="13pt" style:font-name-complex="新細明體" style:font-size-complex="13pt"/>
    </style:style>
    <style:style style:name="P22" style:family="paragraph" style:parent-style-name="Standard">
      <style:text-properties fo:color="#000000" style:font-name="DFKai-SB" fo:font-size="13pt" style:letter-kerning="false" fo:background-color="transparent" style:font-name-asian="DFKai-SB" style:font-size-asian="13pt" style:font-name-complex="新細明體" style:font-size-complex="13pt"/>
    </style:style>
    <style:style style:name="P23" style:family="paragraph" style:parent-style-name="Standard">
      <style:paragraph-properties fo:text-align="center" style:justify-single-word="false"/>
      <style:text-properties fo:color="#000000" style:font-name="DFKai-SB" fo:font-size="13pt" style:letter-kerning="false" fo:background-color="transparent" style:font-name-asian="DFKai-SB" style:font-size-asian="13pt" style:font-name-complex="新細明體" style:font-size-complex="13pt"/>
    </style:style>
    <style:style style:name="P24" style:family="paragraph" style:parent-style-name="Standard">
      <style:text-properties fo:color="#000000" style:font-name="DFKai-SB" fo:font-size="14pt" style:letter-kerning="false" fo:background-color="transparent" style:font-name-asian="DFKai-SB" style:font-size-asian="14pt" style:font-name-complex="新細明體" style:font-size-complex="14pt"/>
    </style:style>
    <style:style style:name="P25" style:family="paragraph" style:parent-style-name="Standard" style:list-style-name="WW8Num18">
      <style:paragraph-properties fo:margin-left="1cm" fo:margin-right="0cm" fo:margin-top="0.088cm" fo:margin-bottom="0cm" loext:contextual-spacing="false" fo:text-indent="-0.6cm" style:auto-text-indent="false" style:snap-to-layout-grid="false">
        <style:tab-stops/>
      </style:paragraph-properties>
    </style:style>
    <style:style style:name="P26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DFKai-SB" fo:font-size="14pt" fo:background-color="transparent" style:font-name-asian="DFKai-SB" style:font-size-asian="14pt" style:font-size-complex="9pt"/>
    </style:style>
    <style:style style:name="P27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DFKai-SB" fo:font-size="14pt" fo:background-color="transparent" style:font-name-asian="DFKai-SB" style:font-size-asian="14pt" style:language-asian="zh" style:country-asian="HK" style:font-size-complex="9pt"/>
    </style:style>
    <style:style style:name="P28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DFKai-SB" fo:font-size="14pt" fo:font-weight="bold" fo:background-color="transparent" style:font-name-asian="DFKai-SB" style:font-size-asian="14pt" style:font-weight-asian="bold" style:font-size-complex="9pt" style:font-weight-complex="bold"/>
    </style:style>
    <style:style style:name="P29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background-color="transparent"/>
    </style:style>
    <style:style style:name="P30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DFKai-SB" fo:font-size="13pt" style:letter-kerning="false" fo:background-color="transparent" style:font-name-asian="DFKai-SB" style:font-size-asian="13pt" style:font-name-complex="新細明體" style:font-size-complex="13pt"/>
    </style:style>
    <style:style style:name="P31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DFKai-SB" fo:font-size="13pt" fo:background-color="transparent" style:font-name-asian="DFKai-SB" style:font-size-asian="13pt" style:font-name-complex="DFKai-SB" style:font-size-complex="13pt"/>
    </style:style>
    <style:style style:name="P32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DFKai-SB" fo:font-size="14pt" fo:background-color="transparent" style:font-name-asian="DFKai-SB" style:font-size-asian="14pt" style:font-size-complex="9pt"/>
    </style:style>
    <style:style style:name="P33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Times New Roman1" fo:background-color="transparent" style:font-name-asian="標楷體"/>
    </style:style>
    <style:style style:name="P34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000000" style:font-name="Times New Roman1" fo:font-size="11pt" fo:background-color="transparent" style:font-name-asian="標楷體" style:font-size-asian="11pt" style:font-size-complex="11pt"/>
    </style:style>
    <style:style style:name="P35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Times New Roman" fo:background-color="transparent" style:font-name-asian="標楷體1"/>
    </style:style>
    <style:style style:name="P36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0084d1" style:text-line-through-style="solid" style:text-line-through-type="single" style:font-name="Times New Roman1" fo:font-size="11pt" style:text-underline-mode="continuous" style:text-overline-mode="continuous" style:text-line-through-mode="continuous" fo:background-color="transparent" style:font-name-asian="標楷體" style:font-size-asian="11pt" style:font-size-complex="11pt"/>
    </style:style>
    <style:style style:name="P37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Times New Roman1" fo:font-size="10.5pt" fo:background-color="transparent" style:font-name-asian="標楷體" style:font-size-asian="10.5pt" style:font-size-complex="10.5pt"/>
    </style:style>
    <style:style style:name="P38" style:family="paragraph" style:parent-style-name="Standard">
      <style:paragraph-properties fo:margin-left="0.9cm" fo:margin-right="0cm" fo:text-indent="-0.9cm" style:auto-text-indent="false">
        <style:tab-stops/>
      </style:paragraph-properties>
      <style:text-properties fo:color="#000000" style:font-name="Times New Roman1" fo:font-size="13pt" style:letter-kerning="false" fo:background-color="transparent" style:font-name-asian="標楷體" style:font-size-asian="13pt" style:font-name-complex="新細明體" style:font-size-complex="13pt"/>
    </style:style>
    <style:style style:name="P39" style:family="paragraph" style:parent-style-name="Standard">
      <style:paragraph-properties fo:margin-left="0.6cm" fo:margin-right="0cm" fo:margin-top="0.088cm" fo:margin-bottom="0cm" loext:contextual-spacing="false" style:line-height-at-least="0.423cm" fo:text-align="start" style:justify-single-word="false" fo:text-indent="-0.3cm" style:auto-text-indent="false" style:snap-to-layout-grid="false">
        <style:tab-stops>
          <style:tab-stop style:position="12.488cm"/>
        </style:tab-stops>
      </style:paragraph-properties>
      <style:text-properties fo:color="#000000" style:font-name="Times New Roman1" fo:background-color="transparent" style:font-name-asian="標楷體"/>
    </style:style>
    <style:style style:name="P40" style:family="paragraph" style:parent-style-name="Standard">
      <style:paragraph-properties fo:margin-left="0.212cm" fo:margin-right="0cm" fo:margin-top="0.088cm" fo:margin-bottom="0cm" loext:contextual-spacing="false" fo:text-indent="0cm" style:auto-text-indent="false" style:snap-to-layout-grid="false">
        <style:tab-stops>
          <style:tab-stop style:position="12.488cm"/>
        </style:tab-stops>
      </style:paragraph-properties>
      <style:text-properties fo:color="#000000" style:font-name="DFKai-SB" fo:font-weight="bold" fo:background-color="transparent" style:font-name-asian="DFKai-SB" style:font-weight-asian="bold" style:font-name-complex="DFKai-SB"/>
    </style:style>
    <style:style style:name="T1" style:family="text">
      <style:text-properties style:font-name="Times New Roman1" fo:font-size="9pt" style:font-name-asian="Times New Roman1" style:font-size-asian="9pt" style:font-name-complex="新細明體1" style:font-size-complex="9pt"/>
    </style:style>
    <style:style style:name="T2" style:family="text">
      <style:text-properties style:font-name="Times New Roman1" fo:font-size="9pt" style:font-name-asian="Times New Roman1" style:font-size-asian="9pt" style:language-asian="zh" style:country-asian="HK" style:font-name-complex="新細明體1" style:font-size-complex="9pt"/>
    </style:style>
    <style:style style:name="T3" style:family="text">
      <style:text-properties style:font-name="Times New Roman1" style:font-name-asian="標楷體" style:font-name-complex="Times New Roman1" style:language-complex="ar" style:country-complex="SA"/>
    </style:style>
    <style:style style:name="T4" style:family="text">
      <style:text-properties style:font-name="Times New Roman1" style:font-name-asian="標楷體" style:language-asian="zh" style:country-asian="HK" style:font-name-complex="Times New Roman1" style:language-complex="ar" style:country-complex="SA"/>
    </style:style>
    <style:style style:name="T5" style:family="text">
      <style:text-properties style:font-name="Times New Roman1" fo:font-size="13pt" style:font-name-asian="標楷體" style:font-size-asian="13pt" style:font-size-complex="13pt"/>
    </style:style>
    <style:style style:name="T6" style:family="text">
      <style:text-properties style:font-name="Times New Roman1" fo:font-size="13pt" fo:background-color="transparent" loext:char-shading-value="0" style:font-name-asian="標楷體" style:font-size-asian="13pt" style:font-size-complex="13pt"/>
    </style:style>
    <style:style style:name="T7" style:family="text">
      <style:text-properties style:font-name="Times New Roman1" fo:font-size="13pt" fo:background-color="transparent" loext:char-shading-value="0" style:font-name-asian="標楷體" style:font-size-asian="13pt" style:font-size-complex="13pt"/>
    </style:style>
    <style:style style:name="T8" style:family="text">
      <style:text-properties style:font-name="Times New Roman1" fo:background-color="#ffff00" loext:char-shading-value="0" style:font-name-asian="標楷體" style:font-name-complex="Times New Roman1" style:language-complex="ar" style:country-complex="SA"/>
    </style:style>
    <style:style style:name="T9" style:family="text">
      <style:text-properties style:font-name="Times New Roman1" fo:background-color="transparent" loext:char-shading-value="0" style:font-name-asian="標楷體" style:font-name-complex="Times New Roman1" style:language-complex="ar" style:country-complex="SA"/>
    </style:style>
    <style:style style:name="T10" style:family="text">
      <style:text-properties style:font-name="Times New Roman1" fo:background-color="transparent" loext:char-shading-value="0" style:font-name-asian="標楷體" style:font-name-complex="Times New Roman1" style:language-complex="ar" style:country-complex="SA"/>
    </style:style>
    <style:style style:name="T11" style:family="text">
      <style:text-properties style:font-name="Times New Roman1" fo:background-color="transparent" loext:char-shading-value="0" style:font-name-asian="標楷體" style:language-asian="zh" style:country-asian="HK" style:font-name-complex="Times New Roman1" style:language-complex="ar" style:country-complex="SA"/>
    </style:style>
    <style:style style:name="T12" style:family="text">
      <style:text-properties style:font-name="Times New Roman1" fo:background-color="transparent" loext:char-shading-value="0" style:font-name-asian="標楷體" style:language-asian="zh" style:country-asian="HK" style:font-name-complex="Times New Roman1" style:language-complex="ar" style:country-complex="SA"/>
    </style:style>
    <style:style style:name="T13" style:family="text">
      <style:text-properties style:font-name="新細明體" fo:font-size="9pt" style:font-size-asian="9pt" style:font-name-complex="新細明體" style:font-size-complex="9pt"/>
    </style:style>
    <style:style style:name="T14" style:family="text">
      <style:text-properties style:font-name="DFKai-SB" style:font-name-asian="DFKai-SB" style:font-name-complex="DFKai-SB"/>
    </style:style>
    <style:style style:name="T15" style:family="text">
      <style:text-properties style:font-name="DFKai-SB" style:font-name-asian="DFKai-SB" style:font-name-complex="DFKai-SB" style:font-weight-complex="bold"/>
    </style:style>
    <style:style style:name="T16" style:family="text">
      <style:text-properties style:font-name="DFKai-SB" fo:language="zh" fo:country="TW" style:font-name-asian="DFKai-SB" style:font-name-complex="DFKai-SB"/>
    </style:style>
    <style:style style:name="T17" style:family="text">
      <style:text-properties style:font-name="DFKai-SB" fo:font-size="16pt" fo:font-weight="bold" style:font-name-asian="DFKai-SB" style:font-size-asian="16pt" style:font-weight-asian="bold" style:font-size-complex="16pt"/>
    </style:style>
    <style:style style:name="T18" style:family="text">
      <style:text-properties style:font-name="DFKai-SB" fo:font-size="16pt" fo:font-weight="bold" style:font-name-asian="DFKai-SB" style:font-size-asian="16pt" style:font-weight-asian="bold" style:font-name-complex="DFKai-SB" style:font-size-complex="16pt"/>
    </style:style>
    <style:style style:name="T19" style:family="text">
      <style:text-properties style:font-name="DFKai-SB" fo:font-size="16pt" fo:font-weight="bold" fo:background-color="transparent" loext:char-shading-value="0" style:font-name-asian="DFKai-SB" style:font-size-asian="16pt" style:font-weight-asian="bold" style:font-size-complex="16pt"/>
    </style:style>
    <style:style style:name="T20" style:family="text">
      <style:text-properties style:font-name="DFKai-SB" fo:font-size="16pt" fo:font-weight="bold" fo:background-color="transparent" loext:char-shading-value="0" style:font-name-asian="DFKai-SB" style:font-size-asian="16pt" style:font-weight-asian="bold" style:font-size-complex="16pt"/>
    </style:style>
    <style:style style:name="T21" style:family="text">
      <style:text-properties style:font-name="DFKai-SB" fo:font-size="16pt" fo:font-weight="bold" fo:background-color="transparent" loext:char-shading-value="0" style:font-name-asian="DFKai-SB" style:font-size-asian="16pt" style:font-weight-asian="bold" style:font-name-complex="DFKai-SB" style:font-size-complex="16pt"/>
    </style:style>
    <style:style style:name="T22" style:family="text">
      <style:text-properties style:font-name="DFKai-SB" fo:font-size="16pt" fo:font-weight="bold" fo:background-color="transparent" loext:char-shading-value="0" style:font-name-asian="DFKai-SB" style:font-size-asian="16pt" style:font-weight-asian="bold" style:font-name-complex="DFKai-SB" style:font-size-complex="16pt"/>
    </style:style>
    <style:style style:name="T23" style:family="text">
      <style:text-properties style:font-name="DFKai-SB" fo:font-size="14pt" style:font-name-asian="DFKai-SB" style:font-size-asian="14pt" style:font-name-complex="DFKai-SB" style:font-size-complex="14pt"/>
    </style:style>
    <style:style style:name="T24" style:family="text">
      <style:text-properties style:font-name="DFKai-SB" fo:font-size="14pt" style:font-name-asian="DFKai-SB" style:font-size-asian="14pt" style:font-name-complex="DFKai-SB" style:font-size-complex="9pt"/>
    </style:style>
    <style:style style:name="T25" style:family="text">
      <style:text-properties style:font-name="DFKai-SB" fo:font-size="14pt" style:font-name-asian="DFKai-SB" style:font-size-asian="14pt" style:font-size-complex="9pt"/>
    </style:style>
    <style:style style:name="T26" style:family="text">
      <style:text-properties style:font-name="DFKai-SB" fo:font-size="14pt" style:font-name-asian="DFKai-SB" style:font-size-asian="14pt" style:language-asian="zh" style:country-asian="HK" style:font-size-complex="9pt"/>
    </style:style>
    <style:style style:name="T27" style:family="text">
      <style:text-properties style:font-name="DFKai-SB" fo:font-size="14pt" style:font-name-asian="DFKai-SB" style:font-size-asian="14pt" style:language-asian="zh" style:country-asian="HK" style:font-name-complex="DFKai-SB" style:font-size-complex="9pt"/>
    </style:style>
    <style:style style:name="T28" style:family="text">
      <style:text-properties style:font-name="DFKai-SB" fo:font-size="14pt" fo:font-weight="bold" style:font-name-asian="DFKai-SB" style:font-size-asian="14pt" style:language-asian="zh" style:country-asian="HK" style:font-weight-asian="bold" style:font-size-complex="9pt"/>
    </style:style>
    <style:style style:name="T29" style:family="text">
      <style:text-properties style:font-name="DFKai-SB" fo:font-size="14pt" fo:font-weight="bold" style:font-name-asian="DFKai-SB" style:font-size-asian="14pt" style:font-weight-asian="bold" style:font-size-complex="9pt"/>
    </style:style>
    <style:style style:name="T30" style:family="text">
      <style:text-properties style:font-name="DFKai-SB" fo:font-size="14pt" fo:font-weight="bold" fo:background-color="transparent" loext:char-shading-value="0" style:font-name-asian="DFKai-SB" style:font-size-asian="14pt" style:language-asian="zh" style:country-asian="HK" style:font-weight-asian="bold" style:font-size-complex="9pt"/>
    </style:style>
    <style:style style:name="T31" style:family="text">
      <style:text-properties style:font-name="DFKai-SB" fo:font-size="14pt" fo:font-weight="bold" fo:background-color="transparent" loext:char-shading-value="0" style:font-name-asian="DFKai-SB" style:font-size-asian="14pt" style:language-asian="zh" style:country-asian="HK" style:font-weight-asian="bold" style:font-size-complex="9pt"/>
    </style:style>
    <style:style style:name="T32" style:family="text">
      <style:text-properties style:font-name="DFKai-SB" fo:font-size="14pt" fo:font-weight="bold" fo:background-color="transparent" loext:char-shading-value="0" style:font-name-asian="DFKai-SB" style:font-size-asian="14pt" style:font-weight-asian="bold" style:font-size-complex="9pt"/>
    </style:style>
    <style:style style:name="T33" style:family="text">
      <style:text-properties style:font-name="DFKai-SB" fo:font-size="14pt" fo:font-weight="bold" fo:background-color="transparent" loext:char-shading-value="0" style:font-name-asian="DFKai-SB" style:font-size-asian="14pt" style:font-weight-asian="bold" style:font-size-complex="9pt"/>
    </style:style>
    <style:style style:name="T34" style:family="text">
      <style:text-properties style:font-name="DFKai-SB" fo:font-size="14pt" fo:background-color="#ffff00" loext:char-shading-value="0" style:font-name-asian="DFKai-SB" style:font-size-asian="14pt" style:font-name-complex="DFKai-SB" style:font-size-complex="9pt"/>
    </style:style>
    <style:style style:name="T35" style:family="text">
      <style:text-properties style:font-name="DFKai-SB" fo:font-size="14pt" fo:background-color="transparent" loext:char-shading-value="0" style:font-name-asian="DFKai-SB" style:font-size-asian="14pt" style:font-name-complex="DFKai-SB" style:font-size-complex="14pt"/>
    </style:style>
    <style:style style:name="T36" style:family="text">
      <style:text-properties style:font-name="DFKai-SB" fo:font-size="14pt" fo:background-color="transparent" loext:char-shading-value="0" style:font-name-asian="DFKai-SB" style:font-size-asian="14pt" style:font-name-complex="DFKai-SB" style:font-size-complex="14pt"/>
    </style:style>
    <style:style style:name="T37" style:family="text">
      <style:text-properties style:font-name="DFKai-SB" fo:font-size="14pt" fo:background-color="transparent" loext:char-shading-value="0" style:font-name-asian="DFKai-SB" style:font-size-asian="14pt" style:font-name-complex="DFKai-SB" style:font-size-complex="9pt"/>
    </style:style>
    <style:style style:name="T38" style:family="text">
      <style:text-properties style:font-name="DFKai-SB" fo:font-size="14pt" fo:background-color="transparent" loext:char-shading-value="0" style:font-name-asian="DFKai-SB" style:font-size-asian="14pt" style:font-name-complex="DFKai-SB" style:font-size-complex="9pt"/>
    </style:style>
    <style:style style:name="T39" style:family="text">
      <style:text-properties style:font-name="DFKai-SB" fo:font-size="14pt" fo:background-color="transparent" loext:char-shading-value="0" style:font-name-asian="DFKai-SB" style:font-size-asian="14pt" style:font-size-complex="9pt"/>
    </style:style>
    <style:style style:name="T40" style:family="text">
      <style:text-properties style:font-name="DFKai-SB" fo:font-size="14pt" fo:background-color="transparent" loext:char-shading-value="0" style:font-name-asian="DFKai-SB" style:font-size-asian="14pt" style:font-size-complex="9pt"/>
    </style:style>
    <style:style style:name="T41" style:family="text">
      <style:text-properties style:font-name="DFKai-SB" fo:font-size="14pt" fo:background-color="transparent" loext:char-shading-value="0" style:font-name-asian="DFKai-SB" style:font-size-asian="14pt" style:language-asian="zh" style:country-asian="HK" style:font-size-complex="9pt"/>
    </style:style>
    <style:style style:name="T42" style:family="text">
      <style:text-properties style:font-name="DFKai-SB" fo:font-size="14pt" fo:background-color="transparent" loext:char-shading-value="0" style:font-name-asian="DFKai-SB" style:font-size-asian="14pt" style:language-asian="zh" style:country-asian="HK" style:font-size-complex="9pt"/>
    </style:style>
    <style:style style:name="T43" style:family="text">
      <style:text-properties style:font-name="DFKai-SB" fo:font-size="14pt" fo:background-color="transparent" loext:char-shading-value="0" style:font-name-asian="DFKai-SB" style:font-size-asian="14pt" style:language-asian="zh" style:country-asian="HK" style:font-name-complex="DFKai-SB" style:font-size-complex="9pt"/>
    </style:style>
    <style:style style:name="T44" style:family="text">
      <style:text-properties style:font-name="DFKai-SB" fo:font-size="14pt" fo:background-color="transparent" loext:char-shading-value="0" style:font-name-asian="DFKai-SB" style:font-size-asian="14pt" style:language-asian="zh" style:country-asian="HK" style:font-name-complex="DFKai-SB" style:font-size-complex="9pt"/>
    </style:style>
    <style:style style:name="T45" style:family="text">
      <style:text-properties style:font-name="DFKai-SB" fo:background-color="transparent" loext:char-shading-value="0" style:font-name-asian="DFKai-SB" style:font-name-complex="DFKai-SB"/>
    </style:style>
    <style:style style:name="T46" style:family="text">
      <style:text-properties style:font-name="DFKai-SB" fo:background-color="transparent" loext:char-shading-value="0" style:font-name-asian="DFKai-SB" style:font-name-complex="DFKai-SB"/>
    </style:style>
    <style:style style:name="T47" style:family="text">
      <style:text-properties fo:color="#000000" style:font-name="DFKai-SB" fo:font-size="14pt" style:font-name-asian="DFKai-SB" style:font-size-asian="14pt" style:font-size-complex="9pt"/>
    </style:style>
    <style:style style:name="T48" style:family="text">
      <style:text-properties fo:color="#000000" style:font-name="DFKai-SB" fo:font-size="14pt" style:font-name-asian="DFKai-SB" style:font-size-asian="14pt" style:language-asian="zh" style:country-asian="HK" style:font-size-complex="9pt"/>
    </style:style>
    <style:style style:name="T49" style:family="text">
      <style:text-properties fo:color="#000000" style:font-name="DFKai-SB" fo:font-size="14pt" fo:background-color="transparent" loext:char-shading-value="0" style:font-name-asian="DFKai-SB" style:font-size-asian="14pt" style:font-size-complex="9pt"/>
    </style:style>
    <style:style style:name="T50" style:family="text">
      <style:text-properties fo:color="#000000" style:font-name="DFKai-SB" fo:font-size="14pt" fo:background-color="transparent" loext:char-shading-value="0" style:font-name-asian="DFKai-SB" style:font-size-asian="14pt" style:font-size-complex="9pt"/>
    </style:style>
    <style:style style:name="T51" style:family="text">
      <style:text-properties fo:color="#000000" style:font-name="DFKai-SB" fo:font-size="14pt" fo:background-color="transparent" loext:char-shading-value="0" style:font-name-asian="DFKai-SB" style:font-size-asian="14pt" style:language-asian="zh" style:country-asian="HK" style:font-size-complex="9pt"/>
    </style:style>
    <style:style style:name="T52" style:family="text">
      <style:text-properties fo:color="#000000" style:font-name="DFKai-SB" fo:font-size="14pt" fo:background-color="transparent" loext:char-shading-value="0" style:font-name-asian="DFKai-SB" style:font-size-asian="14pt" style:language-asian="zh" style:country-asian="HK" style:font-size-complex="9pt"/>
    </style:style>
    <style:style style:name="T53" style:family="text">
      <style:text-properties fo:color="#000000" style:font-name="DFKai-SB" fo:font-size="13pt" style:letter-kerning="false" style:font-name-asian="DFKai-SB" style:font-size-asian="13pt" style:font-name-complex="新細明體" style:font-size-complex="13pt"/>
    </style:style>
    <style:style style:name="T54" style:family="text">
      <style:text-properties fo:color="#000000" style:font-name="DFKai-SB" fo:font-size="13pt" style:letter-kerning="false" fo:background-color="#ffff00" loext:char-shading-value="0" style:font-name-asian="DFKai-SB" style:font-size-asian="13pt" style:font-name-complex="新細明體" style:font-size-complex="13pt"/>
    </style:style>
    <style:style style:name="T55" style:family="text">
      <style:text-properties fo:color="#000000" style:font-name="DFKai-SB" fo:font-size="13pt" style:letter-kerning="false" fo:background-color="transparent" loext:char-shading-value="0" style:font-name-asian="DFKai-SB" style:font-size-asian="13pt" style:font-name-complex="新細明體" style:font-size-complex="13pt"/>
    </style:style>
    <style:style style:name="T56" style:family="text">
      <style:text-properties fo:color="#000000" style:font-name="DFKai-SB" fo:font-size="13pt" style:letter-kerning="false" fo:background-color="transparent" loext:char-shading-value="0" style:font-name-asian="DFKai-SB" style:font-size-asian="13pt" style:font-name-complex="新細明體" style:font-size-complex="13pt"/>
    </style:style>
    <style:style style:name="T57" style:family="text">
      <style:text-properties fo:color="#000000" style:font-name="DFKai-SB" fo:font-size="13pt" style:font-name-asian="DFKai-SB" style:font-size-asian="13pt" style:font-name-complex="DFKai-SB" style:font-size-complex="13pt"/>
    </style:style>
    <style:style style:name="T58" style:family="text">
      <style:text-properties fo:color="#000000" style:font-name="DFKai-SB" fo:font-size="13pt" fo:background-color="transparent" loext:char-shading-value="0" style:font-name-asian="DFKai-SB" style:font-size-asian="13pt" style:font-name-complex="DFKai-SB" style:font-size-complex="13pt"/>
    </style:style>
    <style:style style:name="T59" style:family="text">
      <style:text-properties fo:color="#000000" style:font-name="DFKai-SB" fo:font-size="13pt" fo:background-color="transparent" loext:char-shading-value="0" style:font-name-asian="DFKai-SB" style:font-size-asian="13pt" style:font-name-complex="DFKai-SB" style:font-size-complex="13pt"/>
    </style:style>
    <style:style style:name="T60" style:family="text">
      <style:text-properties fo:color="#000000" style:font-name="Times New Roman" fo:font-size="13pt" style:font-name-asian="標楷體1" style:font-size-asian="13pt" style:font-name-complex="DFKai-SB" style:font-size-complex="13pt"/>
    </style:style>
    <style:style style:name="T61" style:family="text">
      <style:text-properties fo:color="#000000" style:font-name="Times New Roman" fo:font-size="13pt" style:font-name-asian="標楷體1" style:font-size-asian="13pt" style:language-asian="zh" style:country-asian="HK" style:font-name-complex="DFKai-SB" style:font-size-complex="13pt"/>
    </style:style>
    <style:style style:name="T62" style:family="text">
      <style:text-properties fo:color="#000000" style:font-name="Times New Roman" fo:font-size="13pt" fo:background-color="#ffff00" loext:char-shading-value="0" style:font-name-asian="標楷體1" style:font-size-asian="13pt" style:font-name-complex="DFKai-SB" style:font-size-complex="13pt"/>
    </style:style>
    <style:style style:name="T63" style:family="text">
      <style:text-properties fo:color="#000000" style:font-name="Times New Roman" fo:font-size="13pt" fo:background-color="transparent" loext:char-shading-value="0" style:font-name-asian="標楷體1" style:font-size-asian="13pt" style:font-name-complex="DFKai-SB" style:font-size-complex="13pt"/>
    </style:style>
    <style:style style:name="T64" style:family="text">
      <style:text-properties fo:color="#000000" style:font-name="Times New Roman" fo:font-size="13pt" fo:background-color="transparent" loext:char-shading-value="0" style:font-name-asian="標楷體1" style:font-size-asian="13pt" style:font-name-complex="DFKai-SB" style:font-size-complex="13pt"/>
    </style:style>
    <style:style style:name="T65" style:family="text">
      <style:text-properties fo:color="#000000" style:font-name="Times New Roman" fo:font-size="13pt" fo:background-color="transparent" loext:char-shading-value="0" style:font-name-asian="標楷體1" style:font-size-asian="13pt" style:language-asian="zh" style:country-asian="HK" style:font-name-complex="DFKai-SB" style:font-size-complex="13pt"/>
    </style:style>
    <style:style style:name="T66" style:family="text">
      <style:text-properties fo:color="#000000" style:font-name="Times New Roman" fo:font-size="13pt" fo:background-color="transparent" loext:char-shading-value="0" style:font-name-asian="標楷體1" style:font-size-asian="13pt" style:language-asian="zh" style:country-asian="HK" style:font-name-complex="DFKai-SB" style:font-size-complex="13pt"/>
    </style:style>
    <style:style style:name="T67" style:family="text">
      <style:text-properties fo:color="#000000" style:font-name="Times New Roman" style:text-underline-style="solid" style:text-underline-width="auto" style:text-underline-color="font-color" style:text-underline-mode="continuous" style:text-overline-mode="continuous" style:text-line-through-mode="continuous" style:font-name-asian="標楷體1" style:language-asian="zh" style:country-asian="HK" style:font-name-complex="DFKai-SB"/>
    </style:style>
    <style:style style:name="T68" style:family="text">
      <style:text-properties fo:color="#000000" style:font-name="Times New Roman" style:text-underline-style="solid" style:text-underline-width="auto" style:text-underline-color="font-color" style:text-underline-mode="continuous" style:text-overline-mode="continuous" style:text-line-through-mode="continuous" style:font-name-asian="標楷體1" style:font-name-complex="DFKai-SB"/>
    </style:style>
    <style:style style:name="T69" style:family="text">
      <style:text-properties fo:color="#000000" style:font-name="Times New Roman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name-asian="標楷體1" style:language-asian="zh" style:country-asian="HK" style:font-name-complex="DFKai-SB"/>
    </style:style>
    <style:style style:name="T70" style:family="text">
      <style:text-properties fo:color="#000000" style:font-name="Times New Roman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name-asian="標楷體1" style:language-asian="zh" style:country-asian="HK" style:font-name-complex="DFKai-SB"/>
    </style:style>
    <style:style style:name="T71" style:family="text">
      <style:text-properties fo:color="#000000" style:font-name="Times New Roman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name-asian="標楷體1" style:font-name-complex="DFKai-SB"/>
    </style:style>
    <style:style style:name="T72" style:family="text">
      <style:text-properties fo:color="#000000" style:font-name="Times New Roman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name-asian="標楷體1" style:font-name-complex="DFKai-SB"/>
    </style:style>
    <style:style style:name="T73" style:family="text">
      <style:text-properties fo:color="#000000" style:font-name="Times New Roman" style:font-name-asian="標楷體1" style:font-name-complex="DFKai-SB"/>
    </style:style>
    <style:style style:name="T74" style:family="text">
      <style:text-properties fo:color="#000000" style:font-name="Times New Roman" style:font-name-asian="標楷體1" style:language-asian="zh" style:country-asian="HK" style:font-name-complex="DFKai-SB"/>
    </style:style>
    <style:style style:name="T75" style:family="text">
      <style:text-properties fo:color="#000000" style:font-name="Times New Roman" fo:background-color="#ffff00" loext:char-shading-value="0" style:font-name-asian="標楷體1" style:font-name-complex="DFKai-SB"/>
    </style:style>
    <style:style style:name="T76" style:family="text">
      <style:text-properties fo:color="#000000" style:font-name="Times New Roman" fo:background-color="#ffff00" loext:char-shading-value="0" style:font-name-asian="標楷體1" style:language-asian="zh" style:country-asian="HK" style:font-name-complex="DFKai-SB"/>
    </style:style>
    <style:style style:name="T77" style:family="text">
      <style:text-properties fo:color="#000000" style:font-name="Times New Roman" fo:background-color="transparent" loext:char-shading-value="0" style:font-name-asian="標楷體1" style:font-name-complex="DFKai-SB"/>
    </style:style>
    <style:style style:name="T78" style:family="text">
      <style:text-properties fo:color="#000000" style:font-name="Times New Roman" fo:background-color="transparent" loext:char-shading-value="0" style:font-name-asian="標楷體1" style:font-name-complex="DFKai-SB"/>
    </style:style>
    <style:style style:name="T79" style:family="text">
      <style:text-properties fo:color="#000000" style:font-name="Times New Roman" fo:background-color="transparent" loext:char-shading-value="0" style:font-name-asian="標楷體1" style:language-asian="zh" style:country-asian="HK" style:font-name-complex="DFKai-SB"/>
    </style:style>
    <style:style style:name="T80" style:family="text">
      <style:text-properties fo:color="#000000" style:font-name="Times New Roman" fo:background-color="transparent" loext:char-shading-value="0" style:font-name-asian="標楷體1" style:language-asian="zh" style:country-asian="HK" style:font-name-complex="DFKai-SB"/>
    </style:style>
    <style:style style:name="T81" style:family="text">
      <style:text-properties fo:color="#000000" style:font-name="Times New Roman1" style:letter-kerning="false" style:font-name-asian="標楷體" style:font-name-complex="新細明體"/>
    </style:style>
    <style:style style:name="T82" style:family="text">
      <style:text-properties fo:color="#000000" style:font-name="Times New Roman1" style:letter-kerning="false" fo:background-color="transparent" loext:char-shading-value="0" style:font-name-asian="標楷體" style:font-name-complex="新細明體"/>
    </style:style>
    <style:style style:name="T83" style:family="text">
      <style:text-properties fo:color="#000000" style:font-name="Times New Roman1" style:letter-kerning="false" fo:background-color="transparent" loext:char-shading-value="0" style:font-name-asian="標楷體" style:font-name-complex="新細明體"/>
    </style:style>
    <style:style style:name="T84" style:family="text">
      <style:text-properties fo:color="#000000" style:font-name="Times New Roman1" fo:font-size="13pt" style:letter-kerning="false" style:font-name-asian="標楷體" style:font-size-asian="13pt" style:font-name-complex="新細明體" style:font-size-complex="13pt"/>
    </style:style>
    <style:style style:name="T85" style:family="text">
      <style:text-properties fo:color="#000000" style:font-name="Times New Roman1" fo:font-size="13pt" style:letter-kerning="false" fo:background-color="#ffff00" loext:char-shading-value="0" style:font-name-asian="標楷體" style:font-size-asian="13pt" style:font-name-complex="新細明體" style:font-size-complex="13pt"/>
    </style:style>
    <style:style style:name="T86" style:family="text">
      <style:text-properties fo:color="#000000" style:font-name="Times New Roman1" fo:font-size="13pt" style:letter-kerning="false" fo:background-color="transparent" loext:char-shading-value="0" style:font-name-asian="標楷體" style:font-size-asian="13pt" style:font-name-complex="新細明體" style:font-size-complex="13pt"/>
    </style:style>
    <style:style style:name="T87" style:family="text">
      <style:text-properties fo:color="#000000" style:font-name="Times New Roman1" fo:font-size="13pt" style:letter-kerning="false" fo:background-color="transparent" loext:char-shading-value="0" style:font-name-asian="標楷體" style:font-size-asian="13pt" style:font-name-complex="新細明體" style:font-size-complex="13pt"/>
    </style:style>
    <style:style style:name="T88" style:family="text">
      <style:text-properties fo:color="#000000" style:font-name="Times New Roman1" style:font-name-asian="標楷體"/>
    </style:style>
    <style:style style:name="T89" style:family="text">
      <style:text-properties fo:color="#000000" style:font-name="Times New Roman1" fo:font-size="11pt" style:font-name-asian="標楷體" style:font-size-asian="11pt" style:font-size-complex="11pt"/>
    </style:style>
    <style:style style:name="T90" style:family="text">
      <style:text-properties fo:color="#000000" style:font-name="Times New Roman1" fo:font-size="11pt" fo:background-color="transparent" loext:char-shading-value="0" style:font-name-asian="標楷體" style:font-size-asian="11pt" style:font-size-complex="11pt"/>
    </style:style>
    <style:style style:name="T91" style:family="text">
      <style:text-properties fo:color="#000000" style:font-name="Times New Roman1" fo:font-size="11pt" fo:background-color="transparent" loext:char-shading-value="0" style:font-name-asian="標楷體" style:font-size-asian="11pt" style:font-size-complex="11pt"/>
    </style:style>
    <style:style style:name="T92" style:family="text">
      <style:text-properties fo:color="#000000" style:font-name="Times New Roman1" fo:background-color="transparent" loext:char-shading-value="0" style:font-name-asian="標楷體"/>
    </style:style>
    <style:style style:name="T93" style:family="text">
      <style:text-properties fo:color="#000000" style:font-name="Times New Roman1" fo:background-color="transparent" loext:char-shading-value="0" style:font-name-asian="標楷體"/>
    </style:style>
    <style:style style:name="T94" style:family="text">
      <style:text-properties fo:color="#ff0000" style:font-name="DFKai-SB" fo:font-size="11pt" style:font-name-asian="DFKai-SB" style:font-size-asian="11pt" style:language-asian="zh" style:country-asian="HK" style:font-name-complex="DFKai-SB" style:font-size-complex="9pt"/>
    </style:style>
    <style:style style:name="T95" style:family="text">
      <style:text-properties fo:color="#ff0000" style:font-name="DFKai-SB" fo:font-size="11pt" style:font-name-asian="DFKai-SB" style:font-size-asian="11pt" style:language-asian="zh" style:country-asian="HK" style:font-size-complex="9pt"/>
    </style:style>
    <style:style style:name="T96" style:family="text">
      <style:text-properties fo:color="#ff0000" style:font-name="DFKai-SB" fo:font-size="11pt" style:font-name-asian="DFKai-SB" style:font-size-asian="11pt" style:font-name-complex="DFKai-SB" style:font-size-complex="9pt"/>
    </style:style>
    <style:style style:name="T97" style:family="text">
      <style:text-properties fo:color="#ff0000" style:font-name="DFKai-SB" fo:font-size="11pt" style:font-name-asian="DFKai-SB" style:font-size-asian="11pt" style:font-size-complex="9pt"/>
    </style:style>
    <style:style style:name="T98" style:family="text">
      <style:text-properties fo:color="#ff0000" style:font-name="DFKai-SB" fo:font-size="11pt" fo:background-color="#ffff00" loext:char-shading-value="0" style:font-name-asian="DFKai-SB" style:font-size-asian="11pt" style:font-name-complex="DFKai-SB" style:font-size-complex="9pt"/>
    </style:style>
    <style:style style:name="T99" style:family="text">
      <style:text-properties fo:color="#ff0000" style:font-name="DFKai-SB" fo:font-size="11pt" fo:background-color="transparent" loext:char-shading-value="0" style:font-name-asian="DFKai-SB" style:font-size-asian="11pt" style:language-asian="zh" style:country-asian="HK" style:font-name-complex="DFKai-SB" style:font-size-complex="9pt"/>
    </style:style>
    <style:style style:name="T100" style:family="text">
      <style:text-properties fo:color="#ff0000" style:font-name="DFKai-SB" fo:font-size="11pt" fo:background-color="transparent" loext:char-shading-value="0" style:font-name-asian="DFKai-SB" style:font-size-asian="11pt" style:language-asian="zh" style:country-asian="HK" style:font-name-complex="DFKai-SB" style:font-size-complex="9pt"/>
    </style:style>
    <style:style style:name="T101" style:family="text">
      <style:text-properties fo:color="#ff0000" style:font-name="DFKai-SB" fo:font-size="11pt" fo:background-color="transparent" loext:char-shading-value="0" style:font-name-asian="DFKai-SB" style:font-size-asian="11pt" style:language-asian="zh" style:country-asian="HK" style:font-size-complex="9pt"/>
    </style:style>
    <style:style style:name="T102" style:family="text">
      <style:text-properties fo:color="#ff0000" style:font-name="DFKai-SB" fo:font-size="11pt" fo:background-color="transparent" loext:char-shading-value="0" style:font-name-asian="DFKai-SB" style:font-size-asian="11pt" style:language-asian="zh" style:country-asian="HK" style:font-size-complex="9pt"/>
    </style:style>
    <style:style style:name="T103" style:family="text">
      <style:text-properties fo:color="#ff0000" style:font-name="DFKai-SB" fo:font-size="11pt" fo:background-color="transparent" loext:char-shading-value="0" style:font-name-asian="DFKai-SB" style:font-size-asian="11pt" style:font-name-complex="DFKai-SB" style:font-size-complex="9pt"/>
    </style:style>
    <style:style style:name="T104" style:family="text">
      <style:text-properties fo:color="#ff0000" style:font-name="DFKai-SB" fo:font-size="11pt" fo:background-color="transparent" loext:char-shading-value="0" style:font-name-asian="DFKai-SB" style:font-size-asian="11pt" style:font-name-complex="DFKai-SB" style:font-size-complex="9pt"/>
    </style:style>
    <style:style style:name="T105" style:family="text">
      <style:text-properties fo:color="#ff0000" style:font-name="DFKai-SB" fo:font-size="11pt" fo:background-color="transparent" loext:char-shading-value="0" style:font-name-asian="DFKai-SB" style:font-size-asian="11pt" style:font-size-complex="9pt"/>
    </style:style>
    <style:style style:name="T106" style:family="text">
      <style:text-properties fo:color="#ff0000" style:font-name="DFKai-SB" fo:font-size="11pt" fo:background-color="transparent" loext:char-shading-value="0" style:font-name-asian="DFKai-SB" style:font-size-asian="11pt" style:font-size-complex="9pt"/>
    </style:style>
    <style:style style:name="T107" style:family="text">
      <style:text-properties fo:color="#ff0000" style:font-name="Times New Roman" fo:font-size="11pt" style:font-name-asian="標楷體1" style:font-size-asian="11pt" style:font-name-complex="DFKai-SB" style:font-size-complex="11pt"/>
    </style:style>
    <style:style style:name="T108" style:family="text">
      <style:text-properties fo:color="#ff0000" style:font-name="Times New Roman" fo:font-size="11pt" fo:background-color="transparent" loext:char-shading-value="0" style:font-name-asian="標楷體1" style:font-size-asian="11pt" style:font-name-complex="DFKai-SB" style:font-size-complex="11pt"/>
    </style:style>
    <style:style style:name="T109" style:family="text">
      <style:text-properties fo:color="#ff0000" style:font-name="Times New Roman" fo:font-size="11pt" fo:background-color="transparent" loext:char-shading-value="0" style:font-name-asian="標楷體1" style:font-size-asian="11pt" style:font-name-complex="DFKai-SB" style:font-size-complex="11pt"/>
    </style:style>
    <style:style style:name="T110" style:family="text">
      <style:text-properties fo:color="#ff0000" style:font-name="Times New Roman1" fo:font-size="11pt" style:font-name-asian="標楷體" style:font-size-asian="11pt" style:font-name-complex="Times New Roman1" style:font-size-complex="11pt" style:language-complex="ar" style:country-complex="SA"/>
    </style:style>
    <style:style style:name="T111" style:family="text">
      <style:text-properties fo:color="#ff0000" style:font-name="Times New Roman1" fo:font-size="11pt" style:font-name-asian="標楷體" style:font-size-asian="11pt" style:language-asian="zh" style:country-asian="HK" style:font-name-complex="Times New Roman1" style:font-size-complex="11pt" style:language-complex="ar" style:country-complex="SA"/>
    </style:style>
    <style:style style:name="T112" style:family="text">
      <style:text-properties fo:color="#ff0000" style:font-name="Times New Roman1" fo:font-size="11pt" style:font-name-asian="標楷體" style:font-size-asian="11pt" style:language-asian="zh" style:country-asian="CN" style:font-size-complex="11pt"/>
    </style:style>
    <style:style style:name="T113" style:family="text">
      <style:text-properties fo:color="#ff0000" style:font-name="Times New Roman1" fo:font-size="11pt" fo:background-color="transparent" loext:char-shading-value="0" style:font-name-asian="標楷體" style:font-size-asian="11pt" style:font-name-complex="Times New Roman1" style:font-size-complex="11pt" style:language-complex="ar" style:country-complex="SA"/>
    </style:style>
    <style:style style:name="T114" style:family="text">
      <style:text-properties fo:color="#ff0000" style:font-name="Times New Roman1" fo:font-size="11pt" fo:background-color="transparent" loext:char-shading-value="0" style:font-name-asian="標楷體" style:font-size-asian="11pt" style:font-name-complex="Times New Roman1" style:font-size-complex="11pt" style:language-complex="ar" style:country-complex="SA"/>
    </style:style>
    <style:style style:name="T115" style:family="text">
      <style:text-properties fo:color="#ff0000" style:font-name="Times New Roman1" fo:font-size="11pt" fo:background-color="transparent" loext:char-shading-value="0" style:font-name-asian="標楷體" style:font-size-asian="11pt" style:language-asian="zh" style:country-asian="HK" style:font-name-complex="Times New Roman1" style:font-size-complex="11pt" style:language-complex="ar" style:country-complex="SA"/>
    </style:style>
    <style:style style:name="T116" style:family="text">
      <style:text-properties fo:color="#ff0000" style:font-name="Times New Roman1" fo:font-size="11pt" fo:background-color="transparent" loext:char-shading-value="0" style:font-name-asian="標楷體" style:font-size-asian="11pt" style:language-asian="zh" style:country-asian="HK" style:font-name-complex="Times New Roman1" style:font-size-complex="11pt" style:language-complex="ar" style:country-complex="SA"/>
    </style:style>
    <style:style style:name="T117" style:family="text">
      <style:text-properties fo:color="#ff0000" style:font-name="Times New Roman1" fo:font-size="11pt" fo:background-color="transparent" loext:char-shading-value="0" style:font-name-asian="標楷體" style:font-size-asian="11pt" style:language-asian="zh" style:country-asian="CN" style:font-size-complex="11pt"/>
    </style:style>
    <style:style style:name="T118" style:family="text">
      <style:text-properties fo:color="#ff0000" style:font-name="Times New Roman1" fo:font-size="11pt" fo:background-color="transparent" loext:char-shading-value="0" style:font-name-asian="標楷體" style:font-size-asian="11pt" style:language-asian="zh" style:country-asian="CN" style:font-size-complex="11pt"/>
    </style:style>
    <style:style style:name="T119" style:family="text">
      <style:text-properties fo:font-size="13pt" style:font-name-asian="DFKai-SB" style:font-size-asian="13pt" style:font-size-complex="13pt"/>
    </style:style>
    <style:style style:name="T120" style:family="text">
      <style:text-properties fo:font-size="13pt" fo:background-color="transparent" loext:char-shading-value="0" style:font-name-asian="DFKai-SB" style:font-size-asian="13pt" style:font-size-complex="13pt"/>
    </style:style>
    <style:style style:name="T121" style:family="text">
      <style:text-properties fo:font-size="13pt" fo:background-color="transparent" loext:char-shading-value="0" style:font-name-asian="DFKai-SB" style:font-size-asian="13pt" style:font-size-complex="13pt"/>
    </style:style>
    <style:style style:name="T122" style:family="text">
      <style:text-properties fo:color="#666666" style:font-name="標楷體" fo:font-size="11pt" style:font-name-asian="標楷體" style:font-size-asian="11pt" style:font-name-complex="DFKai-SB" style:font-size-complex="9pt"/>
    </style:style>
    <style:style style:name="T123" style:family="text">
      <style:text-properties fo:color="#666666" style:font-name="標楷體" fo:font-size="11pt" fo:background-color="transparent" loext:char-shading-value="0" style:font-name-asian="標楷體" style:font-size-asian="11pt" style:font-name-complex="DFKai-SB" style:font-size-complex="9pt"/>
    </style:style>
    <style:style style:name="T124" style:family="text">
      <style:text-properties fo:color="#666666" style:font-name="標楷體" fo:font-size="11pt" fo:background-color="transparent" loext:char-shading-value="0" style:font-name-asian="標楷體" style:font-size-asian="11pt" style:font-name-complex="DFKai-SB" style:font-size-complex="9pt"/>
    </style:style>
    <style:style style:name="T125" style:family="text">
      <style:text-properties fo:color="#666666" style:font-name="標楷體" fo:font-size="13pt" style:font-name-asian="標楷體" style:font-size-asian="13pt" style:font-size-complex="13pt"/>
    </style:style>
    <style:style style:name="T126" style:family="text">
      <style:text-properties fo:color="#666666" style:font-name="標楷體" fo:font-size="13pt" fo:background-color="transparent" loext:char-shading-value="0" style:font-name-asian="標楷體" style:font-size-asian="13pt" style:font-size-complex="13pt"/>
    </style:style>
    <style:style style:name="T127" style:family="text">
      <style:text-properties fo:color="#666666" style:font-name="標楷體" fo:font-size="13pt" fo:background-color="transparent" loext:char-shading-value="0" style:font-name-asian="標楷體" style:font-size-asian="13pt" style:font-size-complex="13pt"/>
    </style:style>
    <style:style style:name="T128" style:family="text">
      <style:text-properties fo:color="#666666" style:font-name="Times New Roman1" fo:font-size="11pt" fo:background-color="#ffff00" loext:char-shading-value="0" style:font-name-asian="標楷體" style:font-size-asian="11pt" style:font-size-complex="11pt"/>
    </style:style>
    <style:style style:name="T129" style:family="text">
      <style:text-properties fo:color="#666666" style:font-name="Times New Roman1" fo:font-size="11pt" style:letter-kerning="false" fo:background-color="#ffff00" loext:char-shading-value="0" style:font-name-asian="標楷體" style:font-size-asian="11pt" style:font-name-complex="新細明體" style:font-size-complex="11pt"/>
    </style:style>
    <style:style style:name="T130" style:family="text">
      <style:text-properties fo:color="#666666" style:font-name="Times New Roman1" fo:font-size="11pt" style:letter-kerning="false" style:font-name-asian="標楷體" style:font-size-asian="11pt" style:font-name-complex="新細明體" style:font-size-complex="11pt"/>
    </style:style>
    <style:style style:name="T131" style:family="text">
      <style:text-properties fo:color="#666666" style:font-name="Times New Roman1" fo:font-size="11pt" style:letter-kerning="false" fo:background-color="transparent" loext:char-shading-value="0" style:font-name-asian="標楷體" style:font-size-asian="11pt" style:font-name-complex="新細明體" style:font-size-complex="11pt"/>
    </style:style>
    <style:style style:name="T132" style:family="text">
      <style:text-properties fo:color="#666666" style:font-name="Times New Roman1" fo:font-size="11pt" style:letter-kerning="false" fo:background-color="transparent" loext:char-shading-value="0" style:font-name-asian="標楷體" style:font-size-asian="11pt" style:font-name-complex="新細明體" style:font-size-complex="11pt"/>
    </style:style>
    <style:style style:name="T133" style:family="text">
      <style:text-properties fo:color="#666666" style:font-name="Times New Roman1" fo:font-size="11pt" style:text-underline-style="solid" style:text-underline-width="auto" style:text-underline-color="font-color" style:text-underline-mode="continuous" style:text-overline-mode="continuous" style:text-line-through-mode="continuous" style:letter-kerning="false" fo:background-color="#ffff00" loext:char-shading-value="0" style:font-name-asian="標楷體" style:font-size-asian="11pt" style:font-name-complex="新細明體" style:font-size-complex="11pt"/>
    </style:style>
    <style:style style:name="T134" style:family="text">
      <style:text-properties fo:color="#666666" style:font-name="Times New Roman1" fo:font-size="11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標楷體" style:font-size-asian="11pt" style:font-name-complex="新細明體" style:font-size-complex="11pt"/>
    </style:style>
    <style:style style:name="T135" style:family="text">
      <style:text-properties fo:color="#666666" style:font-name="Times New Roman1" fo:font-size="11pt" style:text-underline-style="solid" style:text-underline-width="auto" style:text-underline-color="font-color" style:text-underline-mode="continuous" style:text-overline-mode="continuous" style:text-line-through-mode="continuous" style:letter-kerning="false" fo:background-color="transparent" loext:char-shading-value="0" style:font-name-asian="標楷體" style:font-size-asian="11pt" style:font-name-complex="新細明體" style:font-size-complex="11pt"/>
    </style:style>
    <style:style style:name="T136" style:family="text">
      <style:text-properties fo:color="#666666" style:font-name="Times New Roman1" fo:font-size="11pt" style:text-underline-style="solid" style:text-underline-width="auto" style:text-underline-color="font-color" style:text-underline-mode="continuous" style:text-overline-mode="continuous" style:text-line-through-mode="continuous" style:letter-kerning="false" fo:background-color="transparent" loext:char-shading-value="0" style:font-name-asian="標楷體" style:font-size-asian="11pt" style:font-name-complex="新細明體" style:font-size-complex="11pt"/>
    </style:style>
    <style:style style:name="T137" style:family="text">
      <style:text-properties fo:color="#666666" style:font-name="Times New Roman1" fo:font-size="11pt" style:font-name-asian="標楷體" style:font-size-asian="11pt" style:font-size-complex="11pt"/>
    </style:style>
    <style:style style:name="T138" style:family="text">
      <style:text-properties fo:color="#666666" style:font-name="Times New Roman1" fo:font-size="11pt" fo:background-color="transparent" loext:char-shading-value="0" style:font-name-asian="標楷體" style:font-size-asian="11pt" style:font-size-complex="11pt"/>
    </style:style>
    <style:style style:name="T139" style:family="text">
      <style:text-properties fo:color="#666666" style:font-name="Times New Roman1" fo:font-size="11pt" fo:background-color="transparent" loext:char-shading-value="0" style:font-name-asian="標楷體" style:font-size-asian="11pt" style:font-size-complex="11pt"/>
    </style:style>
    <style:style style:name="T140" style:family="text">
      <style:text-properties style:language-asian="zh" style:country-asian="HK"/>
    </style:style>
    <style:style style:name="T141" style:family="text">
      <style:text-properties fo:color="#ff3333" style:font-name="Times New Roman1" fo:font-size="11pt" style:letter-kerning="false" style:font-name-asian="標楷體" style:font-size-asian="11pt" style:font-name-complex="新細明體" style:font-size-complex="11pt"/>
    </style:style>
    <style:style style:name="T142" style:family="text">
      <style:text-properties fo:color="#ff3333" style:font-name="Times New Roman1" fo:font-size="11pt" style:letter-kerning="false" fo:background-color="transparent" loext:char-shading-value="0" style:font-name-asian="標楷體" style:font-size-asian="11pt" style:font-name-complex="新細明體" style:font-size-complex="11pt"/>
    </style:style>
    <style:style style:name="T143" style:family="text">
      <style:text-properties fo:color="#ff3333" style:font-name="Times New Roman1" fo:font-size="11pt" style:letter-kerning="false" fo:background-color="transparent" loext:char-shading-value="0" style:font-name-asian="標楷體" style:font-size-asian="11pt" style:font-name-complex="新細明體" style:font-size-complex="11pt"/>
    </style:style>
    <style:style style:name="T144" style:family="text">
      <style:text-properties fo:color="#ff3333" style:font-name="Times New Roman1" fo:font-size="11pt" style:font-name-asian="標楷體" style:font-size-asian="11pt" style:language-asian="zh" style:country-asian="CN" style:font-size-complex="11pt"/>
    </style:style>
    <style:style style:name="T145" style:family="text">
      <style:text-properties fo:color="#ff3333" style:font-name="Times New Roman1" fo:font-size="11pt" fo:background-color="transparent" loext:char-shading-value="0" style:font-name-asian="標楷體" style:font-size-asian="11pt" style:language-asian="zh" style:country-asian="CN" style:font-size-complex="11pt"/>
    </style:style>
    <style:style style:name="T146" style:family="text">
      <style:text-properties fo:color="#ff3333" style:font-name="Times New Roman1" fo:font-size="11pt" fo:background-color="transparent" loext:char-shading-value="0" style:font-name-asian="標楷體" style:font-size-asian="11pt" style:language-asian="zh" style:country-asian="CN" style:font-size-complex="11pt"/>
    </style:style>
    <style:style style:name="T147" style:family="text">
      <style:text-properties fo:color="#808080" style:font-name="DFKai-SB" fo:font-size="13pt" style:font-name-asian="DFKai-SB" style:font-size-asian="13pt" style:font-name-complex="DFKai-SB" style:font-size-complex="13pt"/>
    </style:style>
    <style:style style:name="T148" style:family="text">
      <style:text-properties fo:color="#808080" style:font-name="DFKai-SB" fo:font-size="13pt" fo:background-color="transparent" loext:char-shading-value="0" style:font-name-asian="DFKai-SB" style:font-size-asian="13pt" style:font-name-complex="DFKai-SB" style:font-size-complex="13pt"/>
    </style:style>
    <style:style style:name="T149" style:family="text">
      <style:text-properties fo:color="#808080" style:font-name="DFKai-SB" fo:font-size="13pt" fo:background-color="transparent" loext:char-shading-value="0" style:font-name-asian="DFKai-SB" style:font-size-asian="13pt" style:font-name-complex="DFKai-SB" style:font-size-complex="13pt"/>
    </style:style>
    <style:style style:name="T150" style:family="text">
      <style:text-properties fo:color="#800000" style:font-name="DFKai-SB" fo:font-size="13pt" style:font-name-asian="DFKai-SB" style:font-size-asian="13pt" style:font-name-complex="DFKai-SB" style:font-size-complex="13pt"/>
    </style:style>
    <style:style style:name="T151" style:family="text">
      <style:text-properties fo:color="#800000" style:font-name="DFKai-SB" fo:font-size="13pt" fo:background-color="transparent" loext:char-shading-value="0" style:font-name-asian="DFKai-SB" style:font-size-asian="13pt" style:font-name-complex="DFKai-SB" style:font-size-complex="13pt"/>
    </style:style>
    <style:style style:name="T152" style:family="text">
      <style:text-properties fo:color="#800000" style:font-name="DFKai-SB" fo:font-size="13pt" fo:background-color="transparent" loext:char-shading-value="0" style:font-name-asian="DFKai-SB" style:font-size-asian="13pt" style:font-name-complex="DFKai-SB" style:font-size-complex="13pt"/>
    </style:style>
    <style:style style:name="T153" style:family="text">
      <style:text-properties fo:color="#800000" style:font-name="DFKai-SB" fo:font-size="14pt" style:font-name-asian="DFKai-SB" style:font-size-asian="14pt" style:font-name-complex="DFKai-SB" style:font-size-complex="9pt"/>
    </style:style>
    <style:style style:name="T154" style:family="text">
      <style:text-properties fo:color="#800000" style:font-name="DFKai-SB" fo:font-size="14pt" fo:background-color="transparent" loext:char-shading-value="0" style:font-name-asian="DFKai-SB" style:font-size-asian="14pt" style:font-name-complex="DFKai-SB" style:font-size-complex="9pt"/>
    </style:style>
    <style:style style:name="T155" style:family="text">
      <style:text-properties fo:color="#800000" style:font-name="DFKai-SB" fo:font-size="14pt" fo:background-color="transparent" loext:char-shading-value="0" style:font-name-asian="DFKai-SB" style:font-size-asian="14pt" style:font-name-complex="DFKai-SB" style:font-size-complex="9pt"/>
    </style:style>
    <style:style style:name="T156" style:family="text">
      <style:text-properties style:font-name="Times New Roman" fo:font-size="13pt" style:font-name-asian="標楷體1" style:font-size-asian="13pt" style:font-name-complex="DFKai-SB" style:font-size-complex="13pt"/>
    </style:style>
    <style:style style:name="T157" style:family="text">
      <style:text-properties style:font-name="Times New Roman" fo:font-size="13pt" fo:background-color="transparent" loext:char-shading-value="0" style:font-name-asian="標楷體1" style:font-size-asian="13pt" style:font-name-complex="DFKai-SB" style:font-size-complex="13pt"/>
    </style:style>
    <style:style style:name="T158" style:family="text">
      <style:text-properties style:font-name="Times New Roman" fo:font-size="13pt" fo:background-color="transparent" loext:char-shading-value="0" style:font-name-asian="標楷體1" style:font-size-asian="13pt" style:font-name-complex="DFKai-SB" style:font-size-complex="13pt"/>
    </style:style>
    <style:style style:name="T159" style:family="text">
      <style:text-properties fo:background-color="transparent" loext:char-shading-value="0" style:language-asian="zh" style:country-asian="HK"/>
    </style:style>
    <style:style style:name="T160" style:family="text">
      <style:text-properties fo:background-color="transparent" loext:char-shading-value="0" style:language-asian="zh" style:country-asian="HK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框架1" text:anchor-type="paragraph" svg:x="18.098cm" svg:y="0.734cm" svg:width="0.443cm" style:rel-width="scale" svg:height="7.726cm" style:rel-height="scale" draw:z-index="0"><draw:text-box><text:p text:style-name="P2">※紅框線內各欄請參照填表說明詳細填寫。</text:p><text:p text:style-name="P2"/></draw:text-box></draw:frame><text:span text:style-name="預設段落字型"><text:span text:style-name="T20">數位服務個人化平臺資料</text:span></text:span><text:span text:style-name="預設段落字型"><text:span text:style-name="T22">提供者介接申請表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columns-spanned="5" office:value-type="string">
            <text:p text:style-name="P16">資 料 提 供 者 基 本 資 料</text:p>
          </table:table-cell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26">機關(構)類別</text:p>
          </table:table-cell>
          <table:table-cell table:style-name="表格1.B2" table:number-columns-spanned="4" office:value-type="string">
            <text:p text:style-name="P5"><text:span text:style-name="預設段落字型"><text:span text:style-name="T46"><text:s/></text:span></text:span><text:span text:style-name="預設段落字型"><text:span text:style-name="T36">□公務機關 　□非公務機關</text:span></text:span></text:p>
          </table:table-cell>
          <table:covered-table-cell/>
          <table:covered-table-cell/>
          <table:covered-table-cell/>
        </table:table-row>
        <table:table-row table:style-name="表格1.3">
          <table:table-cell table:style-name="表格1.A2" office:value-type="string">
            <text:p text:style-name="P26">機關(構)名稱</text:p>
          </table:table-cell>
          <table:table-cell table:style-name="表格1.B2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表格1.4">
          <table:table-cell table:style-name="表格1.A2" office:value-type="string">
            <text:p text:style-name="P26">機關(構)地址</text:p>
          </table:table-cell>
          <table:table-cell table:style-name="表格1.B2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表格1.5">
          <table:table-cell table:style-name="表格1.A2" office:value-type="string">
            <text:p text:style-name="P17">承辦人姓名</text:p>
          </table:table-cell>
          <table:table-cell table:style-name="表格1.B5" office:value-type="string">
            <text:p text:style-name="P26"/>
          </table:table-cell>
          <table:table-cell table:style-name="表格1.B5" table:number-columns-spanned="2" office:value-type="string">
            <text:p text:style-name="P17">承辦人電話</text:p>
          </table:table-cell>
          <table:covered-table-cell/>
          <table:table-cell table:style-name="表格1.B2" office:value-type="string">
            <text:p text:style-name="P26"/>
          </table:table-cell>
        </table:table-row>
        <table:table-row table:style-name="表格1.6">
          <table:table-cell table:style-name="表格1.A2" office:value-type="string">
            <text:p text:style-name="P17">承辦人</text:p>
            <text:p text:style-name="P17">電子郵件</text:p>
          </table:table-cell>
          <table:table-cell table:style-name="表格1.B5" office:value-type="string">
            <text:p text:style-name="P26"/>
          </table:table-cell>
          <table:table-cell table:style-name="表格1.B5" table:number-columns-spanned="2" office:value-type="string">
            <text:p text:style-name="P17">承辦人</text:p>
            <text:p text:style-name="P4"><text:span text:style-name="預設段落字型"><text:span text:style-name="T40">我的E政府帳號</text:span></text:span><text:span text:style-name="預設段落字型"><text:span text:style-name="T50">(主帳號)</text:span></text:span></text:p>
          </table:table-cell>
          <table:covered-table-cell/>
          <table:table-cell table:style-name="表格1.B2" office:value-type="string">
            <text:p text:style-name="P26"/>
          </table:table-cell>
        </table:table-row>
        <table:table-row table:style-name="表格1.7">
          <table:table-cell table:style-name="表格1.A7" table:number-columns-spanned="5" office:value-type="string">
            <text:p text:style-name="P6"><text:span text:style-name="預設段落字型"><text:span text:style-name="T31">申</text:span></text:span><text:span text:style-name="預設段落字型"><text:span text:style-name="T33"> </text:span></text:span><text:span text:style-name="預設段落字型"><text:span text:style-name="T31">請</text:span></text:span><text:span text:style-name="預設段落字型"><text:span text:style-name="T33"> </text:span></text:span><text:span text:style-name="預設段落字型"><text:span text:style-name="T31">事</text:span></text:span><text:span text:style-name="預設段落字型"><text:span text:style-name="T33"> </text:span></text:span><text:span text:style-name="預設段落字型"><text:span text:style-name="T31">項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table-cell table:style-name="表格1.A2" office:value-type="string">
            <text:p text:style-name="P6"><text:span text:style-name="預設段落字型"><text:span text:style-name="T40">申請項</text:span></text:span><text:span text:style-name="預設段落字型"><text:span text:style-name="T42">目</text:span></text:span></text:p>
          </table:table-cell>
          <table:table-cell table:style-name="表格1.B2" table:number-columns-spanned="4" office:value-type="string">
            <text:p text:style-name="P7"><text:span text:style-name="預設段落字型"><text:span text:style-name="T44"><text:s/>□ 測試</text:span></text:span><text:span text:style-name="預設段落字型"><text:span text:style-name="T38">與試辦</text:span></text:span><text:span text:style-name="預設段落字型"><text:span text:style-name="T44"> </text:span></text:span><text:span text:style-name="預設段落字型"><text:span text:style-name="T38">　</text:span></text:span><text:span text:style-name="預設段落字型"><text:span text:style-name="T44"> □ 上線　 </text:span></text:span><text:span text:style-name="預設段落字型"><text:span text:style-name="T38"><text:s/></text:span></text:span><text:span text:style-name="預設段落字型"><text:span text:style-name="T44">□ </text:span></text:span><text:span text:style-name="預設段落字型"><text:span text:style-name="T38">上線後</text:span></text:span><text:span text:style-name="預設段落字型"><text:span text:style-name="T44">異動</text:span></text:span><text:span text:style-name="預設段落字型"><text:span text:style-name="T38">　</text:span></text:span><text:span text:style-name="預設段落字型"><text:span text:style-name="T44"> □ </text:span></text:span><text:span text:style-name="預設段落字型"><text:span text:style-name="T38">終止</text:span></text:span></text:p>
          </table:table-cell>
          <table:covered-table-cell/>
          <table:covered-table-cell/>
          <table:covered-table-cell/>
        </table:table-row>
        <table:table-row table:style-name="表格1.9">
          <table:table-cell table:style-name="表格1.A2" office:value-type="string">
            <text:p text:style-name="P27">預計日期</text:p>
          </table:table-cell>
          <table:table-cell table:style-name="表格1.B2" table:number-columns-spanned="4" office:value-type="string">
            <text:p text:style-name="P29"/>
            <text:p text:style-name="P29"/>
            <text:p text:style-name="P7"><text:span text:style-name="預設段落字型"><text:span text:style-name="T100">*</text:span></text:span><text:span text:style-name="預設段落字型"><text:span text:style-name="T104">申請</text:span></text:span><text:span text:style-name="預設段落字型"><text:span text:style-name="T100">測試</text:span></text:span><text:span text:style-name="預設段落字型"><text:span text:style-name="T104">與試辦</text:span></text:span><text:span text:style-name="預設段落字型"><text:span text:style-name="T106">請分別填寫</text:span></text:span><text:span text:style-name="預設段落字型"><text:span text:style-name="T102">測試</text:span></text:span><text:span text:style-name="預設段落字型"><text:span text:style-name="T106">期間與試辦期間，最長合計以3個月為限，其他請填寫預計上線、異動或下架日期。</text:span></text:span></text:p>
          </table:table-cell>
          <table:covered-table-cell/>
          <table:covered-table-cell/>
          <table:covered-table-cell/>
        </table:table-row>
        <table:table-row table:style-name="表格1.10">
          <table:table-cell table:style-name="表格1.A2" office:value-type="string">
            <text:p text:style-name="P26">備註</text:p>
          </table:table-cell>
          <table:table-cell table:style-name="表格1.B2" table:number-columns-spanned="4" office:value-type="string">
            <text:p text:style-name="P7"><text:span text:style-name="預設段落字型"><text:span text:style-name="T64">1.申請測試與試辦，請提</text:span></text:span><text:span text:style-name="預設段落字型"><text:span text:style-name="T158">供</text:span></text:span><text:span text:style-name="預設段落字型"><text:span text:style-name="T64">使用者電腦</text:span></text:span><text:span text:style-name="預設段落字型"><text:span text:style-name="T66">IP位址</text:span></text:span><text:span text:style-name="預設段落字型"><text:span text:style-name="T64">：</text:span></text:span><text:span text:style-name="預設段落字型"><text:span text:style-name="T70">　 <text:s text:c="7"/></text:span></text:span><text:span text:style-name="預設段落字型"><text:span text:style-name="T64"><text:s/></text:span></text:span><text:span text:style-name="預設段落字型"><text:span text:style-name="T109">*至多三組</text:span></text:span></text:p>
            <text:p text:style-name="P7"><text:span text:style-name="預設段落字型"><text:span text:style-name="T64">2.申請上線後異動，請說明異動原因：</text:span></text:span><text:span text:style-name="預設段落字型"><text:span text:style-name="T70">　 <text:s text:c="5"/></text:span></text:span><text:span text:style-name="預設段落字型"><text:span text:style-name="T72">　</text:span></text:span><text:span text:style-name="預設段落字型"><text:span text:style-name="T109">*例如新增資料集欄位</text:span></text:span></text:p>
          </table:table-cell>
          <table:covered-table-cell/>
          <table:covered-table-cell/>
          <table:covered-table-cell/>
        </table:table-row>
        <table:table-row table:style-name="表格1.11">
          <table:table-cell table:style-name="表格1.A7" table:number-columns-spanned="5" office:value-type="string">
            <text:p text:style-name="P28">資 料 項 目 說 明</text:p>
          </table:table-cell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2" table:number-rows-spanned="19" office:value-type="string">
            <text:p text:style-name="P30"/>
            <text:p text:style-name="P30">資料集一</text:p>
            <text:p text:style-name="P30">(*如兩個以上資料集請自行增加)</text:p>
          </table:table-cell>
          <table:table-cell table:style-name="表格1.B5" office:value-type="string">
            <text:p text:style-name="P30">資料集名稱</text:p>
          </table:table-cell>
          <table:table-cell table:style-name="表格1.B2" table:number-columns-spanned="3" office:value-type="string">
            <text:p text:style-name="P7"><text:span text:style-name="預設段落字型"><text:span text:style-name="T124">(填入資料集名稱)</text:span></text:span></text:p>
          </table:table-cell>
          <table:covered-table-cell/>
          <table:covered-table-cell/>
        </table:table-row>
        <table:table-row table:style-name="表格1.12">
          <table:covered-table-cell/>
          <table:table-cell table:style-name="表格1.B5" office:value-type="string">
            <text:p text:style-name="P6"><text:span text:style-name="預設段落字型"><text:span text:style-name="T56">資料集簡述</text:span></text:span></text:p>
          </table:table-cell>
          <table:table-cell table:style-name="表格1.B2" table:number-columns-spanned="3" office:value-type="string">
            <text:p text:style-name="P7"><text:span text:style-name="預設段落字型"><text:span text:style-name="T127">(</text:span></text:span><text:span text:style-name="預設段落字型"><text:span text:style-name="T124">簡述內容以50字為限)</text:span></text:span></text:p>
          </table:table-cell>
          <table:covered-table-cell/>
          <table:covered-table-cell/>
        </table:table-row>
        <table:table-row table:style-name="表格1.14">
          <table:covered-table-cell/>
          <table:table-cell table:style-name="表格1.B5" table:number-rows-spanned="2" office:value-type="string">
            <text:p text:style-name="P3"><text:span text:style-name="預設段落字型"><text:span text:style-name="T121">當事人取用本項</text:span></text:span></text:p>
            <text:p text:style-name="P20">資料集最低安全等級</text:p>
          </table:table-cell>
          <table:table-cell table:style-name="表格1.B2" table:number-columns-spanned="3" office:value-type="string"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P3"><text:span text:style-name="預設段落字型"><text:span text:style-name="T83">安全等級</text:span></text:span></text:p>
                </table:table-cell>
                <table:table-cell table:style-name="表格2.B1" office:value-type="string">
                  <text:p text:style-name="P10"><text:span text:style-name="預設段落字型"><text:span text:style-name="T7">安全等級對應之身分驗證方式</text:span></text:span></text:p>
                </table:table-cell>
              </table:table-row>
              <table:table-row>
                <table:table-cell table:style-name="表格2.A2" office:value-type="string">
                  <text:p text:style-name="P13">1</text:p>
                </table:table-cell>
                <table:table-cell table:style-name="表格2.B2" office:value-type="string">
                  <text:p text:style-name="P38">自然人憑證、晶片金融卡、硬體金融憑證</text:p>
                </table:table-cell>
              </table:table-row>
              <table:table-row>
                <table:table-cell table:style-name="表格2.A2" office:value-type="string">
                  <text:p text:style-name="P13">2</text:p>
                </table:table-cell>
                <table:table-cell table:style-name="表格2.B2" office:value-type="string">
                  <text:p text:style-name="Standard"><text:span text:style-name="預設段落字型"><text:span text:style-name="T87">臺灣行動身分識別(TW FidO)，須使用自然人憑證綁定</text:span></text:span></text:p>
                </table:table-cell>
              </table:table-row>
              <table:table-row>
                <table:table-cell table:style-name="表格2.A2" office:value-type="string">
                  <text:p text:style-name="P13">3</text:p>
                </table:table-cell>
                <table:table-cell table:style-name="表格2.B2" office:value-type="string">
                  <text:p text:style-name="P11"><text:span text:style-name="預設段落字型"><text:span text:style-name="T87">健保卡、軟體金融憑證</text:span></text:span></text:p>
                </table:table-cell>
              </table:table-row>
              <table:table-row>
                <table:table-cell table:style-name="表格2.A2" office:value-type="string">
                  <text:p text:style-name="P13">4</text:p>
                </table:table-cell>
                <table:table-cell table:style-name="表格2.B2" office:value-type="string">
                  <text:p text:style-name="Standard"><text:span text:style-name="預設段落字型"><text:span text:style-name="T87">雙證件驗證 (健保卡卡號+身分證領換補日期 或 健保卡卡號+戶口名簿戶號)</text:span></text:span></text:p>
                </table:table-cell>
              </table:table-row>
            </table:table>
            <text:p text:style-name="P9"><text:span text:style-name="預設段落字型"><text:span text:style-name="T10">請填寫最低</text:span></text:span><text:span text:style-name="預設段落字型"><text:span text:style-name="T12">安全等級</text:span></text:span><text:span text:style-name="預設段落字型"><text:span text:style-name="T10">：第＿＿等級 </text:span></text:span><text:span text:style-name="預設段落字型"><text:span text:style-name="T114">*安全等級</text:span></text:span><text:span text:style-name="預設段落字型"><text:span text:style-name="T116">由1到4遞減</text:span></text:span><text:span text:style-name="預設段落字型"><text:span text:style-name="T114">，等級1最高，例如選擇3，即表示1、2、3皆可驗證。</text:span></text:span></text:p>
          </table:table-cell>
          <table:covered-table-cell/>
          <table:covered-table-cell/>
        </table:table-row>
        <table:table-row table:style-name="表格1.15">
          <table:covered-table-cell/>
          <table:covered-table-cell/>
          <table:table-cell table:style-name="表格1.B2" table:number-columns-spanned="3" office:value-type="string">
            <text:p text:style-name="P5"><text:span text:style-name="預設段落字型"><text:span text:style-name="T87">□工商憑證 </text:span></text:span><text:span text:style-name="預設段落字型"><text:span text:style-name="T143">*</text:span></text:span><text:span text:style-name="預設段落字型"><text:span text:style-name="T118">若本資料集可提供給</text:span></text:span><text:span text:style-name="預設段落字型"><text:span text:style-name="T146">公司行號或法人</text:span></text:span><text:span text:style-name="預設段落字型"><text:span text:style-name="T118">服務使用，再行勾選</text:span></text:span></text:p>
          </table:table-cell>
          <table:covered-table-cell/>
          <table:covered-table-cell/>
        </table:table-row>
        <table:table-row table:style-name="表格1.16">
          <table:covered-table-cell/>
          <table:table-cell table:style-name="表格1.B16" office:value-type="string">
            <text:p text:style-name="P35">DP-API 網址</text:p>
          </table:table-cell>
          <table:table-cell table:style-name="表格1.C16" table:number-columns-spanned="3" office:value-type="string">
            <text:p text:style-name="P39"/>
            <text:p text:style-name="P7"><text:span text:style-name="預設段落字型"><text:span text:style-name="T139">(請填寫完整的URL，例如：https://www.dp1.tw/api1。若為多IP網域，請同時列出所有的IP位址)</text:span></text:span></text:p>
          </table:table-cell>
          <table:covered-table-cell/>
          <table:covered-table-cell/>
        </table:table-row>
        <table:table-row table:style-name="表格1.17">
          <table:covered-table-cell/>
          <table:table-cell table:style-name="表格1.B16" office:value-type="string">
            <text:p text:style-name="P33">連線至MyData APIs</text:p>
            <text:p text:style-name="P6"><text:span text:style-name="預設段落字型"><text:span text:style-name="T10">之主機IP位址</text:span></text:span></text:p>
          </table:table-cell>
          <table:table-cell table:style-name="表格1.C16" table:number-columns-spanned="3" office:value-type="string">
            <text:p text:style-name="P34"><text:s/></text:p>
            <text:p text:style-name="P36"/>
          </table:table-cell>
          <table:covered-table-cell/>
          <table:covered-table-cell/>
        </table:table-row>
        <table:table-row table:style-name="表格1.16">
          <table:covered-table-cell/>
          <table:table-cell table:style-name="表格1.B16" office:value-type="string">
            <text:p text:style-name="P6"><text:span text:style-name="預設段落字型"><text:span text:style-name="T93">DP-API機關單位憑證</text:span></text:span></text:p>
            <text:p text:style-name="P6"><text:span text:style-name="預設段落字型"><text:span text:style-name="T93">(非IC卡類)到期日期</text:span></text:span></text:p>
          </table:table-cell>
          <table:table-cell table:style-name="表格1.C16" table:number-columns-spanned="3" office:value-type="string">
            <text:p text:style-name="P8"><text:span text:style-name="預設段落字型"><text:span text:style-name="T93"><text:s/>(</text:span></text:span><text:span text:style-name="預設段落字型"><text:span text:style-name="T91">YYYY/MM/DD)</text:span></text:span></text:p>
          </table:table-cell>
          <table:covered-table-cell/>
          <table:covered-table-cell/>
        </table:table-row>
        <table:table-row table:style-name="表格1.16">
          <table:covered-table-cell/>
          <table:table-cell table:style-name="表格1.B16" office:value-type="string">
            <text:p text:style-name="P37">當事人申請資料更新至</text:p>
            <text:p text:style-name="P37">資料庫實際更新所需時間</text:p>
          </table:table-cell>
          <table:table-cell table:style-name="表格1.C16" table:number-columns-spanned="3" office:value-type="string">
            <text:p text:style-name="P8"><text:span text:style-name="預設段落字型"><text:span text:style-name="T87">(單位：□分鐘 □天)</text:span></text:span></text:p>
          </table:table-cell>
          <table:covered-table-cell/>
          <table:covered-table-cell/>
        </table:table-row>
        <table:table-row table:style-name="表格1.20">
          <table:covered-table-cell/>
          <table:table-cell table:style-name="表格1.B20" office:value-type="string">
            <text:p text:style-name="P3"><text:span text:style-name="預設段落字型"><text:span text:style-name="T87">資料準備時間</text:span></text:span></text:p>
          </table:table-cell>
          <table:table-cell table:style-name="表格1.C20" table:number-columns-spanned="3" office:value-type="string">
            <text:p text:style-name="P21">□即時</text:p>
            <text:p text:style-name="Standard"><text:span text:style-name="預設段落字型"><text:span text:style-name="T87">□非即時(傳輸時間：______分鐘)</text:span></text:span></text:p>
          </table:table-cell>
          <table:covered-table-cell/>
          <table:covered-table-cell/>
        </table:table-row>
        <table:table-row table:style-name="表格1.21">
          <table:covered-table-cell/>
          <table:table-cell table:style-name="表格1.B21" office:value-type="string">
            <text:p text:style-name="P3"><text:span text:style-name="預設段落字型"><text:span text:style-name="T87">DP-API 自定參數</text:span></text:span></text:p>
          </table:table-cell>
          <table:table-cell table:style-name="表格1.C21" table:number-columns-spanned="3" office:value-type="string">
            <text:p text:style-name="Standard"><text:span text:style-name="預設段落字型"><text:span text:style-name="T87">□無 □有</text:span></text:span><text:span text:style-name="預設段落字型"><text:span text:style-name="T132">(</text:span></text:span><text:span text:style-name="預設段落字型"><text:span text:style-name="T136">請提供與OAS文件相符的「鍵值名稱及中文欄位名稱」，例如：CarsNO 車號)</text:span></text:span></text:p>
          </table:table-cell>
          <table:covered-table-cell/>
          <table:covered-table-cell/>
        </table:table-row>
        <table:table-row table:style-name="表格1.22">
          <table:covered-table-cell/>
          <table:table-cell table:style-name="表格1.B21" table:number-rows-spanned="9" office:value-type="string">
            <text:p text:style-name="P23">資料集欄位說明</text:p>
            <text:p text:style-name="P23">（*如資料項次不足請自行增加）</text:p>
          </table:table-cell>
          <table:table-cell table:style-name="表格1.B21" office:value-type="string">
            <text:p text:style-name="P23">項次</text:p>
          </table:table-cell>
          <table:table-cell table:style-name="表格1.C21" table:number-columns-spanned="2" office:value-type="string">
            <text:p text:style-name="P3"><text:span text:style-name="預設段落字型"><text:span text:style-name="T56">資料集欄位中文名稱</text:span></text:span></text:p>
          </table:table-cell>
          <table:covered-table-cell/>
        </table:table-row>
        <table:table-row table:style-name="表格1.23">
          <table:covered-table-cell/>
          <table:covered-table-cell/>
          <table:table-cell table:style-name="表格1.B21" office:value-type="string">
            <text:p text:style-name="P14">1</text:p>
          </table:table-cell>
          <table:table-cell table:style-name="表格1.C21" table:number-columns-spanned="2" office:value-type="string">
            <text:p text:style-name="P22"/>
          </table:table-cell>
          <table:covered-table-cell/>
        </table:table-row>
        <table:table-row table:style-name="表格1.24">
          <table:covered-table-cell/>
          <table:covered-table-cell/>
          <table:table-cell table:style-name="表格1.B21" office:value-type="string">
            <text:p text:style-name="P14">2</text:p>
          </table:table-cell>
          <table:table-cell table:style-name="表格1.C21" table:number-columns-spanned="2" office:value-type="string">
            <text:p text:style-name="P22"/>
          </table:table-cell>
          <table:covered-table-cell/>
        </table:table-row>
        <table:table-row table:style-name="表格1.25">
          <table:covered-table-cell/>
          <table:covered-table-cell/>
          <table:table-cell table:style-name="表格1.B21" office:value-type="string">
            <text:p text:style-name="P14">3</text:p>
          </table:table-cell>
          <table:table-cell table:style-name="表格1.C21" table:number-columns-spanned="2" office:value-type="string">
            <text:p text:style-name="P22"/>
          </table:table-cell>
          <table:covered-table-cell/>
        </table:table-row>
        <table:table-row table:style-name="表格1.23">
          <table:covered-table-cell/>
          <table:covered-table-cell/>
          <table:table-cell table:style-name="表格1.B21" office:value-type="string">
            <text:p text:style-name="P14">4</text:p>
          </table:table-cell>
          <table:table-cell table:style-name="表格1.C21" table:number-columns-spanned="2" office:value-type="string">
            <text:p text:style-name="P22"/>
          </table:table-cell>
          <table:covered-table-cell/>
        </table:table-row>
        <table:table-row table:style-name="表格1.23">
          <table:covered-table-cell/>
          <table:covered-table-cell/>
          <table:table-cell table:style-name="表格1.B21" office:value-type="string">
            <text:p text:style-name="P14">5</text:p>
          </table:table-cell>
          <table:table-cell table:style-name="表格1.C21" table:number-columns-spanned="2" office:value-type="string">
            <text:p text:style-name="P22"/>
          </table:table-cell>
          <table:covered-table-cell/>
        </table:table-row>
        <table:table-row table:style-name="表格1.28">
          <table:covered-table-cell/>
          <table:covered-table-cell/>
          <table:table-cell table:style-name="表格1.B21" office:value-type="string">
            <text:p text:style-name="P14">6</text:p>
          </table:table-cell>
          <table:table-cell table:style-name="表格1.C21" table:number-columns-spanned="2" office:value-type="string">
            <text:p text:style-name="P22"/>
          </table:table-cell>
          <table:covered-table-cell/>
        </table:table-row>
        <table:table-row table:style-name="表格1.25">
          <table:covered-table-cell/>
          <table:covered-table-cell/>
          <table:table-cell table:style-name="表格1.B21" office:value-type="string">
            <text:p text:style-name="P14">7</text:p>
          </table:table-cell>
          <table:table-cell table:style-name="表格1.C21" table:number-columns-spanned="2" office:value-type="string">
            <text:p text:style-name="P22"/>
          </table:table-cell>
          <table:covered-table-cell/>
        </table:table-row>
        <table:table-row table:style-name="表格1.28">
          <table:covered-table-cell/>
          <table:covered-table-cell/>
          <table:table-cell table:style-name="表格1.B21" office:value-type="string">
            <text:p text:style-name="P14">8</text:p>
          </table:table-cell>
          <table:table-cell table:style-name="表格1.C21" table:number-columns-spanned="2" office:value-type="string">
            <text:p text:style-name="P22"/>
          </table:table-cell>
          <table:covered-table-cell/>
        </table:table-row>
      </table:table>
      <text:p text:style-name="P12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P26">承辦人簽章</text:p>
          </table:table-cell>
          <table:table-cell table:style-name="表格3.B1" office:value-type="string">
            <text:p text:style-name="P22"/>
          </table:table-cell>
          <table:table-cell table:style-name="表格3.B1" office:value-type="string">
            <text:p text:style-name="P26">申請日期</text:p>
          </table:table-cell>
          <table:table-cell table:style-name="表格3.D1" office:value-type="string">
            <text:p text:style-name="P26"/>
          </table:table-cell>
        </table:table-row>
        <table:table-row table:style-name="表格3.2">
          <table:table-cell table:style-name="表格3.A2" office:value-type="string">
            <text:p text:style-name="P6"><text:span text:style-name="預設段落字型"><text:span text:style-name="T40">單位主管</text:span></text:span><text:span text:style-name="預設段落字型"><text:span text:style-name="T42">簽章</text:span></text:span></text:p>
          </table:table-cell>
          <table:table-cell table:style-name="表格3.B2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31">申請機構章</text:p>
          </table:table-cell>
          <table:table-cell table:style-name="表格3.B3" table:number-columns-spanned="3" office:value-type="string">
            <text:p text:style-name="P5"><text:span text:style-name="預設段落字型"><text:span text:style-name="T59">　</text:span></text:span><text:span text:style-name="預設段落字型"><text:span text:style-name="T149">(公務機關免用印、非公務機關申請測試免用印)</text:span></text:span></text:p>
          </table:table-cell>
          <table:covered-table-cell/>
          <table:covered-table-cell/>
        </table:table-row>
        <table:table-row table:style-name="表格3.1">
          <table:table-cell table:style-name="表格3.A4" table:number-columns-spanned="4" office:value-type="string">
            <text:p text:style-name="P6"><text:span text:style-name="預設段落字型"><text:span text:style-name="T50">目的事業主管機關核定結果</text:span></text:span><text:span text:style-name="預設段落字型"><text:span text:style-name="T59">(</text:span></text:span><text:span text:style-name="預設段落字型"><text:span text:style-name="T152">無</text:span></text:span><text:span text:style-name="預設段落字型"><text:span text:style-name="T155">目的事業主管機關者免填</text:span></text:span><text:span text:style-name="預設段落字型"><text:span text:style-name="T59">)</text:span></text:span></text:p>
          </table:table-cell>
          <table:covered-table-cell/>
          <table:covered-table-cell/>
          <table:covered-table-cell/>
        </table:table-row>
        <table:table-row table:style-name="表格3.5">
          <table:table-cell table:style-name="表格3.A5" office:value-type="string">
            <text:p text:style-name="P32">核定機關</text:p>
          </table:table-cell>
          <table:table-cell table:style-name="表格3.B5" office:value-type="string">
            <text:p text:style-name="P22"/>
          </table:table-cell>
          <table:table-cell table:style-name="表格3.B5" office:value-type="string">
            <text:p text:style-name="P6"><text:span text:style-name="預設段落字型"><text:span text:style-name="T50">核定</text:span></text:span><text:span text:style-name="預設段落字型"><text:span text:style-name="T52">日期</text:span></text:span></text:p>
          </table:table-cell>
          <table:table-cell table:style-name="表格3.D5" office:value-type="string">
            <text:p text:style-name="P32"/>
          </table:table-cell>
        </table:table-row>
        <table:table-row table:style-name="表格3.6">
          <table:table-cell table:style-name="表格3.A5" office:value-type="string">
            <text:p text:style-name="P6"><text:span text:style-name="預設段落字型"><text:span text:style-name="T50">核定結果</text:span></text:span></text:p>
          </table:table-cell>
          <table:table-cell table:style-name="表格3.B6" table:number-columns-spanned="3" office:value-type="string">
            <text:p text:style-name="P24">　□同意 <text:s/>　□不同意　 □請補件：＿＿＿＿＿＿＿＿＿＿</text:p>
          </table:table-cell>
          <table:covered-table-cell/>
          <table:covered-table-cell/>
        </table:table-row>
        <text:soft-page-break/>
        <table:table-row table:style-name="表格3.7">
          <table:table-cell table:style-name="表格3.A7" table:number-columns-spanned="4" office:value-type="string">
            <text:p text:style-name="P6"><text:span text:style-name="預設段落字型"><text:span text:style-name="T50">申請結果（由國家發展委員會填寫）</text:span></text:span></text:p>
          </table:table-cell>
          <table:covered-table-cell/>
          <table:covered-table-cell/>
          <table:covered-table-cell/>
        </table:table-row>
        <table:table-row table:style-name="表格3.8">
          <table:table-cell table:style-name="表格3.A8" office:value-type="string">
            <text:p text:style-name="P32">申請結果</text:p>
          </table:table-cell>
          <table:table-cell table:style-name="表格3.D5" table:number-columns-spanned="3" office:value-type="string">
            <text:p text:style-name="P24">　□同意 <text:s/>　□不同意　 □請補件：＿＿＿＿＿＿＿＿＿＿</text:p>
          </table:table-cell>
          <table:covered-table-cell/>
          <table:covered-table-cell/>
        </table:table-row>
        <table:table-row table:style-name="表格3.9">
          <table:table-cell table:style-name="表格3.A9" table:number-columns-spanned="4" office:value-type="string">
            <text:p text:style-name="P40">填表說明：</text:p>
            <text:list xml:id="list4208757311" text:style-name="WW8Num18">
              <text:list-item>
                <text:p text:style-name="P25"><text:span text:style-name="預設段落字型"><text:span text:style-name="T78">公務機關應填具申請表並函送本會；非公務機關應填具申請表並用印後，函請目的事業主管機關，目的事業主管機關於十日內完成核定作業，若核定同意後請函送本會，若不同意則由目的事業主管機關逕復申請結果。</text:span></text:span></text:p>
              </text:list-item>
              <text:list-item>
                <text:p text:style-name="P25"><text:span text:style-name="預設段落字型"><text:span text:style-name="T78">申請通過後須於MyData管理後臺登入並確認資料集名稱及DP-API自定參數等資料。</text:span></text:span></text:p>
              </text:list-item>
              <text:list-item>
                <text:p text:style-name="P25"><text:span text:style-name="預設段落字型"><text:span text:style-name="T78">開發介接程式請參考</text:span></text:span><text:span text:style-name="預設段落字型"><text:span text:style-name="T80">「數位服務個人化(MyData)應用規範</text:span></text:span><text:span text:style-name="預設段落字型"><text:span text:style-name="T78">」及其技術文件，如果有任何問題，歡迎來電洽詢(02)</text:span></text:span><text:span text:style-name="預設段落字型"><text:span text:style-name="T80">8643-3520，或E-mail至本平台客服信箱：</text:span></text:span><text:a xlink:type="simple" xlink:href="mailto:mydata@ndc.gov.tw" office:target-frame-name="_top" xlink:show="replace" text:style-name="Internet_20_link" text:visited-style-name="Visited_20_Internet_20_Link"><text:span text:style-name="預設段落字型"><text:span text:style-name="T78">mydata@ndc.gov.tw</text:span></text:span></text:a><text:span text:style-name="預設段落字型"><text:span text:style-name="T160">。</text:span></text:span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family-generic="modern" style:font-pitch="fixed"/>
    <style:font-face style:name="細明體" svg:font-family="細明體" style:font-family-generic="modern" style:font-pitch="fixed"/>
    <style:font-face style:name="DFKai-SB" svg:font-family="DFKai-SB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標準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 style:text-autospace="none" style:punctuation-wrap="simple" style:line-break="normal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style:font-size-asian="28pt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font-size="16pt" style:font-size-asian="16pt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line-height="100%" fo:hyphenation-ladder-count="no-limit"/>
      <style:text-properties fo:font-size="16pt" style:font-size-asian="16pt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line-height="100%" fo:hyphenation-ladder-count="no-limit"/>
      <style:text-properties fo:font-size="16pt" style:font-size-asian="16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line-height="100%" fo:hyphenation-ladder-count="no-limit"/>
      <style:text-properties fo:font-size="16pt" style:font-size-asian="16pt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line-height="100%" fo:hyphenation-ladder-count="no-limit"/>
      <style:text-properties fo:font-size="16pt" style:font-size-asian="16pt" style:font-style-complex="italic" style:font-weight-complex="bold"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line-height="100%" fo:hyphenation-ladder-count="no-limit"/>
      <style:text-properties fo:font-size="16pt" style:font-size-asian="16pt" style:font-weight-complex="bold" fo:hyphenate="false" loext:hyphenation-no-caps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line-height="100%" fo:hyphenation-ladder-count="no-limit"/>
      <style:text-properties fo:font-size="16pt" style:font-size-asian="16pt" style:font-style-complex="italic" style:font-weight-complex="bold" fo:hyphenate="false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fo:hyphenation-ladder-count="no-limit"/>
      <style:text-properties style:font-weight-complex="bold" fo:hyphenate="false" loext:hyphenation-no-caps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 fo:hyphenation-ladder-count="no-limit"/>
      <style:text-properties fo:font-style="italic" style:font-style-asian="italic" style:font-style-complex="italic" style:font-weight-complex="bold" fo:hyphenate="false" loext:hyphenation-no-caps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 fo:hyphenation-ladder-count="no-limit"/>
      <style:text-properties style:font-weight-complex="bold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4pt" style:font-size-asian="14pt" style:font-name-complex="Tahoma" style:font-family-complex="Tahoma" style:font-family-generic-complex="swiss" style:font-pitch-complex="variable" fo:hyphenate="false" loext:hyphenation-no-caps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4pt" fo:font-style="italic" style:font-size-asian="14pt" style:font-style-asian="italic" style:font-name-complex="Tahoma" style:font-family-complex="Tahoma" style:font-family-generic-complex="swiss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4pt" style:font-size-asian="14pt" style:font-name-complex="Tahoma" style:font-family-complex="Tahoma" style:font-family-generic-complex="swiss" style:font-pitch-complex="variable" fo:hyphenate="false" loext:hyphenation-no-caps="false"/>
    </style:style>
    <style:style style:name="_31_2PT_20_--_20_對齊邊線" style:display-name="12PT -- 對齊邊線" style:family="paragraph" style:parent-style-name="Text_20_body">
      <style:paragraph-properties fo:line-height="0.706cm" fo:hyphenation-ladder-count="no-limit"/>
      <style:text-properties fo:font-size="12pt" style:font-size-asian="12pt" fo:hyphenate="false" loext:hyphenation-no-caps="false"/>
    </style:style>
    <style:style style:name="_31_4PT_20_--_20_對齊邊線" style:display-name="14PT -- 對齊邊線" style:family="paragraph" style:parent-style-name="Text_20_body">
      <style:paragraph-properties fo:hyphenation-ladder-count="no-limit"/>
      <style:text-properties fo:font-size="14pt" style:font-size-asian="14pt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副標題" style:family="paragraph" style:parent-style-name="Heading" style:next-style-name="Text_20_body">
      <style:paragraph-properties fo:margin-top="0.106cm" fo:margin-bottom="0.212cm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_31_6PT_20_--_20_對齊邊線" style:display-name="16PT -- 對齊邊線" style:family="paragraph" style:parent-style-name="Text_20_body">
      <style:paragraph-properties fo:hyphenation-ladder-count="no-limit"/>
      <style:text-properties fo:hyphenate="false" loext:hyphenation-no-caps="false"/>
    </style:style>
    <style:style style:name="_31_8PT_20_--_20_對齊邊線" style:display-name="18PT -- 對齊邊線" style:family="paragraph" style:parent-style-name="Text_20_body">
      <style:paragraph-properties fo:hyphenation-ladder-count="no-limit"/>
      <style:text-properties fo:font-size="18pt" style:font-size-asian="18pt" fo:hyphenate="false" loext:hyphenation-no-caps="false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hyphenation-ladder-count="no-limit" fo:text-indent="0cm" style:auto-text-indent="false">
        <style:tab-stops/>
      </style:paragraph-properties>
      <style:text-properties fo:font-size="12pt" style:font-size-asian="12pt" fo:hyphenate="false" loext:hyphenation-no-caps="false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hyphenation-ladder-count="no-limit" fo:text-indent="0cm" style:auto-text-indent="false">
        <style:tab-stops/>
      </style:paragraph-properties>
      <style:text-properties fo:font-size="12pt" style:font-size-asian="12pt" fo:hyphenate="false" loext:hyphenation-no-caps="false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hyphenation-ladder-count="no-limit" fo:text-indent="0.85cm" style:auto-text-indent="false"/>
      <style:text-properties fo:hyphenate="false" loext:hyphenation-no-caps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hyphenation-ladder-count="no-limit" fo:text-indent="-0.85cm" style:auto-text-indent="false">
        <style:tab-stops/>
      </style:paragraph-properties>
      <style:text-properties fo:hyphenate="false" loext:hyphenation-no-caps="false"/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hyphenation-ladder-count="no-limit" fo:text-indent="-0.85cm" style:auto-text-indent="false">
        <style:tab-stops/>
      </style:paragraph-properties>
      <style:text-properties fo:hyphenate="false" loext:hyphenation-no-caps="false"/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cm" fo:margin-right="0cm" fo:hyphenation-ladder-count="no-limit" fo:text-indent="0.85cm" style:auto-text-indent="false"/>
      <style:text-properties fo:hyphenate="false" loext:hyphenation-no-caps="false"/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hyphenation-ladder-count="no-limit" fo:text-indent="-0.85cm" style:auto-text-indent="false">
        <style:tab-stops/>
      </style:paragraph-properties>
      <style:text-properties fo:hyphenate="false" loext:hyphenation-no-caps="false"/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cm" fo:margin-right="0cm" fo:hyphenation-ladder-count="no-limit" fo:text-indent="0.85cm" style:auto-text-indent="false"/>
      <style:text-properties fo:hyphenate="false" loext:hyphenation-no-caps="false"/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hyphenation-ladder-count="no-limit" fo:text-indent="-1cm" style:auto-text-indent="false">
        <style:tab-stops/>
      </style:paragraph-properties>
      <style:text-properties fo:hyphenate="false" loext:hyphenation-no-caps="false"/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hyphenation-ladder-count="no-limit" fo:text-indent="1cm" style:auto-text-indent="false"/>
      <style:text-properties fo:hyphenate="false" loext:hyphenation-no-caps="false"/>
    </style:style>
    <style:style style:name="_31_4PT_20_--_20_邊線縮1字" style:display-name="14PT -- 邊線縮1字" style:family="paragraph" style:parent-style-name="Text_20_body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14pt" style:font-size-asian="14pt" fo:hyphenate="false" loext:hyphenation-no-caps="false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hyphenation-ladder-count="no-limit" fo:text-indent="-1cm" style:auto-text-indent="false">
        <style:tab-stops/>
      </style:paragraph-properties>
      <style:text-properties fo:hyphenate="false" loext:hyphenation-no-caps="false"/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cm" fo:margin-right="0cm" fo:hyphenation-ladder-count="no-limit" fo:text-indent="1cm" style:auto-text-indent="false"/>
      <style:text-properties fo:hyphenate="false" loext:hyphenation-no-caps="false"/>
    </style:style>
    <style:style style:name="_31_4PT_20_--_20_邊線縮2字" style:display-name="14PT -- 邊線縮2字" style:family="paragraph" style:parent-style-name="Text_20_body">
      <style:paragraph-properties fo:margin-left="1cm" fo:margin-right="0cm" fo:hyphenation-ladder-count="no-limit" fo:text-indent="0cm" style:auto-text-indent="false">
        <style:tab-stops/>
      </style:paragraph-properties>
      <style:text-properties fo:font-size="14pt" style:font-size-asian="14pt" fo:hyphenate="false" loext:hyphenation-no-caps="false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hyphenation-ladder-count="no-limit" fo:text-indent="-1cm" style:auto-text-indent="false">
        <style:tab-stops/>
      </style:paragraph-properties>
      <style:text-properties fo:hyphenate="false" loext:hyphenation-no-caps="false"/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0cm" fo:margin-right="0cm" fo:hyphenation-ladder-count="no-limit" fo:text-indent="1cm" style:auto-text-indent="false"/>
      <style:text-properties fo:hyphenate="false" loext:hyphenation-no-caps="false"/>
    </style:style>
    <style:style style:name="無題1" style:family="paragraph" style:parent-style-name="_31_4PT_20_--_20_邊線縮2字_20_首字縮2字">
      <style:paragraph-properties fo:margin-left="2cm" fo:margin-right="0cm" fo:hyphenation-ladder-count="no-limit" fo:text-indent="-1cm" style:auto-text-indent="false">
        <style:tab-stops/>
      </style:paragraph-properties>
      <style:text-properties fo:hyphenate="false" loext:hyphenation-no-caps="false"/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hyphenation-ladder-count="no-limit" fo:text-indent="-1.139cm" style:auto-text-indent="false">
        <style:tab-stops/>
      </style:paragraph-properties>
      <style:text-properties fo:hyphenate="false" loext:hyphenation-no-caps="false"/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hyphenation-ladder-count="no-limit" fo:text-indent="1.139cm" style:auto-text-indent="false"/>
      <style:text-properties fo:hyphenate="false" loext:hyphenation-no-caps="false"/>
    </style:style>
    <style:style style:name="_31_6PT_20_--_20_邊線縮1字" style:display-name="16PT -- 邊線縮1字" style:family="paragraph" style:parent-style-name="Text_20_body">
      <style:paragraph-properties fo:margin-left="0.5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_31_6PT_20_--_20_邊線縮1字_20__20_首字突2字" style:display-name="16PT -- 邊線縮1字  首字突2字" style:family="paragraph" style:parent-style-name="_31_6PT_20_--_20_邊線縮1字">
      <style:paragraph-properties fo:margin-left="1.709cm" fo:margin-right="0cm" fo:hyphenation-ladder-count="no-limit" fo:text-indent="-1.139cm" style:auto-text-indent="false">
        <style:tab-stops/>
      </style:paragraph-properties>
      <style:text-properties fo:hyphenate="false" loext:hyphenation-no-caps="false"/>
    </style:style>
    <style:style style:name="_31_6PT_20_--_20_邊線縮1字_20__20_首字縮2字" style:display-name="16PT -- 邊線縮1字  首字縮2字" style:family="paragraph" style:parent-style-name="_31_6PT_20_--_20_邊線縮1字">
      <style:paragraph-properties fo:margin-left="0cm" fo:margin-right="0cm" fo:hyphenation-ladder-count="no-limit" fo:text-indent="1.139cm" style:auto-text-indent="false"/>
      <style:text-properties fo:hyphenate="false" loext:hyphenation-no-caps="false"/>
    </style:style>
    <style:style style:name="_31_6PT_20_--_20_邊線縮2字" style:display-name="16PT -- 邊線縮2字" style:family="paragraph" style:parent-style-name="Text_20_body">
      <style:paragraph-properties fo:margin-left="1.13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_31_6PT_20_--_20_邊線縮2字_20_首字突2字" style:display-name="16PT -- 邊線縮2字 首字突2字" style:family="paragraph" style:parent-style-name="_31_6PT_20_--_20_邊線縮2字">
      <style:paragraph-properties fo:margin-left="2.281cm" fo:margin-right="0cm" fo:hyphenation-ladder-count="no-limit" fo:text-indent="-1.139cm" style:auto-text-indent="false">
        <style:tab-stops/>
      </style:paragraph-properties>
      <style:text-properties fo:hyphenate="false" loext:hyphenation-no-caps="false"/>
    </style:style>
    <style:style style:name="_31_6PT_20_--_20_邊線縮2字_20_首字縮2字" style:display-name="16PT -- 邊線縮2字 首字縮2字" style:family="paragraph" style:parent-style-name="_31_6PT_20_--_20_邊線縮2字">
      <style:paragraph-properties fo:margin-left="0cm" fo:margin-right="0cm" fo:hyphenation-ladder-count="no-limit" fo:text-indent="1.139cm" style:auto-text-indent="false"/>
      <style:text-properties fo:hyphenate="false" loext:hyphenation-no-caps="false"/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hyphenation-ladder-count="no-limit" fo:text-indent="-1.289cm" style:auto-text-indent="false">
        <style:tab-stops/>
      </style:paragraph-properties>
      <style:text-properties fo:hyphenate="false" loext:hyphenation-no-caps="false"/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hyphenation-ladder-count="no-limit" fo:text-indent="1.289cm" style:auto-text-indent="false"/>
      <style:text-properties fo:hyphenate="false" loext:hyphenation-no-caps="false"/>
    </style:style>
    <style:style style:name="_31_8PT_20_--_20_邊線縮1字" style:display-name="18PT -- 邊線縮1字" style:family="paragraph" style:parent-style-name="Text_20_body">
      <style:paragraph-properties fo:margin-left="0.64cm" fo:margin-right="0cm" fo:hyphenation-ladder-count="no-limit" fo:text-indent="0cm" style:auto-text-indent="false">
        <style:tab-stops/>
      </style:paragraph-properties>
      <style:text-properties fo:font-size="18pt" style:font-size-asian="18pt" fo:hyphenate="false" loext:hyphenation-no-caps="false"/>
    </style:style>
    <style:style style:name="_31_8PT_20_--_20_邊線縮1字_20_首字突2字" style:display-name="18PT -- 邊線縮1字 首字突2字" style:family="paragraph" style:parent-style-name="_31_8PT_20_--_20_邊線縮1字">
      <style:paragraph-properties fo:margin-left="1.93cm" fo:margin-right="0cm" fo:hyphenation-ladder-count="no-limit" fo:text-indent="-1.281cm" style:auto-text-indent="false">
        <style:tab-stops/>
      </style:paragraph-properties>
      <style:text-properties fo:hyphenate="false" loext:hyphenation-no-caps="false"/>
    </style:style>
    <style:style style:name="_31_8PT_20_--_20_邊線縮1字_20_首字縮2字" style:display-name="18PT -- 邊線縮1字 首字縮2字" style:family="paragraph" style:parent-style-name="_31_8PT_20_--_20_邊線縮1字">
      <style:paragraph-properties fo:margin-left="0cm" fo:margin-right="0cm" fo:hyphenation-ladder-count="no-limit" fo:text-indent="1.289cm" style:auto-text-indent="false"/>
      <style:text-properties fo:hyphenate="false" loext:hyphenation-no-caps="false"/>
    </style:style>
    <style:style style:name="_31_8PT_20_--_20_邊線縮2字" style:display-name="18PT -- 邊線縮2字" style:family="paragraph" style:parent-style-name="Text_20_body">
      <style:paragraph-properties fo:margin-left="1.289cm" fo:margin-right="0cm" fo:hyphenation-ladder-count="no-limit" fo:text-indent="0cm" style:auto-text-indent="false">
        <style:tab-stops/>
      </style:paragraph-properties>
      <style:text-properties fo:font-size="18pt" style:font-size-asian="18pt" fo:hyphenate="false" loext:hyphenation-no-caps="false"/>
    </style:style>
    <style:style style:name="_31_8PT_20_--_20_邊線縮2字_20_首字突2字" style:display-name="18PT -- 邊線縮2字 首字突2字" style:family="paragraph" style:parent-style-name="_31_8PT_20_--_20_邊線縮2字">
      <style:paragraph-properties fo:margin-left="2.57cm" fo:margin-right="0cm" fo:hyphenation-ladder-count="no-limit" fo:text-indent="-1.289cm" style:auto-text-indent="false">
        <style:tab-stops/>
      </style:paragraph-properties>
      <style:text-properties fo:hyphenate="false" loext:hyphenation-no-caps="false"/>
    </style:style>
    <style:style style:name="_31_8PT_20_--_20_邊線縮2字_20_首字縮2字" style:display-name="18PT -- 邊線縮2字 首字縮2字" style:family="paragraph" style:parent-style-name="_31_8PT_20_--_20_邊線縮2字">
      <style:paragraph-properties fo:margin-left="0cm" fo:margin-right="0cm" fo:hyphenation-ladder-count="no-limit" fo:text-indent="1.289cm" style:auto-text-indent="false"/>
      <style:text-properties fo:hyphenate="false" loext:hyphenation-no-caps="false"/>
    </style:style>
    <style:style style:name="List_20_1_20_Start" style:display-name="List 1 Start" style:family="paragraph" style:parent-style-name="List" style:next-style-name="List_20_1" style:auto-update="true" style:class="list">
      <style:paragraph-properties fo:hyphenation-ladder-count="no-limit"/>
      <style:text-properties fo:hyphenate="false" loext:hyphenation-no-caps="false"/>
    </style:style>
    <style:style style:name="List_20_1" style:display-name="List 1" style:family="paragraph" style:parent-style-name="List" style:auto-update="true" style:class="list">
      <style:paragraph-properties fo:hyphenation-ladder-count="no-limit"/>
      <style:text-properties fo:hyphenate="false" loext:hyphenation-no-caps="false"/>
    </style:style>
    <style:style style:name="List_20_1_20_End" style:display-name="List 1 End" style:family="paragraph" style:parent-style-name="List" style:next-style-name="List_20_1" style:class="list">
      <style:paragraph-properties fo:hyphenation-ladder-count="no-limit"/>
      <style:text-properties fo:hyphenate="false" loext:hyphenation-no-caps="false"/>
    </style:style>
    <style:style style:name="List_20_1_20_Cont." style:display-name="List 1 Cont." style:family="paragraph" style:parent-style-name="List" style:class="list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auto-update="true" style:class="html">
      <style:paragraph-properties fo:hyphenation-ladder-count="no-limit"/>
      <style:text-properties style:font-name="Times New Roman1" fo:font-family="'Times New Roman'" style:font-family-generic="roman" style:font-pitch="variable" fo:font-size="14pt" style:font-name-asian="DFKai-SB" style:font-family-asian="DFKai-SB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標號" style:class="extra">
      <style:paragraph-properties fo:margin-top="0cm" fo:margin-bottom="0cm" loext:contextual-spacing="false" fo:hyphenation-ladder-count="no-limit"/>
      <style:text-properties fo:hyphenate="false" loext:hyphenation-no-caps="false"/>
    </style:style>
    <style:style style:name="Table_20_index_20_1" style:display-name="Table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Table_20_index_20_heading" style:display-name="Table index heading" style:family="paragraph" style:parent-style-name="Heading" style:class="index">
      <style:paragraph-properties fo:line-height="100%" fo:hyphenation-ladder-count="no-limit" text:number-lines="false" text:line-number="0"/>
      <style:text-properties fo:font-size="14pt" style:font-size-asian="14pt" style:font-size-complex="16pt" style:font-weight-complex="bold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清單_20_2" style:display-name="清單 2" style:family="paragraph" style:parent-style-name="List">
      <style:paragraph-properties fo:margin-left="1.27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2_20_Start" style:display-name="List 2 Start" style:family="paragraph" style:parent-style-name="List" style:next-style-name="清單_20_2" style:class="list">
      <style:paragraph-properties fo:margin-left="1.27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2_20_End" style:display-name="List 2 End" style:family="paragraph" style:parent-style-name="List" style:next-style-name="清單_20_2" style:class="list">
      <style:paragraph-properties fo:margin-left="1.27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清單_20_3" style:display-name="清單 3" style:family="paragraph" style:parent-style-name="List">
      <style:paragraph-properties fo:margin-left="1.905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3_20_Start" style:display-name="List 3 Start" style:family="paragraph" style:parent-style-name="List" style:next-style-name="清單_20_3" style:class="list">
      <style:paragraph-properties fo:margin-left="1.905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清單_20_3" style:class="list">
      <style:paragraph-properties fo:margin-left="1.90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清單_20_4" style:display-name="清單 4" style:family="paragraph" style:parent-style-name="List">
      <style:paragraph-properties fo:margin-left="2.54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4_20_Start" style:display-name="List 4 Start" style:family="paragraph" style:parent-style-name="List" style:next-style-name="清單_20_4" style:class="list">
      <style:paragraph-properties fo:margin-left="2.54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清單_20_4" style:class="list">
      <style:paragraph-properties fo:margin-left="2.54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清單_20_5" style:display-name="清單 5" style:family="paragraph" style:parent-style-name="List">
      <style:paragraph-properties fo:margin-left="3.175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5_20_Start" style:display-name="List 5 Start" style:family="paragraph" style:parent-style-name="List" style:next-style-name="清單_20_5" style:class="list">
      <style:paragraph-properties fo:margin-left="3.175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清單_20_5" style:class="list">
      <style:paragraph-properties fo:margin-left="3.17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User_20_Index_20_1" style:display-name="User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2" style:display-name="User Index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3" style:display-name="User Index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4" style:display-name="User Index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5" style:display-name="User Index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6" style:display-name="User Index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7" style:display-name="User Index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8" style:display-name="User Index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9" style:display-name="User Index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10" style:display-name="User Index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Heading" style:display-name="User Index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Object_20_index_20_1" style:display-name="Object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Object_20_index_20_heading" style:display-name="Object index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ndex_20_1" style:display-name="Index 1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Index_20_2" style:display-name="Index 2" style:family="paragraph" style:parent-style-name="Index" style:class="index">
      <style:paragraph-properties fo:margin-left="0.49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Index_20_3" style:display-name="Index 3" style:family="paragraph" style:parent-style-name="Index" style:class="index">
      <style:paragraph-properties fo:margin-left="0.998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Index_20_Separator" style:display-name="Index Separator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 loext:hyphenation-no-caps="false"/>
    </style:style>
    <style:style style:name="List_20_Indent" style:display-name="List Indent" style:family="paragraph" style:parent-style-name="Text_20_body" style:class="text">
      <style:paragraph-properties fo:margin-left="5.001cm" fo:margin-right="0cm" fo:hyphenation-ladder-count="no-limit" fo:text-indent="-4.5cm" style:auto-text-indent="false">
        <style:tab-stops>
          <style:tab-stop style:position="0cm"/>
        </style:tab-stops>
      </style:paragraph-properties>
      <style:text-properties fo:hyphenate="false" loext:hyphenation-no-caps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hyphenation-ladder-count="no-limit" fo:text-indent="0.499cm" style:auto-text-indent="false"/>
      <style:text-properties fo:hyphenate="false" loext:hyphenation-no-caps="false"/>
    </style:style>
    <style:style style:name="Bibliography_20_1" style:display-name="Bibliography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Bibliography_20_Heading" style:display-name="Bibliography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llustration" style:family="paragraph" style:parent-style-name="標號" style:class="extra">
      <style:paragraph-properties fo:hyphenation-ladder-count="no-limit"/>
      <style:text-properties fo:hyphenate="false" loext:hyphenation-no-caps="false"/>
    </style:style>
    <style:style style:name="Illustration_20_Index_20_1" style:display-name="Illustration Index 1" style:family="paragraph" style:parent-style-name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Illustration_20_Index_20_Heading" style:display-name="Illustration Index Heading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問候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 loext:hyphenation-no-caps="false"/>
    </style:style>
    <style:style style:name="Drawing" style:family="paragraph" style:parent-style-name="標號" style:class="extra">
      <style:paragraph-properties fo:hyphenation-ladder-count="no-limit"/>
      <style:text-properties fo:hyphenate="false" loext:hyphenation-no-caps="false"/>
    </style:style>
    <style:style style:name="Hanging_20_indent" style:display-name="Hanging indent" style:family="paragraph" style:parent-style-name="Text_20_body" style:class="text">
      <style:paragraph-properties fo:margin-left="1cm" fo:margin-right="0cm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 loext:hyphenation-no-caps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Marginalia" style:family="paragraph" style:parent-style-name="Text_20_body" style:class="text">
      <style:paragraph-properties fo:margin-left="4.00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center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text-align="center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 fo:hyphenate="false" loext:hyphenation-no-caps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fo:hyphenation-ladder-count="no-limit" text:number-lines="false" text:line-number="0"/>
      <style:text-properties fo:hyphenate="false" loext:hyphenation-no-caps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Sender" style:family="paragraph" style:parent-style-name="Standard" style:class="extra">
      <style:paragraph-properties fo:margin-top="0cm" fo:margin-bottom="0.106cm" loext:contextual-spacing="false" fo:hyphenation-ladder-count="no-limit" text:number-lines="false" text:line-number="0"/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Contents_20_Heading" style:display-name="Contents Heading" style:family="paragraph" style:parent-style-name="Heading" style:class="index">
      <style:paragraph-properties fo:margin-top="0cm" fo:margin-bottom="0.199cm" loext:contextual-spacing="false" fo:text-align="center" style:justify-single-word="false" fo:hyphenation-ladder-count="no-limit" text:number-lines="false" text:line-number="0"/>
      <style:text-properties style:font-size-complex="16pt" style:font-weight-complex="bold" fo:hyphenate="false" loext:hyphenation-no-caps="false"/>
    </style:style>
    <style:style style:name="Text" style:family="paragraph" style:parent-style-name="標號" style:class="extra">
      <style:paragraph-properties fo:hyphenation-ladder-count="no-limit"/>
      <style:text-properties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7" style:display-name="Contents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5" style:display-name="Contents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6" style:display-name="Contents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8" style:display-name="Contents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9" style:display-name="Contents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loext:hyphenation-no-caps="false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loext:contextual-spacing="false" fo:hyphenation-ladder-count="no-limit"/>
      <style:text-properties style:font-weight-complex="bold" fo:hyphenate="false" loext:hyphenation-no-caps="false"/>
    </style:style>
    <style:style style:name="預設段落字型" style:family="text"/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強調斜體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family-generic="modern" style:font-pitch="fixed" style:font-name-asian="MS Mincho" style:font-family-asian="'MS Mincho'" style:font-family-generic-asian="modern" style:font-pitch-asian="fixed" style:font-name-complex="MS Mincho" style:font-family-complex="'MS Mincho'" style:font-family-generic-complex="modern" style:font-pitch-complex="fixed"/>
    </style:style>
    <style:style style:name="Internet_20_link" style:display-name="Internet link" style:family="text">
      <style:text-properties fo:color="#000080" style:font-name="DFKai-SB" fo:font-family="DFKai-SB" style:font-family-generic="script" style:font-pitch="fixed" style:text-underline-style="solid" style:text-underline-width="auto" style:text-underline-color="font-color" style:text-underline-mode="continuous" style:text-overline-mode="continuous" style:text-line-through-mode="continuous" style:font-name-asian="DFKai-SB" style:font-family-asian="DFKai-SB" style:font-family-generic-asian="script" style:font-pitch-asian="fixed" style:font-name-complex="DFKai-SB" style:font-family-complex="DFKai-SB" style:font-family-generic-complex="script" style:font-pitch-complex="fixed"/>
    </style:style>
    <style:style style:name="Visited_20_Internet_20_Link" style:display-name="Visited Internet Link" style:family="text">
      <style:text-properties fo:color="#800000" style:font-name="DFKai-SB" fo:font-family="DFKai-SB" style:font-family-generic="script" style:font-pitch="fixed" style:text-underline-style="solid" style:text-underline-width="auto" style:text-underline-color="font-color" style:text-underline-mode="continuous" style:text-overline-mode="continuous" style:text-line-through-mode="continuous" style:font-name-asian="DFKai-SB" style:font-family-asian="DFKai-SB" style:font-family-generic-asian="script" style:font-pitch-asian="fixed" style:font-name-complex="DFKai-SB" style:font-family-complex="DFKai-SB" style:font-family-generic-complex="script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6PT" style:display-name="16PT" style:family="text">
      <style:text-properties fo:font-size="16pt" style:font-size-asian="16pt"/>
    </style:style>
    <style:style style:name="_31_2PT" style:display-name="12PT" style:family="text">
      <style:text-properties fo:font-size="12pt" style:font-size-asian="12pt"/>
    </style:style>
    <style:style style:name="_31_4PT" style:display-name="14PT" style:family="text"/>
    <style:style style:name="_31_8PT" style:display-name="18PT" style:family="text">
      <style:text-properties fo:font-size="18pt" style:font-size-asian="18pt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/>
    </style:style>
    <style:style style:name="WW_5f_CharLFO11LVL1" style:display-name="WW_CharLFO11LVL1" style:family="text">
      <style:text-properties fo:font-size="12pt" style:font-size-asian="12pt"/>
    </style:style>
    <style:style style:name="WW_5f_CharLFO11LVL2" style:display-name="WW_CharLFO11LVL2" style:family="text">
      <style:text-properties fo:font-size="12pt" style:font-size-asian="12pt"/>
    </style:style>
    <style:style style:name="WW_5f_CharLFO11LVL3" style:display-name="WW_CharLFO11LVL3" style:family="text">
      <style:text-properties fo:font-size="12pt" style:font-size-asian="12pt"/>
    </style:style>
    <style:style style:name="WW_5f_CharLFO11LVL4" style:display-name="WW_CharLFO11LVL4" style:family="text">
      <style:text-properties fo:font-size="12pt" style:font-size-asian="12pt"/>
    </style:style>
    <style:style style:name="WW_5f_CharLFO11LVL5" style:display-name="WW_CharLFO11LVL5" style:family="text">
      <style:text-properties fo:font-size="12pt" style:font-size-asian="12pt"/>
    </style:style>
    <style:style style:name="WW_5f_CharLFO11LVL6" style:display-name="WW_CharLFO11LVL6" style:family="text">
      <style:text-properties fo:font-size="12pt" style:font-size-asian="12pt"/>
    </style:style>
    <style:style style:name="WW_5f_CharLFO11LVL7" style:display-name="WW_CharLFO11LVL7" style:family="text">
      <style:text-properties fo:font-size="12pt" style:font-size-asian="12pt"/>
    </style:style>
    <style:style style:name="WW_5f_CharLFO11LVL8" style:display-name="WW_CharLFO11LVL8" style:family="text">
      <style:text-properties fo:font-size="12pt" style:font-size-asian="12pt"/>
    </style:style>
    <style:style style:name="WW_5f_CharLFO11LVL9" style:display-name="WW_CharLFO11LVL9" style:family="text">
      <style:text-properties fo:font-size="12pt" style:font-size-asian="12pt"/>
    </style:style>
    <style:style style:name="WW_5f_CharLFO12LVL1" style:display-name="WW_CharLFO12LVL1" style:family="text">
      <style:text-properties fo:font-size="16pt" style:font-size-asian="16pt"/>
    </style:style>
    <style:style style:name="WW_5f_CharLFO12LVL2" style:display-name="WW_CharLFO12LVL2" style:family="text">
      <style:text-properties fo:font-size="16pt" style:font-size-asian="16pt"/>
    </style:style>
    <style:style style:name="WW_5f_CharLFO12LVL3" style:display-name="WW_CharLFO12LVL3" style:family="text">
      <style:text-properties fo:font-size="16pt" style:font-size-asian="16pt"/>
    </style:style>
    <style:style style:name="WW_5f_CharLFO12LVL4" style:display-name="WW_CharLFO12LVL4" style:family="text">
      <style:text-properties fo:font-size="16pt" style:font-size-asian="16pt"/>
    </style:style>
    <style:style style:name="WW_5f_CharLFO12LVL5" style:display-name="WW_CharLFO12LVL5" style:family="text">
      <style:text-properties fo:font-size="16pt" style:font-size-asian="16pt"/>
    </style:style>
    <style:style style:name="WW_5f_CharLFO12LVL6" style:display-name="WW_CharLFO12LVL6" style:family="text">
      <style:text-properties fo:font-size="16pt" style:font-size-asian="16pt"/>
    </style:style>
    <style:style style:name="WW_5f_CharLFO12LVL7" style:display-name="WW_CharLFO12LVL7" style:family="text">
      <style:text-properties fo:font-size="16pt" style:font-size-asian="16pt"/>
    </style:style>
    <style:style style:name="WW_5f_CharLFO12LVL8" style:display-name="WW_CharLFO12LVL8" style:family="text">
      <style:text-properties fo:font-size="16pt" style:font-size-asian="16pt"/>
    </style:style>
    <style:style style:name="WW_5f_CharLFO12LVL9" style:display-name="WW_CharLFO12LVL9" style:family="text">
      <style:text-properties fo:font-size="16pt" style:font-size-asian="16pt"/>
    </style:style>
    <style:style style:name="WW_5f_CharLFO14LVL1" style:display-name="WW_CharLFO14LVL1" style:family="text">
      <style:text-properties fo:font-size="12pt" style:font-size-asian="12pt"/>
    </style:style>
    <style:style style:name="WW_5f_CharLFO14LVL2" style:display-name="WW_CharLFO14LVL2" style:family="text">
      <style:text-properties fo:font-size="12pt" style:font-size-asian="12pt"/>
    </style:style>
    <style:style style:name="WW_5f_CharLFO14LVL3" style:display-name="WW_CharLFO14LVL3" style:family="text">
      <style:text-properties fo:font-size="12pt" style:font-size-asian="12pt"/>
    </style:style>
    <style:style style:name="WW_5f_CharLFO14LVL4" style:display-name="WW_CharLFO14LVL4" style:family="text">
      <style:text-properties fo:font-size="12pt" style:font-size-asian="12pt"/>
    </style:style>
    <style:style style:name="WW_5f_CharLFO14LVL5" style:display-name="WW_CharLFO14LVL5" style:family="text">
      <style:text-properties fo:font-size="12pt" style:font-size-asian="12pt"/>
    </style:style>
    <style:style style:name="WW_5f_CharLFO14LVL6" style:display-name="WW_CharLFO14LVL6" style:family="text">
      <style:text-properties fo:font-size="12pt" style:font-size-asian="12pt"/>
    </style:style>
    <style:style style:name="WW_5f_CharLFO14LVL7" style:display-name="WW_CharLFO14LVL7" style:family="text">
      <style:text-properties fo:font-size="12pt" style:font-size-asian="12pt"/>
    </style:style>
    <style:style style:name="WW_5f_CharLFO14LVL8" style:display-name="WW_CharLFO14LVL8" style:family="text">
      <style:text-properties fo:font-size="12pt" style:font-size-asian="12pt"/>
    </style:style>
    <style:style style:name="WW_5f_CharLFO14LVL9" style:display-name="WW_CharLFO14LVL9" style:family="text">
      <style:text-properties fo:font-size="12pt" style:font-size-asian="12pt"/>
    </style:style>
    <style:style style:name="WW_5f_CharLFO17LVL1" style:display-name="WW_CharLFO17LVL1" style:family="text">
      <style:text-properties fo:font-size="12pt" style:font-size-asian="12pt"/>
    </style:style>
    <style:style style:name="WW_5f_CharLFO17LVL2" style:display-name="WW_CharLFO17LVL2" style:family="text">
      <style:text-properties fo:font-size="12pt" style:font-size-asian="12pt"/>
    </style:style>
    <style:style style:name="WW_5f_CharLFO17LVL3" style:display-name="WW_CharLFO17LVL3" style:family="text">
      <style:text-properties fo:font-size="12pt" style:font-size-asian="12pt"/>
    </style:style>
    <style:style style:name="WW_5f_CharLFO17LVL4" style:display-name="WW_CharLFO17LVL4" style:family="text">
      <style:text-properties fo:font-size="12pt" style:font-size-asian="12pt"/>
    </style:style>
    <style:style style:name="WW_5f_CharLFO17LVL5" style:display-name="WW_CharLFO17LVL5" style:family="text">
      <style:text-properties fo:font-size="12pt" style:font-size-asian="12pt"/>
    </style:style>
    <style:style style:name="WW_5f_CharLFO17LVL6" style:display-name="WW_CharLFO17LVL6" style:family="text">
      <style:text-properties fo:font-size="12pt" style:font-size-asian="12pt"/>
    </style:style>
    <style:style style:name="WW_5f_CharLFO17LVL7" style:display-name="WW_CharLFO17LVL7" style:family="text">
      <style:text-properties fo:font-size="12pt" style:font-size-asian="12pt"/>
    </style:style>
    <style:style style:name="WW_5f_CharLFO17LVL8" style:display-name="WW_CharLFO17LVL8" style:family="text">
      <style:text-properties fo:font-size="12pt" style:font-size-asian="12pt"/>
    </style:style>
    <style:style style:name="WW_5f_CharLFO17LVL9" style:display-name="WW_CharLFO17LVL9" style:family="text">
      <style:text-properties fo:font-size="12pt" style:font-size-asian="12pt"/>
    </style:style>
    <style:style style:name="WW_5f_CharLFO18LVL1" style:display-name="WW_CharLFO18LVL1" style:family="text">
      <style:text-properties fo:font-size="16pt" style:font-size-asian="16pt"/>
    </style:style>
    <style:style style:name="WW_5f_CharLFO18LVL2" style:display-name="WW_CharLFO18LVL2" style:family="text">
      <style:text-properties fo:font-size="16pt" style:font-size-asian="16pt"/>
    </style:style>
    <style:style style:name="WW_5f_CharLFO18LVL3" style:display-name="WW_CharLFO18LVL3" style:family="text">
      <style:text-properties fo:font-size="16pt" style:font-size-asian="16pt"/>
    </style:style>
    <style:style style:name="WW_5f_CharLFO18LVL4" style:display-name="WW_CharLFO18LVL4" style:family="text">
      <style:text-properties fo:font-size="16pt" style:font-size-asian="16pt"/>
    </style:style>
    <style:style style:name="WW_5f_CharLFO18LVL5" style:display-name="WW_CharLFO18LVL5" style:family="text">
      <style:text-properties fo:font-size="16pt" style:font-size-asian="16pt"/>
    </style:style>
    <style:style style:name="WW_5f_CharLFO18LVL6" style:display-name="WW_CharLFO18LVL6" style:family="text">
      <style:text-properties fo:font-size="16pt" style:font-size-asian="16pt"/>
    </style:style>
    <style:style style:name="WW_5f_CharLFO18LVL7" style:display-name="WW_CharLFO18LVL7" style:family="text">
      <style:text-properties fo:font-size="16pt" style:font-size-asian="16pt"/>
    </style:style>
    <style:style style:name="WW_5f_CharLFO18LVL8" style:display-name="WW_CharLFO18LVL8" style:family="text">
      <style:text-properties fo:font-size="16pt" style:font-size-asian="16pt"/>
    </style:style>
    <style:style style:name="WW_5f_CharLFO18LVL9" style:display-name="WW_CharLFO18LVL9" style:family="text">
      <style:text-properties fo:font-size="16pt" style:font-size-asian="16pt"/>
    </style:style>
    <style:style style:name="WW_5f_CharLFO19LVL1" style:display-name="WW_CharLFO19LVL1" style:family="text">
      <style:text-properties fo:font-size="16pt" style:font-size-asian="16pt"/>
    </style:style>
    <style:style style:name="WW_5f_CharLFO19LVL2" style:display-name="WW_CharLFO19LVL2" style:family="text">
      <style:text-properties fo:font-size="16pt" style:font-size-asian="16pt"/>
    </style:style>
    <style:style style:name="WW_5f_CharLFO19LVL3" style:display-name="WW_CharLFO19LVL3" style:family="text">
      <style:text-properties fo:font-size="16pt" style:font-size-asian="16pt"/>
    </style:style>
    <style:style style:name="WW_5f_CharLFO19LVL4" style:display-name="WW_CharLFO19LVL4" style:family="text">
      <style:text-properties fo:font-size="16pt" style:font-size-asian="16pt"/>
    </style:style>
    <style:style style:name="WW_5f_CharLFO19LVL5" style:display-name="WW_CharLFO19LVL5" style:family="text">
      <style:text-properties fo:font-size="16pt" style:font-size-asian="16pt"/>
    </style:style>
    <style:style style:name="WW_5f_CharLFO19LVL6" style:display-name="WW_CharLFO19LVL6" style:family="text">
      <style:text-properties fo:font-size="16pt" style:font-size-asian="16pt"/>
    </style:style>
    <style:style style:name="WW_5f_CharLFO19LVL7" style:display-name="WW_CharLFO19LVL7" style:family="text">
      <style:text-properties fo:font-size="16pt" style:font-size-asian="16pt"/>
    </style:style>
    <style:style style:name="WW_5f_CharLFO19LVL8" style:display-name="WW_CharLFO19LVL8" style:family="text">
      <style:text-properties fo:font-size="16pt" style:font-size-asian="16pt"/>
    </style:style>
    <style:style style:name="WW_5f_CharLFO19LVL9" style:display-name="WW_CharLFO19LVL9" style:family="text">
      <style:text-properties fo:font-size="16pt" style:font-size-asian="16pt"/>
    </style:style>
    <style:style style:name="WW_5f_CharLFO22LVL1" style:display-name="WW_CharLFO22LVL1" style:family="text">
      <style:text-properties fo:font-size="16pt" style:font-size-asian="16pt"/>
    </style:style>
    <style:style style:name="WW_5f_CharLFO22LVL2" style:display-name="WW_CharLFO22LVL2" style:family="text">
      <style:text-properties fo:font-size="16pt" style:font-size-asian="16pt"/>
    </style:style>
    <style:style style:name="WW_5f_CharLFO22LVL3" style:display-name="WW_CharLFO22LVL3" style:family="text">
      <style:text-properties fo:font-size="16pt" style:font-size-asian="16pt"/>
    </style:style>
    <style:style style:name="WW_5f_CharLFO22LVL4" style:display-name="WW_CharLFO22LVL4" style:family="text">
      <style:text-properties fo:font-size="16pt" style:font-size-asian="16pt"/>
    </style:style>
    <style:style style:name="WW_5f_CharLFO22LVL5" style:display-name="WW_CharLFO22LVL5" style:family="text">
      <style:text-properties fo:font-size="16pt" style:font-size-asian="16pt"/>
    </style:style>
    <style:style style:name="WW_5f_CharLFO22LVL6" style:display-name="WW_CharLFO22LVL6" style:family="text">
      <style:text-properties fo:font-size="16pt" style:font-size-asian="16pt"/>
    </style:style>
    <style:style style:name="WW_5f_CharLFO22LVL7" style:display-name="WW_CharLFO22LVL7" style:family="text">
      <style:text-properties fo:font-size="16pt" style:font-size-asian="16pt"/>
    </style:style>
    <style:style style:name="WW_5f_CharLFO22LVL8" style:display-name="WW_CharLFO22LVL8" style:family="text">
      <style:text-properties fo:font-size="16pt" style:font-size-asian="16pt"/>
    </style:style>
    <style:style style:name="WW_5f_CharLFO22LVL9" style:display-name="WW_CharLFO22LVL9" style:family="text">
      <style:text-properties fo:font-size="16pt" style:font-size-asian="16pt"/>
    </style:style>
    <style:style style:name="WW_5f_CharLFO25LVL1" style:display-name="WW_CharLFO25LVL1" style:family="text">
      <style:text-properties fo:font-size="12pt" style:font-size-asian="12pt"/>
    </style:style>
    <style:style style:name="WW_5f_CharLFO25LVL2" style:display-name="WW_CharLFO25LVL2" style:family="text">
      <style:text-properties fo:font-size="12pt" style:font-size-asian="12pt"/>
    </style:style>
    <style:style style:name="WW_5f_CharLFO25LVL3" style:display-name="WW_CharLFO25LVL3" style:family="text">
      <style:text-properties fo:font-size="12pt" style:font-size-asian="12pt"/>
    </style:style>
    <style:style style:name="WW_5f_CharLFO25LVL4" style:display-name="WW_CharLFO25LVL4" style:family="text">
      <style:text-properties fo:font-size="12pt" style:font-size-asian="12pt"/>
    </style:style>
    <style:style style:name="WW_5f_CharLFO25LVL5" style:display-name="WW_CharLFO25LVL5" style:family="text">
      <style:text-properties fo:font-size="12pt" style:font-size-asian="12pt"/>
    </style:style>
    <style:style style:name="WW_5f_CharLFO25LVL6" style:display-name="WW_CharLFO25LVL6" style:family="text">
      <style:text-properties fo:font-size="12pt" style:font-size-asian="12pt"/>
    </style:style>
    <style:style style:name="WW_5f_CharLFO25LVL7" style:display-name="WW_CharLFO25LVL7" style:family="text">
      <style:text-properties fo:font-size="12pt" style:font-size-asian="12pt"/>
    </style:style>
    <style:style style:name="WW_5f_CharLFO25LVL8" style:display-name="WW_CharLFO25LVL8" style:family="text">
      <style:text-properties fo:font-size="12pt" style:font-size-asian="12pt"/>
    </style:style>
    <style:style style:name="WW_5f_CharLFO25LVL9" style:display-name="WW_CharLFO25LVL9" style:family="text">
      <style:text-properties fo:font-size="12pt" style:font-size-asian="12pt"/>
    </style:style>
    <style:style style:name="WW_5f_CharLFO26LVL1" style:display-name="WW_CharLFO26LVL1" style:family="text">
      <style:text-properties fo:font-size="12pt" style:font-size-asian="12pt"/>
    </style:style>
    <style:style style:name="WW_5f_CharLFO26LVL2" style:display-name="WW_CharLFO26LVL2" style:family="text">
      <style:text-properties fo:font-size="12pt" style:font-size-asian="12pt"/>
    </style:style>
    <style:style style:name="WW_5f_CharLFO26LVL3" style:display-name="WW_CharLFO26LVL3" style:family="text">
      <style:text-properties fo:font-size="12pt" style:font-size-asian="12pt"/>
    </style:style>
    <style:style style:name="WW_5f_CharLFO26LVL4" style:display-name="WW_CharLFO26LVL4" style:family="text">
      <style:text-properties fo:font-size="12pt" style:font-size-asian="12pt"/>
    </style:style>
    <style:style style:name="WW_5f_CharLFO26LVL5" style:display-name="WW_CharLFO26LVL5" style:family="text">
      <style:text-properties fo:font-size="12pt" style:font-size-asian="12pt"/>
    </style:style>
    <style:style style:name="WW_5f_CharLFO26LVL6" style:display-name="WW_CharLFO26LVL6" style:family="text">
      <style:text-properties fo:font-size="12pt" style:font-size-asian="12pt"/>
    </style:style>
    <style:style style:name="WW_5f_CharLFO26LVL7" style:display-name="WW_CharLFO26LVL7" style:family="text">
      <style:text-properties fo:font-size="12pt" style:font-size-asian="12pt"/>
    </style:style>
    <style:style style:name="WW_5f_CharLFO26LVL8" style:display-name="WW_CharLFO26LVL8" style:family="text">
      <style:text-properties fo:font-size="12pt" style:font-size-asian="12pt"/>
    </style:style>
    <style:style style:name="WW_5f_CharLFO26LVL9" style:display-name="WW_CharLFO26LVL9" style:family="text">
      <style:text-properties fo:font-size="12pt" style:font-size-asian="12pt"/>
    </style:style>
    <style:style style:name="WW_5f_CharLFO27LVL1" style:display-name="WW_CharLFO27LVL1" style:family="text">
      <style:text-properties fo:font-size="12pt" style:font-size-asian="12pt"/>
    </style:style>
    <style:style style:name="WW_5f_CharLFO27LVL2" style:display-name="WW_CharLFO27LVL2" style:family="text">
      <style:text-properties fo:font-size="12pt" style:font-size-asian="12pt"/>
    </style:style>
    <style:style style:name="WW_5f_CharLFO27LVL3" style:display-name="WW_CharLFO27LVL3" style:family="text">
      <style:text-properties fo:font-size="12pt" style:font-size-asian="12pt"/>
    </style:style>
    <style:style style:name="WW_5f_CharLFO27LVL4" style:display-name="WW_CharLFO27LVL4" style:family="text">
      <style:text-properties fo:font-size="12pt" style:font-size-asian="12pt"/>
    </style:style>
    <style:style style:name="WW_5f_CharLFO27LVL5" style:display-name="WW_CharLFO27LVL5" style:family="text">
      <style:text-properties fo:font-size="12pt" style:font-size-asian="12pt"/>
    </style:style>
    <style:style style:name="WW_5f_CharLFO27LVL6" style:display-name="WW_CharLFO27LVL6" style:family="text">
      <style:text-properties fo:font-size="12pt" style:font-size-asian="12pt"/>
    </style:style>
    <style:style style:name="WW_5f_CharLFO27LVL7" style:display-name="WW_CharLFO27LVL7" style:family="text">
      <style:text-properties fo:font-size="12pt" style:font-size-asian="12pt"/>
    </style:style>
    <style:style style:name="WW_5f_CharLFO27LVL8" style:display-name="WW_CharLFO27LVL8" style:family="text">
      <style:text-properties fo:font-size="12pt" style:font-size-asian="12pt"/>
    </style:style>
    <style:style style:name="WW_5f_CharLFO27LVL9" style:display-name="WW_CharLFO27LVL9" style:family="text">
      <style:text-properties fo:font-size="12pt" style:font-size-asian="12pt"/>
    </style:style>
    <style:style style:name="WW_5f_CharLFO28LVL1" style:display-name="WW_CharLFO28LVL1" style:family="text">
      <style:text-properties fo:font-size="12pt" style:font-size-asian="12pt"/>
    </style:style>
    <style:style style:name="WW_5f_CharLFO28LVL2" style:display-name="WW_CharLFO28LVL2" style:family="text">
      <style:text-properties fo:font-size="12pt" style:font-size-asian="12pt"/>
    </style:style>
    <style:style style:name="WW_5f_CharLFO28LVL3" style:display-name="WW_CharLFO28LVL3" style:family="text">
      <style:text-properties fo:font-size="12pt" style:font-size-asian="12pt"/>
    </style:style>
    <style:style style:name="WW_5f_CharLFO28LVL4" style:display-name="WW_CharLFO28LVL4" style:family="text">
      <style:text-properties fo:font-size="12pt" style:font-size-asian="12pt"/>
    </style:style>
    <style:style style:name="WW_5f_CharLFO28LVL5" style:display-name="WW_CharLFO28LVL5" style:family="text">
      <style:text-properties fo:font-size="12pt" style:font-size-asian="12pt"/>
    </style:style>
    <style:style style:name="WW_5f_CharLFO28LVL6" style:display-name="WW_CharLFO28LVL6" style:family="text">
      <style:text-properties fo:font-size="12pt" style:font-size-asian="12pt"/>
    </style:style>
    <style:style style:name="WW_5f_CharLFO28LVL7" style:display-name="WW_CharLFO28LVL7" style:family="text">
      <style:text-properties fo:font-size="12pt" style:font-size-asian="12pt"/>
    </style:style>
    <style:style style:name="WW_5f_CharLFO28LVL8" style:display-name="WW_CharLFO28LVL8" style:family="text">
      <style:text-properties fo:font-size="12pt" style:font-size-asian="12pt"/>
    </style:style>
    <style:style style:name="WW_5f_CharLFO28LVL9" style:display-name="WW_CharLFO28LVL9" style:family="text">
      <style:text-properties fo:font-size="12pt" style:font-size-asian="12pt"/>
    </style:style>
    <style:style style:name="WW_5f_CharLFO29LVL1" style:display-name="WW_CharLFO29LVL1" style:family="text">
      <style:text-properties fo:font-size="12pt" style:font-size-asian="12pt"/>
    </style:style>
    <style:style style:name="WW_5f_CharLFO29LVL2" style:display-name="WW_CharLFO29LVL2" style:family="text">
      <style:text-properties fo:font-size="12pt" style:font-size-asian="12pt"/>
    </style:style>
    <style:style style:name="WW_5f_CharLFO29LVL3" style:display-name="WW_CharLFO29LVL3" style:family="text">
      <style:text-properties fo:font-size="12pt" style:font-size-asian="12pt"/>
    </style:style>
    <style:style style:name="WW_5f_CharLFO29LVL4" style:display-name="WW_CharLFO29LVL4" style:family="text">
      <style:text-properties fo:font-size="12pt" style:font-size-asian="12pt"/>
    </style:style>
    <style:style style:name="WW_5f_CharLFO29LVL5" style:display-name="WW_CharLFO29LVL5" style:family="text">
      <style:text-properties fo:font-size="12pt" style:font-size-asian="12pt"/>
    </style:style>
    <style:style style:name="WW_5f_CharLFO29LVL6" style:display-name="WW_CharLFO29LVL6" style:family="text">
      <style:text-properties fo:font-size="12pt" style:font-size-asian="12pt"/>
    </style:style>
    <style:style style:name="WW_5f_CharLFO29LVL7" style:display-name="WW_CharLFO29LVL7" style:family="text">
      <style:text-properties fo:font-size="12pt" style:font-size-asian="12pt"/>
    </style:style>
    <style:style style:name="WW_5f_CharLFO29LVL8" style:display-name="WW_CharLFO29LVL8" style:family="text">
      <style:text-properties fo:font-size="12pt" style:font-size-asian="12pt"/>
    </style:style>
    <style:style style:name="WW_5f_CharLFO29LVL9" style:display-name="WW_CharLFO29LVL9" style:family="text">
      <style:text-properties fo:font-size="12pt" style:font-size-asian="12pt"/>
    </style:style>
    <style:style style:name="WW_5f_CharLFO35LVL1" style:display-name="WW_CharLFO35LVL1" style:family="text">
      <style:text-properties fo:font-size="16pt" style:font-size-asian="16pt"/>
    </style:style>
    <style:style style:name="WW_5f_CharLFO35LVL2" style:display-name="WW_CharLFO35LVL2" style:family="text">
      <style:text-properties fo:font-size="16pt" style:font-size-asian="16pt"/>
    </style:style>
    <style:style style:name="WW_5f_CharLFO35LVL3" style:display-name="WW_CharLFO35LVL3" style:family="text">
      <style:text-properties fo:font-size="16pt" style:font-size-asian="16pt"/>
    </style:style>
    <style:style style:name="WW_5f_CharLFO35LVL4" style:display-name="WW_CharLFO35LVL4" style:family="text">
      <style:text-properties fo:font-size="16pt" style:font-size-asian="16pt"/>
    </style:style>
    <style:style style:name="WW_5f_CharLFO35LVL5" style:display-name="WW_CharLFO35LVL5" style:family="text">
      <style:text-properties fo:font-size="16pt" style:font-size-asian="16pt"/>
    </style:style>
    <style:style style:name="WW_5f_CharLFO35LVL6" style:display-name="WW_CharLFO35LVL6" style:family="text">
      <style:text-properties fo:font-size="16pt" style:font-size-asian="16pt"/>
    </style:style>
    <style:style style:name="WW_5f_CharLFO35LVL7" style:display-name="WW_CharLFO35LVL7" style:family="text">
      <style:text-properties fo:font-size="16pt" style:font-size-asian="16pt"/>
    </style:style>
    <style:style style:name="WW_5f_CharLFO35LVL8" style:display-name="WW_CharLFO35LVL8" style:family="text">
      <style:text-properties fo:font-size="16pt" style:font-size-asian="16pt"/>
    </style:style>
    <style:style style:name="WW_5f_CharLFO35LVL9" style:display-name="WW_CharLFO35LVL9" style:family="text">
      <style:text-properties fo:font-size="16pt" style:font-size-asian="16pt"/>
    </style:style>
    <style:style style:name="WW_5f_CharLFO36LVL1" style:display-name="WW_CharLFO36LVL1" style:family="text">
      <style:text-properties fo:font-size="16pt" style:font-size-asian="16pt"/>
    </style:style>
    <style:style style:name="WW_5f_CharLFO36LVL2" style:display-name="WW_CharLFO36LVL2" style:family="text">
      <style:text-properties fo:font-size="16pt" style:font-size-asian="16pt"/>
    </style:style>
    <style:style style:name="WW_5f_CharLFO36LVL3" style:display-name="WW_CharLFO36LVL3" style:family="text">
      <style:text-properties fo:font-size="16pt" style:font-size-asian="16pt"/>
    </style:style>
    <style:style style:name="WW_5f_CharLFO36LVL4" style:display-name="WW_CharLFO36LVL4" style:family="text">
      <style:text-properties fo:font-size="16pt" style:font-size-asian="16pt"/>
    </style:style>
    <style:style style:name="WW_5f_CharLFO36LVL5" style:display-name="WW_CharLFO36LVL5" style:family="text">
      <style:text-properties fo:font-size="16pt" style:font-size-asian="16pt"/>
    </style:style>
    <style:style style:name="WW_5f_CharLFO36LVL6" style:display-name="WW_CharLFO36LVL6" style:family="text">
      <style:text-properties fo:font-size="16pt" style:font-size-asian="16pt"/>
    </style:style>
    <style:style style:name="WW_5f_CharLFO36LVL7" style:display-name="WW_CharLFO36LVL7" style:family="text">
      <style:text-properties fo:font-size="16pt" style:font-size-asian="16pt"/>
    </style:style>
    <style:style style:name="WW_5f_CharLFO36LVL8" style:display-name="WW_CharLFO36LVL8" style:family="text">
      <style:text-properties fo:font-size="16pt" style:font-size-asian="16pt"/>
    </style:style>
    <style:style style:name="WW_5f_CharLFO36LVL9" style:display-name="WW_CharLFO36LVL9" style:family="text">
      <style:text-properties fo:font-size="16pt" style:font-size-asian="16pt"/>
    </style:style>
    <style:style style:name="WW_5f_CharLFO37LVL1" style:display-name="WW_CharLFO37LVL1" style:family="text">
      <style:text-properties fo:font-size="16pt" style:font-size-asian="16pt"/>
    </style:style>
    <style:style style:name="WW_5f_CharLFO37LVL2" style:display-name="WW_CharLFO37LVL2" style:family="text">
      <style:text-properties fo:font-size="16pt" style:font-size-asian="16pt"/>
    </style:style>
    <style:style style:name="WW_5f_CharLFO37LVL3" style:display-name="WW_CharLFO37LVL3" style:family="text">
      <style:text-properties fo:font-size="16pt" style:font-size-asian="16pt"/>
    </style:style>
    <style:style style:name="WW_5f_CharLFO37LVL4" style:display-name="WW_CharLFO37LVL4" style:family="text">
      <style:text-properties fo:font-size="16pt" style:font-size-asian="16pt"/>
    </style:style>
    <style:style style:name="WW_5f_CharLFO37LVL5" style:display-name="WW_CharLFO37LVL5" style:family="text">
      <style:text-properties fo:font-size="16pt" style:font-size-asian="16pt"/>
    </style:style>
    <style:style style:name="WW_5f_CharLFO37LVL6" style:display-name="WW_CharLFO37LVL6" style:family="text">
      <style:text-properties fo:font-size="16pt" style:font-size-asian="16pt"/>
    </style:style>
    <style:style style:name="WW_5f_CharLFO37LVL7" style:display-name="WW_CharLFO37LVL7" style:family="text">
      <style:text-properties fo:font-size="16pt" style:font-size-asian="16pt"/>
    </style:style>
    <style:style style:name="WW_5f_CharLFO37LVL8" style:display-name="WW_CharLFO37LVL8" style:family="text">
      <style:text-properties fo:font-size="16pt" style:font-size-asian="16pt"/>
    </style:style>
    <style:style style:name="WW_5f_CharLFO37LVL9" style:display-name="WW_CharLFO37LVL9" style:family="text">
      <style:text-properties fo:font-size="16pt" style:font-size-asian="16pt"/>
    </style:style>
    <style:style style:name="WW_5f_CharLFO38LVL1" style:display-name="WW_CharLFO38LVL1" style:family="text">
      <style:text-properties fo:font-size="16pt" style:font-size-asian="16pt"/>
    </style:style>
    <style:style style:name="WW_5f_CharLFO38LVL2" style:display-name="WW_CharLFO38LVL2" style:family="text">
      <style:text-properties fo:font-size="16pt" style:font-size-asian="16pt"/>
    </style:style>
    <style:style style:name="WW_5f_CharLFO38LVL3" style:display-name="WW_CharLFO38LVL3" style:family="text">
      <style:text-properties fo:font-size="16pt" style:font-size-asian="16pt"/>
    </style:style>
    <style:style style:name="WW_5f_CharLFO38LVL4" style:display-name="WW_CharLFO38LVL4" style:family="text">
      <style:text-properties fo:font-size="16pt" style:font-size-asian="16pt"/>
    </style:style>
    <style:style style:name="WW_5f_CharLFO38LVL5" style:display-name="WW_CharLFO38LVL5" style:family="text">
      <style:text-properties fo:font-size="16pt" style:font-size-asian="16pt"/>
    </style:style>
    <style:style style:name="WW_5f_CharLFO38LVL6" style:display-name="WW_CharLFO38LVL6" style:family="text">
      <style:text-properties fo:font-size="16pt" style:font-size-asian="16pt"/>
    </style:style>
    <style:style style:name="WW_5f_CharLFO38LVL7" style:display-name="WW_CharLFO38LVL7" style:family="text">
      <style:text-properties fo:font-size="16pt" style:font-size-asian="16pt"/>
    </style:style>
    <style:style style:name="WW_5f_CharLFO38LVL8" style:display-name="WW_CharLFO38LVL8" style:family="text">
      <style:text-properties fo:font-size="16pt" style:font-size-asian="16pt"/>
    </style:style>
    <style:style style:name="WW_5f_CharLFO38LVL9" style:display-name="WW_CharLFO38LVL9" style:family="text">
      <style:text-properties fo:font-size="16pt" style:font-size-asian="16pt"/>
    </style:style>
    <style:style style:name="WW_5f_CharLFO39LVL1" style:display-name="WW_CharLFO39LVL1" style:family="text">
      <style:text-properties fo:font-size="18pt" style:font-size-asian="18pt"/>
    </style:style>
    <style:style style:name="WW_5f_CharLFO39LVL2" style:display-name="WW_CharLFO39LVL2" style:family="text">
      <style:text-properties fo:font-size="18pt" style:font-size-asian="18pt"/>
    </style:style>
    <style:style style:name="WW_5f_CharLFO39LVL3" style:display-name="WW_CharLFO39LVL3" style:family="text">
      <style:text-properties fo:font-size="18pt" style:font-size-asian="18pt"/>
    </style:style>
    <style:style style:name="WW_5f_CharLFO39LVL4" style:display-name="WW_CharLFO39LVL4" style:family="text">
      <style:text-properties fo:font-size="18pt" style:font-size-asian="18pt"/>
    </style:style>
    <style:style style:name="WW_5f_CharLFO39LVL5" style:display-name="WW_CharLFO39LVL5" style:family="text">
      <style:text-properties fo:font-size="18pt" style:font-size-asian="18pt"/>
    </style:style>
    <style:style style:name="WW_5f_CharLFO39LVL6" style:display-name="WW_CharLFO39LVL6" style:family="text">
      <style:text-properties fo:font-size="18pt" style:font-size-asian="18pt"/>
    </style:style>
    <style:style style:name="WW_5f_CharLFO39LVL7" style:display-name="WW_CharLFO39LVL7" style:family="text">
      <style:text-properties fo:font-size="18pt" style:font-size-asian="18pt"/>
    </style:style>
    <style:style style:name="WW_5f_CharLFO39LVL8" style:display-name="WW_CharLFO39LVL8" style:family="text">
      <style:text-properties fo:font-size="18pt" style:font-size-asian="18pt"/>
    </style:style>
    <style:style style:name="WW_5f_CharLFO39LVL9" style:display-name="WW_CharLFO39LVL9" style:family="text">
      <style:text-properties fo:font-size="18pt" style:font-size-asian="18pt"/>
    </style:style>
    <style:style style:name="WW_5f_CharLFO40LVL1" style:display-name="WW_CharLFO40LVL1" style:family="text">
      <style:text-properties fo:font-size="18pt" style:font-size-asian="18pt"/>
    </style:style>
    <style:style style:name="WW_5f_CharLFO40LVL2" style:display-name="WW_CharLFO40LVL2" style:family="text">
      <style:text-properties fo:font-size="18pt" style:font-size-asian="18pt"/>
    </style:style>
    <style:style style:name="WW_5f_CharLFO40LVL3" style:display-name="WW_CharLFO40LVL3" style:family="text">
      <style:text-properties fo:font-size="18pt" style:font-size-asian="18pt"/>
    </style:style>
    <style:style style:name="WW_5f_CharLFO40LVL4" style:display-name="WW_CharLFO40LVL4" style:family="text">
      <style:text-properties fo:font-size="18pt" style:font-size-asian="18pt"/>
    </style:style>
    <style:style style:name="WW_5f_CharLFO40LVL5" style:display-name="WW_CharLFO40LVL5" style:family="text">
      <style:text-properties fo:font-size="18pt" style:font-size-asian="18pt"/>
    </style:style>
    <style:style style:name="WW_5f_CharLFO40LVL6" style:display-name="WW_CharLFO40LVL6" style:family="text">
      <style:text-properties fo:font-size="18pt" style:font-size-asian="18pt"/>
    </style:style>
    <style:style style:name="WW_5f_CharLFO40LVL7" style:display-name="WW_CharLFO40LVL7" style:family="text">
      <style:text-properties fo:font-size="18pt" style:font-size-asian="18pt"/>
    </style:style>
    <style:style style:name="WW_5f_CharLFO40LVL8" style:display-name="WW_CharLFO40LVL8" style:family="text">
      <style:text-properties fo:font-size="18pt" style:font-size-asian="18pt"/>
    </style:style>
    <style:style style:name="WW_5f_CharLFO40LVL9" style:display-name="WW_CharLFO40LVL9" style:family="text">
      <style:text-properties fo:font-size="18pt" style:font-size-asian="18pt"/>
    </style:style>
    <style:style style:name="WW_5f_CharLFO41LVL1" style:display-name="WW_CharLFO41LVL1" style:family="text">
      <style:text-properties fo:font-size="18pt" style:font-size-asian="18pt"/>
    </style:style>
    <style:style style:name="WW_5f_CharLFO41LVL2" style:display-name="WW_CharLFO41LVL2" style:family="text">
      <style:text-properties fo:font-size="18pt" style:font-size-asian="18pt"/>
    </style:style>
    <style:style style:name="WW_5f_CharLFO41LVL3" style:display-name="WW_CharLFO41LVL3" style:family="text">
      <style:text-properties fo:font-size="18pt" style:font-size-asian="18pt"/>
    </style:style>
    <style:style style:name="WW_5f_CharLFO41LVL4" style:display-name="WW_CharLFO41LVL4" style:family="text">
      <style:text-properties fo:font-size="18pt" style:font-size-asian="18pt"/>
    </style:style>
    <style:style style:name="WW_5f_CharLFO41LVL5" style:display-name="WW_CharLFO41LVL5" style:family="text">
      <style:text-properties fo:font-size="18pt" style:font-size-asian="18pt"/>
    </style:style>
    <style:style style:name="WW_5f_CharLFO41LVL6" style:display-name="WW_CharLFO41LVL6" style:family="text">
      <style:text-properties fo:font-size="18pt" style:font-size-asian="18pt"/>
    </style:style>
    <style:style style:name="WW_5f_CharLFO41LVL7" style:display-name="WW_CharLFO41LVL7" style:family="text">
      <style:text-properties fo:font-size="18pt" style:font-size-asian="18pt"/>
    </style:style>
    <style:style style:name="WW_5f_CharLFO41LVL8" style:display-name="WW_CharLFO41LVL8" style:family="text">
      <style:text-properties fo:font-size="18pt" style:font-size-asian="18pt"/>
    </style:style>
    <style:style style:name="WW_5f_CharLFO41LVL9" style:display-name="WW_CharLFO41LVL9" style:family="text">
      <style:text-properties fo:font-size="18pt" style:font-size-asian="18pt"/>
    </style:style>
    <style:style style:name="WW_5f_CharLFO42LVL1" style:display-name="WW_CharLFO42LVL1" style:family="text">
      <style:text-properties fo:font-size="18pt" style:font-size-asian="18pt"/>
    </style:style>
    <style:style style:name="WW_5f_CharLFO42LVL2" style:display-name="WW_CharLFO42LVL2" style:family="text">
      <style:text-properties fo:font-size="18pt" style:font-size-asian="18pt"/>
    </style:style>
    <style:style style:name="WW_5f_CharLFO42LVL3" style:display-name="WW_CharLFO42LVL3" style:family="text">
      <style:text-properties fo:font-size="18pt" style:font-size-asian="18pt"/>
    </style:style>
    <style:style style:name="WW_5f_CharLFO42LVL4" style:display-name="WW_CharLFO42LVL4" style:family="text">
      <style:text-properties fo:font-size="18pt" style:font-size-asian="18pt"/>
    </style:style>
    <style:style style:name="WW_5f_CharLFO42LVL5" style:display-name="WW_CharLFO42LVL5" style:family="text">
      <style:text-properties fo:font-size="18pt" style:font-size-asian="18pt"/>
    </style:style>
    <style:style style:name="WW_5f_CharLFO42LVL6" style:display-name="WW_CharLFO42LVL6" style:family="text">
      <style:text-properties fo:font-size="18pt" style:font-size-asian="18pt"/>
    </style:style>
    <style:style style:name="WW_5f_CharLFO42LVL7" style:display-name="WW_CharLFO42LVL7" style:family="text">
      <style:text-properties fo:font-size="18pt" style:font-size-asian="18pt"/>
    </style:style>
    <style:style style:name="WW_5f_CharLFO42LVL8" style:display-name="WW_CharLFO42LVL8" style:family="text">
      <style:text-properties fo:font-size="18pt" style:font-size-asian="18pt"/>
    </style:style>
    <style:style style:name="WW_5f_CharLFO42LVL9" style:display-name="WW_CharLFO42LVL9" style:family="text">
      <style:text-properties fo:font-size="18pt" style:font-size-asian="18pt"/>
    </style:style>
    <style:style style:name="WW_5f_CharLFO43LVL1" style:display-name="WW_CharLFO43LVL1" style:family="text">
      <style:text-properties fo:font-size="18pt" style:font-size-asian="18pt"/>
    </style:style>
    <style:style style:name="WW_5f_CharLFO43LVL2" style:display-name="WW_CharLFO43LVL2" style:family="text">
      <style:text-properties fo:font-size="18pt" style:font-size-asian="18pt"/>
    </style:style>
    <style:style style:name="WW_5f_CharLFO43LVL3" style:display-name="WW_CharLFO43LVL3" style:family="text">
      <style:text-properties fo:font-size="18pt" style:font-size-asian="18pt"/>
    </style:style>
    <style:style style:name="WW_5f_CharLFO43LVL4" style:display-name="WW_CharLFO43LVL4" style:family="text">
      <style:text-properties fo:font-size="18pt" style:font-size-asian="18pt"/>
    </style:style>
    <style:style style:name="WW_5f_CharLFO43LVL5" style:display-name="WW_CharLFO43LVL5" style:family="text">
      <style:text-properties fo:font-size="18pt" style:font-size-asian="18pt"/>
    </style:style>
    <style:style style:name="WW_5f_CharLFO43LVL6" style:display-name="WW_CharLFO43LVL6" style:family="text">
      <style:text-properties fo:font-size="18pt" style:font-size-asian="18pt"/>
    </style:style>
    <style:style style:name="WW_5f_CharLFO43LVL7" style:display-name="WW_CharLFO43LVL7" style:family="text">
      <style:text-properties fo:font-size="18pt" style:font-size-asian="18pt"/>
    </style:style>
    <style:style style:name="WW_5f_CharLFO43LVL8" style:display-name="WW_CharLFO43LVL8" style:family="text">
      <style:text-properties fo:font-size="18pt" style:font-size-asian="18pt"/>
    </style:style>
    <style:style style:name="WW_5f_CharLFO43LVL9" style:display-name="WW_CharLFO43LVL9" style:family="text">
      <style:text-properties fo:font-size="18pt" style:font-size-asian="18pt"/>
    </style:style>
    <style:style style:name="WW_5f_CharLFO44LVL1" style:display-name="WW_CharLFO44LVL1" style:family="text">
      <style:text-properties fo:font-size="18pt" style:font-size-asian="18pt"/>
    </style:style>
    <style:style style:name="WW_5f_CharLFO44LVL2" style:display-name="WW_CharLFO44LVL2" style:family="text">
      <style:text-properties fo:font-size="18pt" style:font-size-asian="18pt"/>
    </style:style>
    <style:style style:name="WW_5f_CharLFO44LVL3" style:display-name="WW_CharLFO44LVL3" style:family="text">
      <style:text-properties fo:font-size="18pt" style:font-size-asian="18pt"/>
    </style:style>
    <style:style style:name="WW_5f_CharLFO44LVL4" style:display-name="WW_CharLFO44LVL4" style:family="text">
      <style:text-properties fo:font-size="18pt" style:font-size-asian="18pt"/>
    </style:style>
    <style:style style:name="WW_5f_CharLFO44LVL5" style:display-name="WW_CharLFO44LVL5" style:family="text">
      <style:text-properties fo:font-size="18pt" style:font-size-asian="18pt"/>
    </style:style>
    <style:style style:name="WW_5f_CharLFO44LVL6" style:display-name="WW_CharLFO44LVL6" style:family="text">
      <style:text-properties fo:font-size="18pt" style:font-size-asian="18pt"/>
    </style:style>
    <style:style style:name="WW_5f_CharLFO44LVL7" style:display-name="WW_CharLFO44LVL7" style:family="text">
      <style:text-properties fo:font-size="18pt" style:font-size-asian="18pt"/>
    </style:style>
    <style:style style:name="WW_5f_CharLFO44LVL8" style:display-name="WW_CharLFO44LVL8" style:family="text">
      <style:text-properties fo:font-size="18pt" style:font-size-asian="18pt"/>
    </style:style>
    <style:style style:name="WW_5f_CharLFO44LVL9" style:display-name="WW_CharLFO44LVL9" style:family="text">
      <style:text-properties fo:font-size="18pt" style:font-size-asian="18pt"/>
    </style:style>
    <style:style style:name="WW_5f_CharLFO45LVL1" style:display-name="WW_CharLFO45LVL1" style:family="text">
      <style:text-properties fo:font-size="18pt" style:font-size-asian="18pt"/>
    </style:style>
    <style:style style:name="WW_5f_CharLFO45LVL2" style:display-name="WW_CharLFO45LVL2" style:family="text">
      <style:text-properties fo:font-size="18pt" style:font-size-asian="18pt"/>
    </style:style>
    <style:style style:name="WW_5f_CharLFO45LVL3" style:display-name="WW_CharLFO45LVL3" style:family="text">
      <style:text-properties fo:font-size="18pt" style:font-size-asian="18pt"/>
    </style:style>
    <style:style style:name="WW_5f_CharLFO45LVL4" style:display-name="WW_CharLFO45LVL4" style:family="text">
      <style:text-properties fo:font-size="18pt" style:font-size-asian="18pt"/>
    </style:style>
    <style:style style:name="WW_5f_CharLFO45LVL5" style:display-name="WW_CharLFO45LVL5" style:family="text">
      <style:text-properties fo:font-size="18pt" style:font-size-asian="18pt"/>
    </style:style>
    <style:style style:name="WW_5f_CharLFO45LVL6" style:display-name="WW_CharLFO45LVL6" style:family="text">
      <style:text-properties fo:font-size="18pt" style:font-size-asian="18pt"/>
    </style:style>
    <style:style style:name="WW_5f_CharLFO45LVL7" style:display-name="WW_CharLFO45LVL7" style:family="text">
      <style:text-properties fo:font-size="18pt" style:font-size-asian="18pt"/>
    </style:style>
    <style:style style:name="WW_5f_CharLFO45LVL8" style:display-name="WW_CharLFO45LVL8" style:family="text">
      <style:text-properties fo:font-size="18pt" style:font-size-asian="18pt"/>
    </style:style>
    <style:style style:name="WW_5f_CharLFO45LVL9" style:display-name="WW_CharLFO45LVL9" style:family="text">
      <style:text-properties fo:font-size="18pt" style:font-size-asian="18pt"/>
    </style:style>
    <style:style style:name="WW_5f_CharLFO46LVL1" style:display-name="WW_CharLFO46LVL1" style:family="text">
      <style:text-properties fo:font-size="18pt" style:font-size-asian="18pt"/>
    </style:style>
    <style:style style:name="WW_5f_CharLFO46LVL2" style:display-name="WW_CharLFO46LVL2" style:family="text">
      <style:text-properties fo:font-size="18pt" style:font-size-asian="18pt"/>
    </style:style>
    <style:style style:name="WW_5f_CharLFO46LVL3" style:display-name="WW_CharLFO46LVL3" style:family="text">
      <style:text-properties fo:font-size="18pt" style:font-size-asian="18pt"/>
    </style:style>
    <style:style style:name="WW_5f_CharLFO46LVL4" style:display-name="WW_CharLFO46LVL4" style:family="text">
      <style:text-properties fo:font-size="18pt" style:font-size-asian="18pt"/>
    </style:style>
    <style:style style:name="WW_5f_CharLFO46LVL5" style:display-name="WW_CharLFO46LVL5" style:family="text">
      <style:text-properties fo:font-size="18pt" style:font-size-asian="18pt"/>
    </style:style>
    <style:style style:name="WW_5f_CharLFO46LVL6" style:display-name="WW_CharLFO46LVL6" style:family="text">
      <style:text-properties fo:font-size="18pt" style:font-size-asian="18pt"/>
    </style:style>
    <style:style style:name="WW_5f_CharLFO46LVL7" style:display-name="WW_CharLFO46LVL7" style:family="text">
      <style:text-properties fo:font-size="18pt" style:font-size-asian="18pt"/>
    </style:style>
    <style:style style:name="WW_5f_CharLFO46LVL8" style:display-name="WW_CharLFO46LVL8" style:family="text">
      <style:text-properties fo:font-size="18pt" style:font-size-asian="18pt"/>
    </style:style>
    <style:style style:name="WW_5f_CharLFO46LVL9" style:display-name="WW_CharLFO46LVL9" style:family="text">
      <style:text-properties fo:font-size="18pt" style:font-size-asian="18pt"/>
    </style:style>
    <style:style style:name="WW_5f_CharLFO47LVL1" style:display-name="WW_CharLFO47LVL1" style:family="text">
      <style:text-properties fo:color="#000000" style:font-name="Times New Roman" fo:font-family="'Times New Roman'" style:font-style-name="標準" style:font-family-generic="roman" style:font-pitch="variable" fo:font-weight="normal" style:font-name-asian="標楷體1" style:font-family-asian="標楷體" style:font-style-name-asian="標準" style:font-family-generic-asian="script" style:font-pitch-asian="fixed" style:font-weight-asian="normal" style:font-name-complex="DFKai-SB" style:font-family-complex="DFKai-SB" style:font-family-generic-complex="script" style:font-pitch-complex="fixed" style:font-size-complex="12pt"/>
    </style:style>
    <style:style style:name="WW_5f_CharLFO48LVL1" style:display-name="WW_CharLFO48LVL1" style:family="text">
      <style:text-properties fo:font-weight="normal" style:font-weight-asian="norma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WW_5f_CharLFO2LVL1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WW_5f_CharLFO2LVL2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WW_5f_CharLFO2LVL3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WW_5f_CharLFO2LVL4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WW_5f_CharLFO2LVL5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WW_5f_CharLFO2LVL6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WW_5f_CharLFO2LVL7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WW_5f_CharLFO2LVL8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WW_5f_CharLFO2LVL9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WW_5f_CharLFO3LVL1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WW_5f_CharLFO3LVL2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WW_5f_CharLFO3LVL3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WW_5f_CharLFO3LVL4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WW_5f_CharLFO3LVL5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WW_5f_CharLFO3LVL6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WW_5f_CharLFO3LVL7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WW_5f_CharLFO3LVL8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WW_5f_CharLFO3LVL9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WW_5f_CharLFO4LVL1" text:bullet-char="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4LVL2" text:bullet-char="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4LVL3" text:bullet-char="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4LVL4" text:bullet-char="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4LVL5" text:bullet-char="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4LVL6" text:bullet-char="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4LVL7" text:bullet-char="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4LVL8" text:bullet-char="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4LVL9" text:bullet-char="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WW_5f_CharLFO5LVL1" text:bullet-char="✗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5LVL2" text:bullet-char="✗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5LVL3" text:bullet-char="✗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5LVL4" text:bullet-char="✗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5LVL5" text:bullet-char="✗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5LVL6" text:bullet-char="✗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5LVL7" text:bullet-char="✗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5LVL8" text:bullet-char="✗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5LVL9" text:bullet-char="✗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1_5f_1" style:display-name="List 1_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_5f_1" style:display-name="Numbering 1_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_5f_1" style:display-name="Numbering 2_1">
      <text:list-level-style-number text:level="1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start-value="2">
        <style:list-level-properties text:list-level-position-and-space-mode="label-alignment">
          <style:list-level-label-alignment text:label-followed-by="listtab" fo:text-indent="-0.499cm" fo:margin-left="0.998cm"/>
        </style:list-level-properties>
      </text:list-level-style-number>
      <text:list-level-style-number text:level="3" style:num-format="1" text:start-value="3">
        <style:list-level-properties text:list-level-position-and-space-mode="label-alignment">
          <style:list-level-label-alignment text:label-followed-by="listtab" fo:text-indent="-1cm" fo:margin-left="1.998cm"/>
        </style:list-level-properties>
      </text:list-level-style-number>
      <text:list-level-style-number text:level="4" style:num-format="1" text:start-value="4">
        <style:list-level-properties text:list-level-position-and-space-mode="label-alignment">
          <style:list-level-label-alignment text:label-followed-by="listtab" fo:text-indent="-1.251cm" fo:margin-left="3.249cm"/>
        </style:list-level-properties>
      </text:list-level-style-number>
      <text:list-level-style-number text:level="5" style:num-format="1" text:start-value="5">
        <style:list-level-properties text:list-level-position-and-space-mode="label-alignment">
          <style:list-level-label-alignment text:label-followed-by="listtab" fo:text-indent="-1.499cm" fo:margin-left="4.748cm"/>
        </style:list-level-properties>
      </text:list-level-style-number>
      <text:list-level-style-number text:level="6" style:num-format="1" text:start-value="6">
        <style:list-level-properties text:list-level-position-and-space-mode="label-alignment">
          <style:list-level-label-alignment text:label-followed-by="listtab" fo:text-indent="-1.801cm" fo:margin-left="6.549cm"/>
        </style:list-level-properties>
      </text:list-level-style-number>
      <text:list-level-style-number text:level="7" style:num-format="1" text:start-value="7">
        <style:list-level-properties text:list-level-position-and-space-mode="label-alignment">
          <style:list-level-label-alignment text:label-followed-by="listtab" fo:text-indent="-2.3cm" fo:margin-left="8.849cm"/>
        </style:list-level-properties>
      </text:list-level-style-number>
      <text:list-level-style-number text:level="8" style:num-format="1" text:start-value="8">
        <style:list-level-properties text:list-level-position-and-space-mode="label-alignment">
          <style:list-level-label-alignment text:label-followed-by="listtab" fo:text-indent="-2.6cm" fo:margin-left="11.449cm"/>
        </style:list-level-properties>
      </text:list-level-style-number>
      <text:list-level-style-number text:level="9" style:num-format="1" text:start-value="9">
        <style:list-level-properties text:list-level-position-and-space-mode="label-alignment">
          <style:list-level-label-alignment text:label-followed-by="listtab" fo:text-indent="-2.801cm" fo:margin-left="14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3_5f_1" style:display-name="Numbering 3_1">
      <text:list-level-style-number text:level="1" style:num-format="1">
        <style:list-level-properties text:list-level-position-and-space-mode="label-alignment">
          <style:list-level-label-alignment text:label-followed-by="listtab" fo:text-indent="-3cm" fo:margin-left="3cm"/>
        </style:list-level-properties>
      </text:list-level-style-number>
      <text:list-level-style-number text:level="2" style:num-format="1" text:start-value="2">
        <style:list-level-properties text:list-level-position-and-space-mode="label-alignment">
          <style:list-level-label-alignment text:label-followed-by="listtab" fo:text-indent="-3cm" fo:margin-left="6.001cm"/>
        </style:list-level-properties>
      </text:list-level-style-number>
      <text:list-level-style-number text:level="3" style:num-format="1" text:start-value="3">
        <style:list-level-properties text:list-level-position-and-space-mode="label-alignment">
          <style:list-level-label-alignment text:label-followed-by="listtab" fo:text-indent="-3cm" fo:margin-left="9.001cm"/>
        </style:list-level-properties>
      </text:list-level-style-number>
      <text:list-level-style-number text:level="4" style:num-format="1" text:start-value="4">
        <style:list-level-properties text:list-level-position-and-space-mode="label-alignment">
          <style:list-level-label-alignment text:label-followed-by="listtab" fo:text-indent="-3cm" fo:margin-left="12.002cm"/>
        </style:list-level-properties>
      </text:list-level-style-number>
      <text:list-level-style-number text:level="5" style:num-format="1" text:start-value="5">
        <style:list-level-properties text:list-level-position-and-space-mode="label-alignment">
          <style:list-level-label-alignment text:label-followed-by="listtab" fo:text-indent="-3cm" fo:margin-left="15.002cm"/>
        </style:list-level-properties>
      </text:list-level-style-number>
      <text:list-level-style-number text:level="6" style:num-format="1" text:start-value="6">
        <style:list-level-properties text:list-level-position-and-space-mode="label-alignment">
          <style:list-level-label-alignment text:label-followed-by="listtab" fo:text-indent="-3cm" fo:margin-left="18.002cm"/>
        </style:list-level-properties>
      </text:list-level-style-number>
      <text:list-level-style-number text:level="7" style:num-format="1" text:start-value="7">
        <style:list-level-properties text:list-level-position-and-space-mode="label-alignment">
          <style:list-level-label-alignment text:label-followed-by="listtab" fo:text-indent="-3cm" fo:margin-left="21.003cm"/>
        </style:list-level-properties>
      </text:list-level-style-number>
      <text:list-level-style-number text:level="8" style:num-format="1" text:start-value="8">
        <style:list-level-properties text:list-level-position-and-space-mode="label-alignment">
          <style:list-level-label-alignment text:label-followed-by="listtab" fo:text-indent="-3cm" fo:margin-left="24.003cm"/>
        </style:list-level-properties>
      </text:list-level-style-number>
      <text:list-level-style-number text:level="9" style:num-format="1" text:start-value="9">
        <style:list-level-properties text:list-level-position-and-space-mode="label-alignment">
          <style:list-level-label-alignment text:label-followed-by="listtab" fo:text-indent="-3cm" fo:margin-left="27.0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4_5f_1" style:display-name="Numbering 4_1">
      <text:list-level-style-number text:level="1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5_5f_1" style:display-name="Numbering 5_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51cm" fo:margin-left="1.101cm"/>
        </style:list-level-properties>
      </text:list-level-style-number>
      <text:list-level-style-number text:level="3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45cm" fo:margin-left="1.55cm"/>
        </style:list-level-properties>
      </text:list-level-style-number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WW_5f_CharLFO10LVL5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WW_5f_CharLFO10LVL6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WW_5f_CharLFO10LVL8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WW_5f_CharLFO10LVL9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_3001__20__28_1_29__20__20_A_3001__20__28_A_29_" style:display-name="編號12PT -- 一、 (一)  1、 (1)  A、 (A)">
      <text:list-level-style-number text:level="1" text:style-name="WW_5f_CharLFO11LVL1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WW_5f_CharLFO11LVL2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WW_5f_CharLFO11LVL3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text:style-name="WW_5f_CharLFO11LVL4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WW_5f_CharLFO11LVL5" style:num-suffix="、" style:num-format="A" style:num-letter-sync="true">
        <style:list-level-properties text:list-level-position-and-space-mode="label-alignment">
          <style:list-level-label-alignment text:label-followed-by="listtab" fo:text-indent="-0.88cm" fo:margin-left="2.48cm"/>
        </style:list-level-properties>
      </text:list-level-style-number>
      <text:list-level-style-number text:level="6" text:style-name="WW_5f_CharLFO11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3cm" fo:margin-left="2.731cm"/>
        </style:list-level-properties>
      </text:list-level-style-number>
      <text:list-level-style-number text:level="7" text:style-name="WW_5f_CharLFO11LVL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WW_5f_CharLFO11LVL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WW_5f_CharLFO11LVL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_3001__20__20__28_1_29__20__20__20_A_3001__20__20__28_A_29_" style:display-name="編號16PT -- 一、  (一)   1、  (1)   A、  (A)">
      <text:list-level-style-number text:level="1" text:style-name="WW_5f_CharLFO12LVL1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WW_5f_CharLFO12LVL2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WW_5f_CharLFO12LVL3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text:style-name="WW_5f_CharLFO12LVL4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WW_5f_CharLFO12LVL5" style:num-suffix="、" style:num-format="A" style:num-letter-sync="true">
        <style:list-level-properties text:list-level-position-and-space-mode="label-alignment">
          <style:list-level-label-alignment text:label-followed-by="listtab" fo:text-indent="-1.099cm" fo:margin-left="3.5cm"/>
        </style:list-level-properties>
      </text:list-level-style-number>
      <text:list-level-style-number text:level="6" text:style-name="WW_5f_CharLFO12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49cm" fo:margin-left="3.949cm"/>
        </style:list-level-properties>
      </text:list-level-style-number>
      <text:list-level-style-number text:level="7" text:style-name="WW_5f_CharLFO12LVL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WW_5f_CharLFO12LVL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WW_5f_CharLFO12LVL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_3001__20__20__28_1_29__20__20__20_A_3001__20__20__28_A_29_" style:display-name="編號14PT -- 一、  (一)   1、  (1)   A、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style:num-suffix="、" style:num-format="A" style:num-letter-sync="true">
        <style:list-level-properties text:list-level-position-and-space-mode="label-alignment">
          <style:list-level-label-alignment text:label-followed-by="listtab" fo:text-indent="-1cm" fo:margin-left="3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01cm" fo:margin-left="3.3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_3001__20__28_1_29__20__20_A_3001__20__28_A_29__20__20_a_3001__20__28_a_29_" style:display-name="編號12PT -- 1、 (1)  A、 (A)  a、 (a)">
      <text:list-level-style-number text:level="1" text:style-name="WW_5f_CharLFO14LVL1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text:style-name="WW_5f_CharLFO14LVL2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WW_5f_CharLFO14LVL3" style:num-suffix="、" style:num-format="A" style:num-letter-sync="true">
        <style:list-level-properties text:list-level-position-and-space-mode="label-alignment">
          <style:list-level-label-alignment text:label-followed-by="listtab" fo:text-indent="-0.848cm" fo:margin-left="1.649cm"/>
        </style:list-level-properties>
      </text:list-level-style-number>
      <text:list-level-style-number text:level="4" text:style-name="WW_5f_CharLFO14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1cm" fo:margin-left="1.951cm"/>
        </style:list-level-properties>
      </text:list-level-style-number>
      <text:list-level-style-number text:level="5" text:style-name="WW_5f_CharLFO14LVL5" style:num-suffix="、" style:num-format="a" style:num-letter-sync="true">
        <style:list-level-properties text:list-level-position-and-space-mode="label-alignment">
          <style:list-level-label-alignment text:label-followed-by="listtab" fo:text-indent="-0.801cm" fo:margin-left="2.401cm"/>
        </style:list-level-properties>
      </text:list-level-style-number>
      <text:list-level-style-number text:level="6" text:style-name="WW_5f_CharLFO14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49cm" fo:margin-left="2.649cm"/>
        </style:list-level-properties>
      </text:list-level-style-number>
      <text:list-level-style-number text:level="7" text:style-name="WW_5f_CharLFO14LVL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WW_5f_CharLFO14LVL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WW_5f_CharLFO14LVL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_3001__20__20__28_1_29__20__20__20_A_3001__20__20__28_A_29__20__20__20_a_3001__20__20__28_a_29_" style:display-name="編號14PT -- 1、  (1)   A、  (A)   a、  (a)">
      <text:list-level-style-number text:level="1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style:num-suffix="、" style:num-format="A" style:num-letter-sync="true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2.35cm"/>
        </style:list-level-properties>
      </text:list-level-style-number>
      <text:list-level-style-number text:level="5" style:num-suffix="、" style:num-format="a" style:num-letter-sync="true">
        <style:list-level-properties text:list-level-position-and-space-mode="label-alignment">
          <style:list-level-label-alignment text:label-followed-by="listtab" fo:text-indent="-0.9cm" fo:margin-left="2.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1cm" fo:margin-left="3.251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1_29__20__20__2460__20__20_A._20__20__28_A_29__20__20__20__24b6__20__20_a." style:display-name="編號14PT -- (1)  ①  A.  (A)   Ⓐ  a.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1.6cm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01cm" fo:margin-left="2.3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3.0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_28_一_29__20__20_1_3001__20__28_1_29__20__20_A_3001__20__28_A_29__20__20_a_3001_" style:display-name="編號12PT -- (一)  1、 (1)  A、 (A)  a、">
      <text:list-level-style-number text:level="1" text:style-name="WW_5f_CharLFO17LVL1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WW_5f_CharLFO17LVL2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text:style-name="WW_5f_CharLFO17LVL3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text:style-name="WW_5f_CharLFO17LVL4" style:num-suffix="、" style:num-format="A" style:num-letter-sync="true">
        <style:list-level-properties text:list-level-position-and-space-mode="label-alignment">
          <style:list-level-label-alignment text:label-followed-by="listtab" fo:text-indent="-0.85cm" fo:margin-left="2.05cm"/>
        </style:list-level-properties>
      </text:list-level-style-number>
      <text:list-level-style-number text:level="5" text:style-name="WW_5f_CharLFO17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cm" fo:margin-left="2.3cm"/>
        </style:list-level-properties>
      </text:list-level-style-number>
      <text:list-level-style-number text:level="6" text:style-name="WW_5f_CharLFO17LVL6" style:num-suffix="、" style:num-format="a" style:num-letter-sync="true">
        <style:list-level-properties text:list-level-position-and-space-mode="label-alignment">
          <style:list-level-label-alignment text:label-followed-by="listtab" fo:text-indent="-0.799cm" fo:margin-left="2.799cm"/>
        </style:list-level-properties>
      </text:list-level-style-number>
      <text:list-level-style-number text:level="7" text:style-name="WW_5f_CharLFO17LVL7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WW_5f_CharLFO17LVL8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WW_5f_CharLFO17LVL9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_28_一_29__20__20__20_1_3001__20__20__28_1_29__20__20__20_A_3001__20__20__28_A_29__20__20__20_a_3001_" style:display-name="編號16PT -- (一)   1、  (1)   A、  (A)   a、">
      <text:list-level-style-number text:level="1" text:style-name="WW_5f_CharLFO18LVL1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WW_5f_CharLFO18LVL2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text:style-name="WW_5f_CharLFO18LVL3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WW_5f_CharLFO18LVL4" style:num-suffix="、" style:num-format="A" style:num-letter-sync="true">
        <style:list-level-properties text:list-level-position-and-space-mode="label-alignment">
          <style:list-level-label-alignment text:label-followed-by="listtab" fo:text-indent="-1.101cm" fo:margin-left="2.9cm"/>
        </style:list-level-properties>
      </text:list-level-style-number>
      <text:list-level-style-number text:level="5" text:style-name="WW_5f_CharLFO18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49cm" fo:margin-left="3.35cm"/>
        </style:list-level-properties>
      </text:list-level-style-number>
      <text:list-level-style-number text:level="6" text:style-name="WW_5f_CharLFO18LVL6" style:num-suffix="、" style:num-format="a" style:num-letter-sync="true">
        <style:list-level-properties text:list-level-position-and-space-mode="label-alignment">
          <style:list-level-label-alignment text:label-followed-by="listtab" fo:text-indent="-1.05cm" fo:margin-left="4.05cm"/>
        </style:list-level-properties>
      </text:list-level-style-number>
      <text:list-level-style-number text:level="7" text:style-name="WW_5f_CharLFO18LVL7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text:style-name="WW_5f_CharLFO18LVL8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text:style-name="WW_5f_CharLFO18LVL9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壹_3001__20__20_一_3001__20__20__28_一_29__20__20__20_1_3001__20__20__28_1_29__20__20__20_A_3001_" style:display-name="編號16PT -- 壹、  一、  (一)   1、  (1)   A、">
      <text:list-level-style-number text:level="1" text:style-name="WW_5f_CharLFO19LVL1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WW_5f_CharLFO19LVL2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WW_5f_CharLFO19LVL3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WW_5f_CharLFO19LVL4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text:style-name="WW_5f_CharLFO19LVL5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WW_5f_CharLFO19LVL6" style:num-suffix="、" style:num-format="A" style:num-letter-sync="true">
        <style:list-level-properties text:list-level-position-and-space-mode="label-alignment">
          <style:list-level-label-alignment text:label-followed-by="listtab" fo:text-indent="-1.099cm" fo:margin-left="4.099cm"/>
        </style:list-level-properties>
      </text:list-level-style-number>
      <text:list-level-style-number text:level="7" text:style-name="WW_5f_CharLFO19LVL7" style:num-suffix="." style:num-format="1">
        <style:list-level-properties text:list-level-position-and-space-mode="label-alignment">
          <style:list-level-label-alignment text:label-followed-by="listtab" fo:text-indent="-0.755cm" fo:margin-left="5.2cm"/>
        </style:list-level-properties>
      </text:list-level-style-number>
      <text:list-level-style-number text:level="8" text:style-name="WW_5f_CharLFO19LVL8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WW_5f_CharLFO19LVL9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壹_3001__20__20_一_3001__20__20__28_一_29__20__20__20_1_3001__20__20__28_1_29__20__20__20_A_3001_" style:display-name="編號14PT -- 壹、  一、  (一)   1、  (1)   A、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style:num-suffix="、" style:num-format="A" style:num-letter-sync="true">
        <style:list-level-properties text:list-level-position-and-space-mode="label-alignment">
          <style:list-level-label-alignment text:label-followed-by="listtab" fo:text-indent="-1cm" fo:margin-left="3.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_3001__20__20__28_1_29__20__20__20_A_3001__20__20__28_A_29__20__20__20_a_3001_" style:display-name="編號14PT -- (一)   1、  (1)   A、  (A)   a、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style:num-suffix="、" style:num-format="A" style:num-letter-sync="true">
        <style:list-level-properties text:list-level-position-and-space-mode="label-alignment">
          <style:list-level-label-alignment text:label-followed-by="listtab" fo:text-indent="-1cm" fo:margin-left="2.499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99cm" fo:margin-left="2.799cm"/>
        </style:list-level-properties>
      </text:list-level-style-number>
      <text:list-level-style-number text:level="6" style:num-suffix="、" style:num-format="a" style:num-letter-sync="true">
        <style:list-level-properties text:list-level-position-and-space-mode="label-alignment">
          <style:list-level-label-alignment text:label-followed-by="listtab" fo:text-indent="-0.901cm" fo:margin-left="3.401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_3001__20__20__28_1_29__20__20__20_A_3001__20__20__28_A_29__20__20__20_a_3001__20__28_a_29_" style:display-name="編號16PT -- 1、  (1)   A、  (A)   a、 (a)">
      <text:list-level-style-number text:level="1" text:style-name="WW_5f_CharLFO22LVL1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WW_5f_CharLFO22LVL2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WW_5f_CharLFO22LVL3" style:num-suffix="、" style:num-format="A" style:num-letter-sync="true">
        <style:list-level-properties text:list-level-position-and-space-mode="label-alignment">
          <style:list-level-label-alignment text:label-followed-by="listtab" fo:text-indent="-1.101cm" fo:margin-left="2.3cm"/>
        </style:list-level-properties>
      </text:list-level-style-number>
      <text:list-level-style-number text:level="4" text:style-name="WW_5f_CharLFO22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51cm" fo:margin-left="2.75cm"/>
        </style:list-level-properties>
      </text:list-level-style-number>
      <text:list-level-style-number text:level="5" text:style-name="WW_5f_CharLFO22LVL5" style:num-suffix="、" style:num-format="a" style:num-letter-sync="true">
        <style:list-level-properties text:list-level-position-and-space-mode="label-alignment">
          <style:list-level-label-alignment text:label-followed-by="listtab" fo:text-indent="-1.05cm" fo:margin-left="3.45cm"/>
        </style:list-level-properties>
      </text:list-level-style-number>
      <text:list-level-style-number text:level="6" text:style-name="WW_5f_CharLFO22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3.851cm"/>
        </style:list-level-properties>
      </text:list-level-style-number>
      <text:list-level-style-bullet text:level="7" text:style-name="WW_5f_CharLFO2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WW_5f_CharLFO22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WW_5f_CharLFO22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._20__20__28_1_29__20__20__2460__20__20_A._20__20__28_A_29__20__20__24b6_" style:display-name="編號14PT -- 1.  (1)  ①  A.  (A)  Ⓐ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01cm" fo:margin-left="1.101cm"/>
        </style:list-level-properties>
      </text:list-level-style-number>
      <text:list-level-style-number text:level="3" style:num-format="①, ②, ③, ...">
        <style:list-level-properties text:list-level-position-and-space-mode="label-alignment">
          <style:list-level-label-alignment text:label-followed-by="listtab" fo:text-indent="-0.52cm" fo:margin-left="1.52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01cm" fo:margin-left="2.101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2.8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460__20__20_A._20__20__28_A_29__20__20__20__24b6__20__20_a._20__20__20__28_a_29_" style:display-name="編號14PT -- ①  A.  (A)   Ⓐ  a.   (a)">
      <text:list-level-style-number text:level="1" style:num-format="①, ②, ③, ...">
        <style:list-level-properties text:list-level-position-and-space-mode="label-alignment">
          <style:list-level-label-alignment text:label-followed-by="listtab" fo:text-indent="-0.529cm" fo:margin-left="0.52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01cm" fo:margin-left="1.101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99cm" fo:margin-left="1.799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2.6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1cm" fo:margin-left="3.25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._20__20__28_1_29__20__20_A._20__20__28_A_29__20__20_a._20__20__28_a_29_" style:display-name="編號12PT -- 1.  (1)  A.  (A)  a.  (a)">
      <text:list-level-style-number text:level="1" text:style-name="WW_5f_CharLFO25LVL1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WW_5f_CharLFO25LVL2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WW_5f_CharLFO25LVL3" style:num-suffix="." style:num-format="A" style:num-letter-sync="true">
        <style:list-level-properties text:list-level-position-and-space-mode="label-alignment">
          <style:list-level-label-alignment text:label-followed-by="listtab" fo:text-indent="-0.549cm" fo:margin-left="1.349cm"/>
        </style:list-level-properties>
      </text:list-level-style-number>
      <text:list-level-style-number text:level="4" text:style-name="WW_5f_CharLFO25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3cm" fo:margin-left="1.93cm"/>
        </style:list-level-properties>
      </text:list-level-style-number>
      <text:list-level-style-number text:level="5" text:style-name="WW_5f_CharLFO25LVL5" style:num-suffix="." style:num-format="a" style:num-letter-sync="true">
        <style:list-level-properties text:list-level-position-and-space-mode="label-alignment">
          <style:list-level-label-alignment text:label-followed-by="listtab" fo:text-indent="-0.45cm" fo:margin-left="2.05cm"/>
        </style:list-level-properties>
      </text:list-level-style-number>
      <text:list-level-style-number text:level="6" text:style-name="WW_5f_CharLFO25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cm" fo:margin-left="2.63cm"/>
        </style:list-level-properties>
      </text:list-level-style-number>
      <text:list-level-style-number text:level="7" text:style-name="WW_5f_CharLFO25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5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5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壹_3001_一_3001__20__28_一_29__20__20_1_3001__20__28_1_29__20__20_A_3001_" style:display-name="編號12PT -- 壹、一、 (一)  1、 (1)  A、">
      <text:list-level-style-number text:level="1" text:style-name="WW_5f_CharLFO26LVL1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WW_5f_CharLFO26LVL2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WW_5f_CharLFO26LVL3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WW_5f_CharLFO26LVL4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text:style-name="WW_5f_CharLFO26LVL5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WW_5f_CharLFO26LVL6" style:num-suffix="、" style:num-format="A" style:num-letter-sync="true">
        <style:list-level-properties text:list-level-position-and-space-mode="label-alignment">
          <style:list-level-label-alignment text:label-followed-by="listtab" fo:text-indent="-0.88cm" fo:margin-left="2.88cm"/>
        </style:list-level-properties>
      </text:list-level-style-number>
      <text:list-level-style-number text:level="7" text:style-name="WW_5f_CharLFO26LVL7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text:style-name="WW_5f_CharLFO26LVL8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text:style-name="WW_5f_CharLFO26LVL9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壹_3001_一_3001__20__28_一_29__20__20__20_1._20__20__28_1_29__20__20__20_A." style:display-name="編號12PT -- 壹、一、 (一)   1.  (1)   A.">
      <text:list-level-style-number text:level="1" text:style-name="WW_5f_CharLFO27LVL1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WW_5f_CharLFO27LVL2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WW_5f_CharLFO27LVL3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WW_5f_CharLFO27LVL4" style:num-suffix="." style:num-format="1">
        <style:list-level-properties text:list-level-position-and-space-mode="label-alignment">
          <style:list-level-label-alignment text:label-followed-by="nothing" fo:text-indent="-0.3cm" fo:margin-left="1.499cm"/>
        </style:list-level-properties>
      </text:list-level-style-number>
      <text:list-level-style-number text:level="5" text:style-name="WW_5f_CharLFO27LVL5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WW_5f_CharLFO27LVL6" style:num-suffix="." style:num-format="A" style:num-letter-sync="true">
        <style:list-level-properties text:list-level-position-and-space-mode="label-alignment">
          <style:list-level-label-alignment text:label-followed-by="listtab" fo:text-indent="-0.58cm" fo:margin-left="2.581cm"/>
        </style:list-level-properties>
      </text:list-level-style-number>
      <text:list-level-style-number text:level="7" text:style-name="WW_5f_CharLFO27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7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7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_28_一_29__20__20_1._20__20__20__28_1_29__20__20_A._20__20__20__28_A_29__20__20_a." style:display-name="編號12PT -- (一)  1.   (1)  A.   (A)  a.">
      <text:list-level-style-number text:level="1" text:style-name="WW_5f_CharLFO28LVL1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WW_5f_CharLFO28LVL2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text:style-name="WW_5f_CharLFO28LVL3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text:style-name="WW_5f_CharLFO28LVL4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1.75cm"/>
        </style:list-level-properties>
      </text:list-level-style-number>
      <text:list-level-style-number text:level="5" text:style-name="WW_5f_CharLFO28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3cm" fo:margin-left="2.33cm"/>
        </style:list-level-properties>
      </text:list-level-style-number>
      <text:list-level-style-number text:level="6" text:style-name="WW_5f_CharLFO28LVL6" style:num-suffix="." style:num-format="a" style:num-letter-sync="true">
        <style:list-level-properties text:list-level-position-and-space-mode="label-alignment">
          <style:list-level-label-alignment text:label-followed-by="listtab" fo:text-indent="-0.529cm" fo:margin-left="2.529cm"/>
        </style:list-level-properties>
      </text:list-level-style-number>
      <text:list-level-style-number text:level="7" text:style-name="WW_5f_CharLFO28LVL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8LVL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8LVL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._20__20__20__28_1_29__20__20_A._20__20__20__28_A_29_" style:display-name="編號12PT -- 一、 (一)  1.   (1)  A.   (A)">
      <text:list-level-style-number text:level="1" text:style-name="WW_5f_CharLFO29LVL1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WW_5f_CharLFO29LVL2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WW_5f_CharLFO29LVL3" style:num-suffix="." style:num-format="1">
        <style:list-level-properties text:list-level-position-and-space-mode="label-alignment">
          <style:list-level-label-alignment text:label-followed-by="nothing" fo:text-indent="-0.3cm" fo:margin-left="1.101cm"/>
        </style:list-level-properties>
      </text:list-level-style-number>
      <text:list-level-style-number text:level="4" text:style-name="WW_5f_CharLFO29LVL4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WW_5f_CharLFO29LVL5" style:num-suffix="." style:num-format="A" style:num-letter-sync="true">
        <style:list-level-properties text:list-level-position-and-space-mode="label-alignment">
          <style:list-level-label-alignment text:label-followed-by="listtab" fo:text-indent="-0.58cm" fo:margin-left="2.18cm"/>
        </style:list-level-properties>
      </text:list-level-style-number>
      <text:list-level-style-number text:level="6" text:style-name="WW_5f_CharLFO29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3cm" fo:margin-left="2.731cm"/>
        </style:list-level-properties>
      </text:list-level-style-number>
      <text:list-level-style-number text:level="7" text:style-name="WW_5f_CharLFO29LVL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9LVL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9LVL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._20__20__20__28_1_29__20__20__20_A._20__20__20__28_A_29__20__20__20_a._20__20__20__28_a_29_" style:display-name="編號14PT -- 1.   (1)   A.   (A)   a.   (a)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1.101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1.6cm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2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2.551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1cm" fo:margin-left="3.2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1_29__20__20_A._20__20__28_A_29__20__20_a._20__20__20__28_a_29__20__20__20__28_a-1_29_" style:display-name="編號14PT -- (1)  A.  (A)  a.   (a)   (a-1)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01cm" fo:margin-left="1.101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1.85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2.05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cm" fo:margin-left="2.75cm"/>
        </style:list-level-properties>
      </text:list-level-style-number>
      <text:list-level-style-number text:level="6" style:num-prefix="(" style:num-suffix=")" style:num-format="1" text:display-levels="6">
        <style:list-level-properties text:list-level-position-and-space-mode="label-alignment">
          <style:list-level-label-alignment text:label-followed-by="listtab" fo:text-indent="-1.101cm" fo:margin-left="3.6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._20__20__20__28_1_29__20__20__20_A._20__20__20__28_A_29__20__20__20_a." style:display-name="編號14PT -- (一)   1.   (1)   A.   (A)   a.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01cm" fo:margin-left="2.101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2.8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3.05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._20__20__20__28_1_29__20__20__20_A._20__20__20__28_A_29_" style:display-name="編號14PT -- 一、  (一)   1.   (1)   A. 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 fo:text-indent="-0.349cm" fo:margin-left="1.349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2.1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2.6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3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壹_3001__20__20_一_3001__20__20__28_一_29__20__20__20_1._20__20__28_1_29__20__20__20_A." style:display-name="編號14PT -- 壹、  一、  (一)   1.  (1)   A.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 fo:text-indent="-0.351cm" fo:margin-left="1.8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6cm" fo:margin-left="2.6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3.099cm"/>
        </style:list-level-properties>
      </text:list-level-style-number>
      <text:list-level-style-number text:level="7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、" style:num-format="壹, 貳, 參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._20__20__20__20__20__28_1_29__20__20__20_A._20__20__20__28_A_29__20__20__20_a._20__20__20__20__28_a_29_" style:display-name="編號16PT -- 1.     (1)   A.   (A)   a.    (a)">
      <text:list-level-style-number text:level="1" text:style-name="WW_5f_CharLFO35LVL1" style:num-suffix="." style:num-format="1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text:style-name="WW_5f_CharLFO35LVL2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WW_5f_CharLFO35LVL3" style:num-suffix="." style:num-format="A" style:num-letter-sync="true">
        <style:list-level-properties text:list-level-position-and-space-mode="label-alignment">
          <style:list-level-label-alignment text:label-followed-by="listtab" fo:text-indent="-0.691cm" fo:margin-left="1.891cm"/>
        </style:list-level-properties>
      </text:list-level-style-number>
      <text:list-level-style-number text:level="4" text:style-name="WW_5f_CharLFO35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51cm" fo:margin-left="2.75cm"/>
        </style:list-level-properties>
      </text:list-level-style-number>
      <text:list-level-style-number text:level="5" text:style-name="WW_5f_CharLFO35LVL5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3.03cm"/>
        </style:list-level-properties>
      </text:list-level-style-number>
      <text:list-level-style-number text:level="6" text:style-name="WW_5f_CharLFO35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3.851cm"/>
        </style:list-level-properties>
      </text:list-level-style-number>
      <text:list-level-style-number text:level="7" text:style-name="WW_5f_CharLFO35LVL7" style:num-suffix="." style:num-format="1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8" text:style-name="WW_5f_CharLFO35LVL8" style:num-suffix="." style:num-format="1">
        <style:list-level-properties text:list-level-position-and-space-mode="label-alignment">
          <style:list-level-label-alignment text:label-followed-by="listtab" fo:text-indent="-5.715cm" fo:margin-left="5.715cm"/>
        </style:list-level-properties>
      </text:list-level-style-number>
      <text:list-level-style-number text:level="9" text:style-name="WW_5f_CharLFO35LVL9" style:num-suffix="." style:num-format="1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_28_一_29__20__20__20_1._20__20__20__28_1_29__20__20__20_A._20__20__28_A_29__20__20__20_a." style:display-name="編號16PT -- (一)   1.   (1)   A.  (A)   a.">
      <text:list-level-style-number text:level="1" text:style-name="WW_5f_CharLFO36LVL1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WW_5f_CharLFO36LVL2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text:style-name="WW_5f_CharLFO36LVL3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WW_5f_CharLFO36LVL4" style:num-suffix="." style:num-format="A" style:num-letter-sync="true">
        <style:list-level-properties text:list-level-position-and-space-mode="label-alignment">
          <style:list-level-label-alignment text:label-followed-by="listtab" fo:text-indent="-0.691cm" fo:margin-left="2.491cm"/>
        </style:list-level-properties>
      </text:list-level-style-number>
      <text:list-level-style-number text:level="5" text:style-name="WW_5f_CharLFO36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49cm" fo:margin-left="3.35cm"/>
        </style:list-level-properties>
      </text:list-level-style-number>
      <text:list-level-style-number text:level="6" text:style-name="WW_5f_CharLFO36LVL6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3.63cm"/>
        </style:list-level-properties>
      </text:list-level-style-number>
      <text:list-level-style-number text:level="7" text:style-name="WW_5f_CharLFO36LVL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6LVL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6LVL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._20__20__20__20__28_1_29__20__20__20_A._20__20__20__20__28_A_29_" style:display-name="編號16PT -- 一、  (一)   1.    (1)   A.    (A)">
      <text:list-level-style-number text:level="1" text:style-name="WW_5f_CharLFO37LVL1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WW_5f_CharLFO37LVL2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WW_5f_CharLFO37LVL3" style:num-suffix="." style:num-format="1">
        <style:list-level-properties text:list-level-position-and-space-mode="label-alignment">
          <style:list-level-label-alignment text:label-followed-by="nothing" fo:text-indent="-0.4cm" fo:margin-left="1.6cm"/>
        </style:list-level-properties>
      </text:list-level-style-number>
      <text:list-level-style-number text:level="4" text:style-name="WW_5f_CharLFO37LVL4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WW_5f_CharLFO37LVL5" style:num-suffix="." style:num-format="A" style:num-letter-sync="true">
        <style:list-level-properties text:list-level-position-and-space-mode="label-alignment">
          <style:list-level-label-alignment text:label-followed-by="listtab" fo:text-indent="-0.69cm" fo:margin-left="3.09cm"/>
        </style:list-level-properties>
      </text:list-level-style-number>
      <text:list-level-style-number text:level="6" text:style-name="WW_5f_CharLFO37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49cm" fo:margin-left="3.949cm"/>
        </style:list-level-properties>
      </text:list-level-style-number>
      <text:list-level-style-number text:level="7" text:style-name="WW_5f_CharLFO37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7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7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壹_3001__20__20_一_3001__20__20__28_一_29__20__20__20_1._20__20__20__20__28_1_29__20__20__20_A." style:display-name="編號16PT -- 壹、  一、  (一)   1.    (1)   A.">
      <text:list-level-style-number text:level="1" text:style-name="WW_5f_CharLFO38LVL1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WW_5f_CharLFO38LVL2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WW_5f_CharLFO38LVL3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WW_5f_CharLFO38LVL4" style:num-suffix="." style:num-format="1">
        <style:list-level-properties text:list-level-position-and-space-mode="label-alignment">
          <style:list-level-label-alignment text:label-followed-by="nothing" fo:text-indent="-0.4cm" fo:margin-left="2.2cm"/>
        </style:list-level-properties>
      </text:list-level-style-number>
      <text:list-level-style-number text:level="5" text:style-name="WW_5f_CharLFO38LVL5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WW_5f_CharLFO38LVL6" style:num-suffix="." style:num-format="A" style:num-letter-sync="true">
        <style:list-level-properties text:list-level-position-and-space-mode="label-alignment">
          <style:list-level-label-alignment text:label-followed-by="listtab" fo:text-indent="-0.69cm" fo:margin-left="3.69cm"/>
        </style:list-level-properties>
      </text:list-level-style-number>
      <text:list-level-style-number text:level="7" text:style-name="WW_5f_CharLFO38LVL7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8LVL8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8LVL9" style:num-suffix="、" style:num-format="壹, 貳, 參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1_3001__20__20__28_1_29__20__20__20_A_3001__20__20__28_A_29__20__20__20_a_3001__20__28_a_29_" style:display-name="編號18PT -- 1、  (1)   A、  (A)   a、 (a)">
      <text:list-level-style-number text:level="1" text:style-name="WW_5f_CharLFO39LVL1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text:style-name="WW_5f_CharLFO39LVL2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WW_5f_CharLFO39LVL3" style:num-suffix="、" style:num-format="A" style:num-letter-sync="true">
        <style:list-level-properties text:list-level-position-and-space-mode="label-alignment">
          <style:list-level-label-alignment text:label-followed-by="listtab" fo:text-indent="-1.24cm" fo:margin-left="2.54cm"/>
        </style:list-level-properties>
      </text:list-level-style-number>
      <text:list-level-style-number text:level="4" text:style-name="WW_5f_CharLFO39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3.03cm"/>
        </style:list-level-properties>
      </text:list-level-style-number>
      <text:list-level-style-number text:level="5" text:style-name="WW_5f_CharLFO39LVL5" style:num-suffix="、" style:num-format="a" style:num-letter-sync="true">
        <style:list-level-properties text:list-level-position-and-space-mode="label-alignment">
          <style:list-level-label-alignment text:label-followed-by="listtab" fo:text-indent="-1.18cm" fo:margin-left="3.78cm"/>
        </style:list-level-properties>
      </text:list-level-style-number>
      <text:list-level-style-number text:level="6" text:style-name="WW_5f_CharLFO39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6cm" fo:margin-left="4.21cm"/>
        </style:list-level-properties>
      </text:list-level-style-number>
      <text:list-level-style-number text:level="7" text:style-name="WW_5f_CharLFO39LVL7" style:num-suffix="、" style:num-format="1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8" text:style-name="WW_5f_CharLFO39LVL8" style:num-suffix="、" style:num-format="1">
        <style:list-level-properties text:list-level-position-and-space-mode="label-alignment">
          <style:list-level-label-alignment text:label-followed-by="listtab" fo:text-indent="-5.715cm" fo:margin-left="5.715cm"/>
        </style:list-level-properties>
      </text:list-level-style-number>
      <text:list-level-style-number text:level="9" text:style-name="WW_5f_CharLFO39LVL9" style:num-suffix="、" style:num-format="1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1._20__20__20__20__20__28_1_29__20__20__20_A._20__20__20__28_A_29__20__20__20_a._20__20__20__20__28_a_29_" style:display-name="編號18PT -- 1.     (1)   A.   (A)   a.    (a)">
      <text:list-level-style-number text:level="1" text:style-name="WW_5f_CharLFO40LVL1" style:num-suffix="." style:num-format="1">
        <style:list-level-properties text:list-level-position-and-space-mode="label-alignment">
          <style:list-level-label-alignment text:label-followed-by="nothing" fo:text-indent="-0.45cm" fo:margin-left="0.45cm"/>
        </style:list-level-properties>
      </text:list-level-style-number>
      <text:list-level-style-number text:level="2" text:style-name="WW_5f_CharLFO40LVL2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WW_5f_CharLFO40LVL3" style:num-suffix="." style:num-format="A" style:num-letter-sync="true">
        <style:list-level-properties text:list-level-position-and-space-mode="label-alignment">
          <style:list-level-label-alignment text:label-followed-by="listtab" fo:text-indent="-0.78cm" fo:margin-left="2.08cm"/>
        </style:list-level-properties>
      </text:list-level-style-number>
      <text:list-level-style-number text:level="4" text:style-name="WW_5f_CharLFO40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3.03cm"/>
        </style:list-level-properties>
      </text:list-level-style-number>
      <text:list-level-style-number text:level="5" text:style-name="WW_5f_CharLFO40LVL5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3.3cm"/>
        </style:list-level-properties>
      </text:list-level-style-number>
      <text:list-level-style-number text:level="6" text:style-name="WW_5f_CharLFO40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6cm" fo:margin-left="4.21cm"/>
        </style:list-level-properties>
      </text:list-level-style-number>
      <text:list-level-style-number text:level="7" text:style-name="WW_5f_CharLFO40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0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0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_3001__20__20__28_1_29__20__20__20_A_3001__20__20__28_A_29__20__20__20_a_3001_" style:display-name="編號18PT -- (一)   1、  (1)   A、  (A)   a、">
      <text:list-level-style-number text:level="1" text:style-name="WW_5f_CharLFO41LVL1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WW_5f_CharLFO41LVL2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text:style-name="WW_5f_CharLFO41LVL3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WW_5f_CharLFO41LVL4" style:num-suffix="、" style:num-format="A" style:num-letter-sync="true">
        <style:list-level-properties text:list-level-position-and-space-mode="label-alignment">
          <style:list-level-label-alignment text:label-followed-by="listtab" fo:text-indent="-1.24cm" fo:margin-left="3.191cm"/>
        </style:list-level-properties>
      </text:list-level-style-number>
      <text:list-level-style-number text:level="5" text:style-name="WW_5f_CharLFO41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3.679cm"/>
        </style:list-level-properties>
      </text:list-level-style-number>
      <text:list-level-style-number text:level="6" text:style-name="WW_5f_CharLFO41LVL6" style:num-suffix="、" style:num-format="a" style:num-letter-sync="true">
        <style:list-level-properties text:list-level-position-and-space-mode="label-alignment">
          <style:list-level-label-alignment text:label-followed-by="listtab" fo:text-indent="-1.18cm" fo:margin-left="4.431cm"/>
        </style:list-level-properties>
      </text:list-level-style-number>
      <text:list-level-style-number text:level="7" text:style-name="WW_5f_CharLFO41LVL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1LVL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1LVL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._20__20__20__28_1_29__20__20__20_A._20__20__28_A_29__20__20__20_a." style:display-name="編號18PT -- (一)   1.   (1)   A.  (A)   a.">
      <text:list-level-style-number text:level="1" text:style-name="WW_5f_CharLFO42LVL1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WW_5f_CharLFO42LVL2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text:style-name="WW_5f_CharLFO42LVL3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WW_5f_CharLFO42LVL4" style:num-suffix="." style:num-format="A" style:num-letter-sync="true">
        <style:list-level-properties text:list-level-position-and-space-mode="label-alignment">
          <style:list-level-label-alignment text:label-followed-by="listtab" fo:text-indent="-0.78cm" fo:margin-left="2.731cm"/>
        </style:list-level-properties>
      </text:list-level-style-number>
      <text:list-level-style-number text:level="5" text:style-name="WW_5f_CharLFO42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3.679cm"/>
        </style:list-level-properties>
      </text:list-level-style-number>
      <text:list-level-style-number text:level="6" text:style-name="WW_5f_CharLFO42LVL6" style:num-suffix="." style:num-format="a" style:num-letter-sync="true">
        <style:list-level-properties text:list-level-position-and-space-mode="label-alignment">
          <style:list-level-label-alignment text:label-followed-by="listtab" fo:text-indent="-0.699cm" fo:margin-left="3.949cm"/>
        </style:list-level-properties>
      </text:list-level-style-number>
      <text:list-level-style-number text:level="7" text:style-name="WW_5f_CharLFO42LVL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2LVL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2LVL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_3001__20__20__28_1_29__20__20__20_A_3001__20__20__28_A_29_" style:display-name="編號18PT -- 一、  (一)   1、  (1)   A、  (A)">
      <text:list-level-style-number text:level="1" text:style-name="WW_5f_CharLFO43LVL1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WW_5f_CharLFO43LVL2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WW_5f_CharLFO43LVL3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text:style-name="WW_5f_CharLFO43LVL4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WW_5f_CharLFO43LVL5" style:num-suffix="、" style:num-format="A" style:num-letter-sync="true">
        <style:list-level-properties text:list-level-position-and-space-mode="label-alignment">
          <style:list-level-label-alignment text:label-followed-by="listtab" fo:text-indent="-1.24cm" fo:margin-left="3.84cm"/>
        </style:list-level-properties>
      </text:list-level-style-number>
      <text:list-level-style-number text:level="6" text:style-name="WW_5f_CharLFO43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4.33cm"/>
        </style:list-level-properties>
      </text:list-level-style-number>
      <text:list-level-style-number text:level="7" text:style-name="WW_5f_CharLFO43LVL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3LVL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3LVL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._20__20__20__20__28_1_29__20__20__20_A._20__20__20__20__28_A_29_" style:display-name="編號18PT -- 一、  (一)   1.    (1)   A.    (A)">
      <text:list-level-style-number text:level="1" text:style-name="WW_5f_CharLFO44LVL1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WW_5f_CharLFO44LVL2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WW_5f_CharLFO44LVL3" style:num-suffix="." style:num-format="1">
        <style:list-level-properties text:list-level-position-and-space-mode="label-alignment">
          <style:list-level-label-alignment text:label-followed-by="nothing" fo:text-indent="-0.45cm" fo:margin-left="1.75cm"/>
        </style:list-level-properties>
      </text:list-level-style-number>
      <text:list-level-style-number text:level="4" text:style-name="WW_5f_CharLFO44LVL4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WW_5f_CharLFO44LVL5" style:num-suffix="." style:num-format="A" style:num-letter-sync="true">
        <style:list-level-properties text:list-level-position-and-space-mode="label-alignment">
          <style:list-level-label-alignment text:label-followed-by="listtab" fo:text-indent="-0.78cm" fo:margin-left="3.38cm"/>
        </style:list-level-properties>
      </text:list-level-style-number>
      <text:list-level-style-number text:level="6" text:style-name="WW_5f_CharLFO44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4.33cm"/>
        </style:list-level-properties>
      </text:list-level-style-number>
      <text:list-level-style-number text:level="7" text:style-name="WW_5f_CharLFO44LVL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4LVL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4LVL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_3001__20__20__28_1_29__20__20__20_A_3001_" style:display-name="編號18PT -- 壹、  一、  (一)   1、  (1)   A、">
      <text:list-level-style-number text:level="1" text:style-name="WW_5f_CharLFO45LVL1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WW_5f_CharLFO45LVL2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WW_5f_CharLFO45LVL3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WW_5f_CharLFO45LVL4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text:style-name="WW_5f_CharLFO45LVL5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WW_5f_CharLFO45LVL6" style:num-suffix="、" style:num-format="A" style:num-letter-sync="true">
        <style:list-level-properties text:list-level-position-and-space-mode="label-alignment">
          <style:list-level-label-alignment text:label-followed-by="listtab" fo:text-indent="-1.24cm" fo:margin-left="4.491cm"/>
        </style:list-level-properties>
      </text:list-level-style-number>
      <text:list-level-style-number text:level="7" text:style-name="WW_5f_CharLFO45LVL7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5LVL8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5LVL9" style:num-suffix="、" style:num-format="壹, 貳, 參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._20__20__20__20__28_1_29__20__20__20_A." style:display-name="編號18PT -- 壹、  一、  (一)   1.    (1)   A.">
      <text:list-level-style-number text:level="1" text:style-name="WW_5f_CharLFO46LVL1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WW_5f_CharLFO46LVL2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WW_5f_CharLFO46LVL3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WW_5f_CharLFO46LVL4" style:num-suffix="." style:num-format="1">
        <style:list-level-properties text:list-level-position-and-space-mode="label-alignment">
          <style:list-level-label-alignment text:label-followed-by="nothing" fo:text-indent="-0.48cm" fo:margin-left="2.431cm"/>
        </style:list-level-properties>
      </text:list-level-style-number>
      <text:list-level-style-number text:level="5" text:style-name="WW_5f_CharLFO46LVL5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WW_5f_CharLFO46LVL6" style:num-suffix="." style:num-format="A" style:num-letter-sync="true">
        <style:list-level-properties text:list-level-position-and-space-mode="label-alignment">
          <style:list-level-label-alignment text:label-followed-by="listtab" fo:text-indent="-0.78cm" fo:margin-left="4.03cm"/>
        </style:list-level-properties>
      </text:list-level-style-number>
      <text:list-level-style-number text:level="7" text:style-name="WW_5f_CharLFO46LVL7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6LVL8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6LVL9" style:num-suffix="、" style:num-format="壹, 貳, 參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_5f_CharLFO47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48LVL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Times New Roman1" fo:font-size="9pt" style:font-name-asian="Times New Roman1" style:font-size-asian="9pt" style:font-name-complex="新細明體1" style:font-size-complex="9pt"/>
    </style:style>
    <style:style style:name="MT2" style:family="text">
      <style:text-properties style:font-name="Times New Roman1" fo:font-size="9pt" style:font-name-asian="Times New Roman1" style:font-size-asian="9pt" style:language-asian="zh" style:country-asian="HK" style:font-name-complex="新細明體1" style:font-size-complex="9pt"/>
    </style:style>
    <style:style style:name="MT3" style:family="text">
      <style:text-properties style:font-name="新細明體" fo:font-size="9pt" style:font-size-asian="9pt" style:font-name-complex="新細明體" style:font-size-complex="9pt"/>
    </style:style>
    <style:style style:name="MT4" style:family="text">
      <style:text-properties style:font-name="DFKai-SB" style:font-name-asian="DFKai-SB" style:font-name-complex="DFKai-SB"/>
    </style:style>
    <style:style style:name="MT5" style:family="text">
      <style:text-properties style:font-name="DFKai-SB" fo:language="zh" fo:country="TW" style:font-name-asian="DFKai-SB" style:font-name-complex="DFKai-SB"/>
    </style:style>
    <style:style style:name="MT6" style:family="text">
      <style:text-properties style:font-name="DFKai-SB" style:font-name-asian="DFKai-SB" style:font-name-complex="DFKai-SB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27cm" fo:margin-left="0cm" fo:margin-right="0cm" fo:margin-bottom="0cm" style:dynamic-spacing="true"/>
      </style:header-style>
      <style:footer-style>
        <style:header-footer-properties fo:min-height="-0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預設段落字型"><text:span text:style-name="MT1">MyData平臺資料</text:span></text:span><text:span text:style-name="預設段落字型"><text:span text:style-name="MT2">提供者</text:span></text:span><text:span text:style-name="預設段落字型"><text:span text:style-name="MT1">介接申請表V3.</text:span></text:span><text:span text:style-name="預設段落字型"><text:span text:style-name="MT3">2</text:span></text:span><text:span text:style-name="預設段落字型"><text:span text:style-name="MT1">_1090620</text:span></text:span></text:p>
      </style:header>
      <style:footer>
        <text:p text:style-name="Footer"><text:span text:style-name="預設段落字型"><text:span text:style-name="MT4">第</text:span></text:span><text:span text:style-name="預設段落字型"><text:span text:style-name="MT5"> </text:span></text:span><text:span text:style-name="預設段落字型"><text:span text:style-name="MT5"><text:page-number text:select-page="current">3</text:page-number></text:span></text:span><text:span text:style-name="預設段落字型"><text:span text:style-name="MT6">頁，共</text:span></text:span><text:span text:style-name="預設段落字型"><text:span text:style-name="MT5"> </text:span></text:span><text:span text:style-name="預設段落字型"><text:span text:style-name="MT5"><text:page-count>3</text:page-count></text:span></text:span><text:span text:style-name="預設段落字型"><text:span text:style-name="MT6">頁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title>預設空白範本(writer)</dc:title>
    <meta:creation-date>2019-09-09T13:57:00Z</meta:creation-date>
    <dc:date>2020-06-22T11:02:25.986000000</dc:date>
    <meta:print-date>2020-05-19T14:22:00Z</meta:print-date>
    <meta:editing-cycles>175</meta:editing-cycles>
    <meta:editing-duration>PT10H55M32S</meta:editing-duration>
    <meta:document-statistic meta:table-count="3" meta:image-count="0" meta:object-count="0" meta:page-count="3" meta:paragraph-count="89" meta:word-count="1066" meta:character-count="1299" meta:non-whitespace-character-count="1220"/>
    <meta:user-defined meta:name="Info 1"/>
    <meta:user-defined meta:name="Info 2"/>
    <meta:user-defined meta:name="Info 3"/>
    <meta:user-defined meta:name="Info 4"/>
    <meta:template xlink:type="simple" xlink:actuate="onRequest" xlink:title="" xlink:href="../02_MyData平臺資料提供者介接申請表_1090620_建議修正版.odt/swriter.ott"/>
  </office:meta>
</office:document-meta>
</file>